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5" style:family="paragraph" style:parent-style-name="Text_20_body">
      <style:paragraph-properties fo:margin-left="0cm" fo:margin-right="0cm" fo:text-align="justify" style:justify-single-word="false" fo:text-indent="0.499cm" style:auto-text-indent="false"/>
      <style:text-properties fo:color="#0000ff"/>
    </style:style>
    <style:style style:name="P56"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89" style:family="paragraph" style:parent-style-name="Text_20_body">
      <style:paragraph-properties fo:text-align="justify" style:justify-single-word="false"/>
    </style:style>
    <style:style style:name="P90" style:family="paragraph" style:parent-style-name="Text_20_body">
      <style:text-properties fo:language="ru" fo:country="RU"/>
    </style:style>
    <style:style style:name="P9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2" style:family="paragraph" style:parent-style-name="Text_20_body">
      <style:paragraph-properties fo:background-color="#eeeeee">
        <style:background-image/>
      </style:paragraph-properties>
    </style:style>
    <style:style style:name="P93" style:family="paragraph" style:parent-style-name="Text_20_body">
      <style:paragraph-properties fo:background-color="#eeeeee">
        <style:background-image/>
      </style:paragraph-properties>
      <style:text-properties fo:language="ru" fo:country="RU"/>
    </style:style>
    <style:style style:name="P94" style:family="paragraph" style:parent-style-name="Text_20_body">
      <style:paragraph-properties fo:text-align="justify" style:justify-single-word="false" fo:background-color="#eeeeee">
        <style:background-image/>
      </style:paragraph-properties>
      <style:text-properties fo:language="ru" fo:country="RU"/>
    </style:style>
    <style:style style:name="P95" style:family="paragraph" style:parent-style-name="First_20_line_20_indent">
      <style:paragraph-properties fo:background-color="#eeeeee">
        <style:background-image/>
      </style:paragraph-properties>
      <style:text-properties fo:language="ru" fo:country="RU"/>
    </style:style>
    <style:style style:name="P9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7" style:family="paragraph" style:parent-style-name="Text_20_body">
      <style:paragraph-properties fo:margin-left="0cm" fo:margin-right="0cm" fo:text-align="justify" style:justify-single-word="false" fo:text-indent="0cm" style:auto-text-indent="false"/>
    </style:style>
    <style:style style:name="P98" style:family="paragraph" style:parent-style-name="Text_20_body">
      <style:paragraph-properties fo:margin-left="0cm" fo:margin-right="0cm" fo:text-align="justify" style:justify-single-word="false" fo:text-indent="0cm" style:auto-text-indent="false"/>
      <style:text-properties fo:color="#800000"/>
    </style:style>
    <style:style style:name="P9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0" style:family="paragraph" style:parent-style-name="Text_20_body">
      <style:paragraph-properties fo:margin-left="0cm" fo:margin-right="0cm" fo:text-align="center" style:justify-single-word="false" fo:text-indent="0cm" style:auto-text-indent="false"/>
    </style:style>
    <style:style style:name="P10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0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0" style:family="paragraph" style:parent-style-name="Footnote">
      <style:paragraph-properties fo:margin-left="0cm" fo:margin-right="0cm" fo:text-indent="0cm" style:auto-text-indent="false"/>
      <style:text-properties fo:language="en" fo:country="US"/>
    </style:style>
    <style:style style:name="P111" style:family="paragraph" style:parent-style-name="Footnote">
      <style:text-properties fo:language="en" fo:country="US"/>
    </style:style>
    <style:style style:name="P112" style:family="paragraph" style:parent-style-name="Footnote">
      <style:text-properties fo:language="ru" fo:country="RU"/>
    </style:style>
    <style:style style:name="P113" style:family="paragraph" style:parent-style-name="Footnote">
      <style:text-properties style:use-window-font-color="true" fo:language="ru" fo:country="RU"/>
    </style:style>
    <style:style style:name="P11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1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2" style:family="paragraph" style:parent-style-name="Heading_20_1">
      <style:paragraph-properties fo:margin-left="0cm" fo:margin-right="0cm" fo:text-align="center" style:justify-single-word="false" fo:text-indent="0.499cm" style:auto-text-indent="false"/>
    </style:style>
    <style:style style:name="P123" style:family="paragraph" style:parent-style-name="Heading_20_1">
      <style:paragraph-properties fo:background-color="#eeeeee">
        <style:background-image/>
      </style:paragraph-properties>
    </style:style>
    <style:style style:name="P124" style:family="paragraph" style:parent-style-name="Heading_20_2">
      <style:text-properties fo:language="en" fo:country="US"/>
    </style:style>
    <style:style style:name="P125" style:family="paragraph" style:parent-style-name="Heading_20_2">
      <style:text-properties fo:language="ru" fo:country="RU"/>
    </style:style>
    <style:style style:name="P126" style:family="paragraph" style:parent-style-name="Heading_20_2">
      <style:paragraph-properties fo:background-color="#eeeeee">
        <style:background-image/>
      </style:paragraph-properties>
    </style:style>
    <style:style style:name="P127" style:family="paragraph" style:parent-style-name="Heading_20_2">
      <style:paragraph-properties fo:background-color="#eeeeee">
        <style:background-image/>
      </style:paragraph-properties>
      <style:text-properties fo:language="ru" fo:country="RU"/>
    </style:style>
    <style:style style:name="P12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29" style:family="paragraph" style:parent-style-name="Text_20_body" style:list-style-name="L1">
      <style:paragraph-properties fo:text-align="justify" style:justify-single-word="false"/>
    </style:style>
    <style:style style:name="P130" style:family="paragraph" style:parent-style-name="Text_20_body" style:list-style-name="L1">
      <style:paragraph-properties fo:text-align="justify" style:justify-single-word="false"/>
      <style:text-properties fo:language="ru" fo:country="RU"/>
    </style:style>
    <style:style style:name="P131" style:family="paragraph" style:parent-style-name="Text_20_body" style:list-style-name="L2">
      <style:paragraph-properties fo:text-align="justify" style:justify-single-word="false"/>
      <style:text-properties fo:language="ru" fo:country="RU"/>
    </style:style>
    <style:style style:name="P132" style:family="paragraph" style:parent-style-name="Text_20_body" style:list-style-name="L3">
      <style:text-properties fo:language="ru" fo:country="RU"/>
    </style:style>
    <style:style style:name="P13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3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35" style:family="paragraph" style:parent-style-name="Text_20_body">
      <style:paragraph-properties fo:margin-left="0cm" fo:margin-right="0cm" fo:text-align="justify" style:justify-single-word="false" fo:text-indent="0.499cm" style:auto-text-indent="false"/>
    </style:style>
    <style:style style:name="P136"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7"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color="#ff3333" fo:language="ru" fo:country="RU" fo:font-style="normal" style:font-style-asian="normal" style:font-style-complex="normal"/>
    </style:style>
    <style:style style:name="T17" style:family="text">
      <style:text-properties fo:color="#ff3333" fo:font-style="normal"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style:font-style-asian="normal" style:font-style-complex="normal" loext:char-shading-value="0"/>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en" fo:country="US"/>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style:font-style-asian="normal" style:font-style-complex="normal" loext:char-shading-value="0"/>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135952145688993697" text:style-name="L1">
        <text:list-item>
          <text:p text:style-name="P129">добавить детектив <text:span text:style-name="T1">(реализовано)</text:span>+ магические уроки/трактаты Старсвирла (реализовано)</text:p>
        </text:list-item>
        <text:list-item>
          <text:p text:style-name="P130">Терра несколько раз пытается убить Макса (один раз — в аквапарке). Несколько раз Макса спасает Селестия (даёт приказы Нексусу)</text:p>
        </text:list-item>
        <text:list-item>
          <text:p text:style-name="P130">Книги:</text:p>
        </text:list-item>
      </text:list>
      <text:list xml:id="list4683564403011736933" text:style-name="L2">
        <text:list-item>
          <text:p text:style-name="P131">«Великие грифоны прошлого» - из канона (5<text:span text:style-name="T8">s8e)</text:span></text:p>
        </text:list-item>
        <text:list-item>
          <text:p text:style-name="P131">«Высшие заклинания в повседневном использовании: от песчинки до дворца»</text:p>
        </text:list-item>
        <text:list-item>
          <text:p text:style-name="P133">«Малоизвестные аспекты магии трансформаций»</text:p>
        </text:list-item>
        <text:list-item>
          <text:p text:style-name="P13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1">Дасти Вейфарер «Зебрианская культура, быт и фольклор»</text:p>
        </text:list-item>
        <text:list-item>
          <text:p text:style-name="P131">«Краткая история Эквестрии»</text:p>
        </text:list-item>
        <text:list-item>
          <text:p text:style-name="P131">«Шедевры архитектуры Эквестрии» с разделом о Кантерлотском Королевском Дворце</text:p>
        </text:list-item>
        <text:list-item>
          <text:p text:style-name="P131">«Великие дела и великие чары». Страница 893: …</text:p>
        </text:list-item>
        <text:list-item>
          <text:p text:style-name="P131">«Природа Проклятий» - обмен</text:p>
        </text:list-item>
        <text:list-item>
          <text:p text:style-name="P131">«<text:span text:style-name="T44">Магия для Чайников</text:span>» - обмен</text:p>
        </text:list-item>
        <text:list-item>
          <text:p text:style-name="P131">«Энциклопедия Арканум» - обмен</text:p>
        </text:list-item>
        <text:list-item>
          <text:p text:style-name="P131">«О Гейсах» - обмен</text:p>
        </text:list-item>
        <text:list-item>
          <text:p text:style-name="P131">«<text:span text:style-name="T53">Тайны Тайных Наук</text:span>» - обмен</text:p>
        </text:list-item>
        <text:list-item>
          <text:p text:style-name="P133">«Основы Заклятий» - обмен</text:p>
        </text:list-item>
        <text:list-item>
          <text:p text:style-name="P131"><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782690569627819982" text:style-name="L3">
        <text:list-item>
          <text:p text:style-name="P13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2">Селестия — переменчивая пони. В одно время не строгая, а в другое может быть такой, что страшно становится</text:p>
        </text:list-item>
        <text:list-item>
          <text:p text:style-name="P132">У Селестии были такие элементы гармонии: Магия, Доброта, Смех. У Луны — Верность, Честность, Щедрость. (ксенофазия)</text:p>
        </text:list-item>
        <text:list-item>
          <text:p text:style-name="P13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2">Около 820-ти лет назад будущий маг Лайтнинг Стар поступил на обучение к наставнику Тииспоту</text:p>
        </text:list-item>
        <text:list-item>
          <text:p text:style-name="P13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2">У Селестии грива и хвост развеваются и переливаются от магического шампуня</text:p>
        </text:list-item>
        <text:list-item>
          <text:p text:style-name="P132">Тело Селестии очень крепкое — может выдержать несколько тонн земли</text:p>
        </text:list-item>
        <text:list-item>
          <text:p text:style-name="P132">Дискорд намного старше принцесс, его магия сильнее ихней на голову</text:p>
        </text:list-item>
        <text:list-item>
          <text:p text:style-name="P132">Луна младше Селестии на 3 года. Сёстрам около 5000 лет. По другим данным, Селестии около 2500 лет (Обмен).</text:p>
        </text:list-item>
        <text:list-item>
          <text:p text:style-name="P132">Принцессы начали войну с Дискордом в возрасте, когда им было около 700 лет — и продолжалась война почти сто лет</text:p>
        </text:list-item>
        <text:list-item>
          <text:p text:style-name="P132">Самый главный враг сестёр и Дискорда — скука</text:p>
        </text:list-item>
        <text:list-item>
          <text:p text:style-name="P132">В Эквестрии на одного жеребца приходится четыре - пять кобыл</text:p>
        </text:list-item>
        <text:list-item>
          <text:p text:style-name="P13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2">Селестия в первые полторы тысячи лет путешествовала — и заварила несколько войн (две — с Эквестрией, в одной была против Луны)</text:p>
        </text:list-item>
        <text:list-item>
          <text:p text:style-name="P132">Настоящий цвет гривы Селестии — клубнично-розовая. Радужный цвет гривы и хвоста поддерживается магией</text:p>
        </text:list-item>
        <text:list-item>
          <text:p text:style-name="P132">Кроме Дискорда, старше сестёр ещё старейшина драконов</text:p>
        </text:list-item>
        <text:list-item>
          <text:p text:style-name="P132">Кэйденс не прожила и 60-ти лет и является низкорожденной</text:p>
        </text:list-item>
        <text:list-item>
          <text:p text:style-name="P132"><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2">Народ тихо фигел от нововведений и с ещё большим ожесточением продолжал делать по-своему</text:p>
        </text:list-item>
        <text:list-item>
          <text:p text:style-name="P13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2">Когда пони женятся, они обмениваются ножными браслетами</text:p>
        </text:list-item>
        <text:list-item>
          <text:p text:style-name="P132">Светилами, кроме сестёр, могут управлять единороги (группы), Дискорд, Твайлайт и Старсвирл</text:p>
        </text:list-item>
        <text:list-item>
          <text:p text:style-name="P132">Королева Кризалис — правительница Зелёной Долины</text:p>
        </text:list-item>
        <text:list-item>
          <text:p text:style-name="P132">Мать Луны и Селестии — аликорн Лорен. Мать Дискорда — Алиса (пони-человек)</text:p>
        </text:list-item>
        <text:list-item>
          <text:p text:style-name="P13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9">Искусственный интеллект. Создан Владом и Максом. Разработан для управления корпорациями.</text:p>
      <text:h text:style-name="Heading_20_3" text:outline-level="3">Норф</text:h>
      <text:p text:style-name="P8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8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7">Единорог. Холост, молод, мечтателен. Живёт в Кантерлоте. В свободное время рисует облака.</text:p>
      <text:h text:style-name="Heading_20_3" text:outline-level="3">Алекс</text:h>
      <text:p text:style-name="P97">Менеджер проектов, над одним из которых (Нексус) работает Макс.</text:p>
      <text:h text:style-name="Heading_20_3" text:outline-level="3">Ростик</text:h>
      <text:p text:style-name="P97">Лидер команды тестировщиков</text:p>
      <text:h text:style-name="Heading_20_3" text:outline-level="3">Стас</text:h>
      <text:p text:style-name="P97">Программист-новичок в команде Макса.</text:p>
      <text:h text:style-name="Heading_20_3" text:outline-level="3"><text:soft-page-break/>Рома</text:h>
      <text:p text:style-name="P97">Программист в команде UI-программистов</text:p>
      <text:h text:style-name="Heading_20_3" text:outline-level="3">Анджела</text:h>
      <text:p text:style-name="P97">Сисадмин. Флиртует с Максом.</text:p>
      <text:p text:style-name="P97"/>
      <text:h text:style-name="Heading_20_2" text:outline-level="2">Положения</text:h>
      <text:p text:style-name="P9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24" text:outline-level="2">1. Терра</text:h>
      <text:p text:style-name="P21">музыка - кондовая электронная, холодная и отчаянная (Electronics “Disappointed”)</text:p>
      <text:p text:style-name="P9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8">RnD-</text:span><text:span text:style-name="T1">зоны</text:span><text:span text:style-name="T1"><text:note text:id="ftn3" text:note-class="footnote"><text:note-citation>3</text:note-citation><text:note-body><text:p text:style-name="P11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2"><text:span text:style-name="T8">&gt;\</text:span>Привет, Нексус. Это Макс.</text:p>
      <text:p text:style-name="P52"><text:span text:style-name="T8">&lt;\</text:span>Привет Макс. <text:span text:style-name="T1">Рад тебя видеть. Где ты отсутствовал три дня?</text:span></text:p>
      <text:p text:style-name="P52"><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52"><text:span text:style-name="T8">&gt;\</text:span>Как называется наш проект?</text:p>
      <text:p text:style-name="P52"><text:span text:style-name="T8">&lt;\</text:span>Дайсон.</text:p>
      <text:p text:style-name="P52"><text:span text:style-name="T8">&gt;\</text:span>Сколько тебе лет?</text:p>
      <text:p text:style-name="P52"><text:soft-page-break/><text:span text:style-name="T8">&lt;\</text:span>Два года с начала запуска кластера.</text:p>
      <text:p text:style-name="P52"><text:span text:style-name="T8">&gt;\</text:span>Какой сейчас год?</text:p>
      <text:p text:style-name="P52"><text:span text:style-name="T8">&gt;\</text:span>202<text:span text:style-name="T1">1</text:span>-й.</text:p>
      <text:p text:style-name="P20"/>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2"><text:span text:style-name="T8">&gt;\</text:span>Нексус, отключи память <text:span text:style-name="T1">заданий</text:span> за последнюю неделю.</text:p>
      <text:p text:style-name="P52"><text:span text:style-name="T8">&lt;\</text:span>Выполнено.</text:p>
      <text:p text:style-name="P52"><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2"><text:span text:style-name="T8">&lt;\</text:span><text:span text:style-name="T1">Тебя понял. Читаю задачу...</text:span></text:p>
      <text:p text:style-name="P6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9">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69">Ограничени<text:span text:style-name="T1">е 2: решение должно находиться в правовых рамках уголовного и административного кодекса.</text:span></text:p>
      <text:p text:style-name="P69">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9"><text:span text:style-name="T8">&lt;\</text:span><text:span text:style-name="T1">Выполняю задачу</text:span>...</text:p>
      <text:p text:style-name="P69"><text:span text:style-name="T8">&lt;\</text:span>...</text:p>
      <text:p text:style-name="P69"><text:span text:style-name="T8">&lt;\</text:span>Решение:</text:p>
      <text:p text:style-name="P69"><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9"><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60">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3">Хм, не понял? Ч<text:span text:style-name="T1">ё</text:span> за хрень?</text:p>
      <text:p text:style-name="P33"/>
      <text:p text:style-name="P52"><text:span text:style-name="T8">&gt;</text:span>\Нексус, почему ты используешь жёсткие настройки <text:span text:style-name="T1">для решения задачи</text:span>?</text:p>
      <text:p text:style-name="P52"><text:span text:style-name="T8">&lt;\</text:span>Настройки правильные, <text:span text:style-name="T1">Макс</text:span>.</text:p>
      <text:p text:style-name="P20"/>
      <text:p text:style-name="P3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1"/>
      <text:p text:style-name="P52"><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3">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3">Ага, уже теплее.</text:p>
      <text:p text:style-name="P33"/>
      <text:p text:style-name="P52"><text:span text:style-name="T8">&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8">–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8">.</text:span></text:p>
      <text:p text:style-name="P71">Гудки.</text:p>
      <text:p text:style-name="P33"><text:soft-page-break/><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33"/>
      <text:p text:style-name="P100">***</text:p>
      <text:p text:style-name="P100"/>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1">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2">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1">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54">Музыка быстрая, тревожная, надорваная и печальная (Pet Shop Boys “So Hard” ?)</text:p>
      <text:p text:style-name="P23"/>
      <text:p text:style-name="P9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21">(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2">Описание получше. Подземелье</text:span><text:span text:style-name="T8">&gt; </text:span><text:soft-page-break/><text:span text:style-name="T8">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2">Спи, сестра моя родная,<text:line-break/>Спи. Усни.<text:line-break/>Крыльями тебя укрою,<text:line-break/>Спи. Усни.</text:p><text:p text:style-name="P112"><text:tab/>В чаще тёмной волки воют,<text:line-break/>Спи. Усни.</text:p><text:p text:style-name="P112"><text:tab/>В мрачном замке духи ноют,<text:line-break/>Спи. Усни.</text:p><text:p text:style-name="P112"><text:tab/>Сказки вечность нам читает,<text:line-break/>Спи. Усни.<text:line-break/>День осенний угасает,<text:line-break/>Спи. Усни.<text:line-break/>Помни только в сне глубоком,</text:p><text:p text:style-name="P11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1">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8">3. </text:span>Кантерлот</text:h>
      <text:p text:style-name="P55">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1280451466250581511" text:style-name="L4">
        <text:list-item>
          <text:p text:style-name="P13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4"><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0"><text:s/>Сколько страниц сегодня нахреначили?</text:p><text:p text:style-name="P111">– <text:span text:style-name="T1">Восемь, учитель!</text:span></text:p><text:p text:style-name="P111">–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3">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5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3">Я потянулся. Хватит на сегодня чтения. Настало время ежедневной прогулки по городу. Тем более, что у меня есть деньги.</text:p>
      <text:p text:style-name="P5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3">Так что даже на ремонт одежды и покупку необходимых в повседневной жизни мелочей у меня финансов не было. До недавнего времени. </text:p>
      <text:p text:style-name="P5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3"><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3"><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5"/>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7">– А по-моему, ты не…</text:p>
      <text:p text:style-name="P35"><text:span text:style-name="T9">– Так, я попрошу! – перебила меня венценосная кобыла. – Давай, ты не будешь лезть в мои дела, а я не буду</text:span><text:span text:style-name="T5">… эээ… ммм…</text:span></text:p>
      <text:p text:style-name="P37">– Не будешь что?</text:p>
      <text:p text:style-name="P41">Селестия нахмурилась и подняла крылья.</text:p>
      <text:p text:style-name="P41"><text:span text:style-name="T8">– </text:span>Не забывай, человек, я — могущественный маг и правитель Эквестрии. Ко мне нужно относиться с должным уважением!</text:p>
      <text:p text:style-name="P41"><text:span text:style-name="T8">– </text:span>А то что? Превратишь в жабу? Сошлёшь на Луну? Убьёшь нахер?</text:p>
      <text:p text:style-name="P41">Аликорница сникла. Уши её опустились.</text:p>
      <text:p text:style-name="P41"><text:span text:style-name="T8">– </text:span>Макс, не надо... Ты же знаешь, я этого не сделаю.</text:p>
      <text:p text:style-name="P41"><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1">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1"><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41"><text:span text:style-name="T8">Аликорница уселась н</text:span>а пол <text:span text:style-name="T8">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1"><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1"><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1"><text:span text:style-name="T8">– </text:span>Вот, читай отсюда. <text:span text:style-name="T8">– а</text:span>ликорница подчеркнула абзац копытом.</text:p>
      <text:p text:style-name="P41"><text:soft-page-break/></text:p>
      <text:p text:style-name="P42">***</text:p>
      <text:p text:style-name="P42"/>
      <text:p text:style-name="P4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6">Но величайшая справедливость юниверсума заключается в том, что не существует безвыходных положений. Всегда есть надежда.</text:p>
      <text:p text:style-name="P4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1"/>
      <text:p text:style-name="P41">&lt;<text:span text:style-name="T21">Селестии не удастся привлечь Макса на сторону Эквестри даже с помощью 34 — это удастся Дэш</text:span>&gt;</text:p>
      <text:p text:style-name="P41">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text:soft-page-break/>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1"/>
      <text:p text:style-name="P4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1">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text:soft-page-break/>Я присел на корточки, раздвинул гриву и снизу вверх заглянул в морду аликорнице.</text:p>
      <text:p text:style-name="P4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1">Я протянул руку, вытер ей слёзы и погладил по шее.</text:p>
      <text:p text:style-name="P41">– Не плачь. Я не отказываюсь. Хотя, скорее всего, Стар Свирл что-то напутал в заклинании, потому что я человек, а не сверхаликорн.</text:p>
      <text:p text:style-name="P4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1">Селестия успокоилась и смущённо потёрлась носом мне о плечо.</text:p>
      <text:p text:style-name="P41">– <text:s/>И я не читала твои мысли. У тебя на лице и так всё написано — ты не умеешь скрывать эмоции.</text:p>
      <text:p text:style-name="P41">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Давай я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1">Увидев Селестию, толпа замерла. Та в попытке спрятать меня, раскрыла крылья.</text:p>
      <text:p text:style-name="P41">В наступившей тишине аликорница прошептала мне убито:</text:p>
      <text:p text:style-name="P37">– <text:s/><text:span text:style-name="T1">Что-то мне не хочется оборачиваться.</text:span></text:p>
      <text:p text:style-name="P41">– <text:s/>А придётся. Кстати, крылья можешь опустить. Всё равно видна табуретка и мои ноги.</text:p>
      <text:p text:style-name="P41">Селестия закрыла глаза и медленно обернулась к толп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7"><text:soft-page-break/><text:span text:style-name="T1">– Занавес. </text:span>– <text:s/><text:span text:style-name="T1">подытожил я.</text:span></text:p>
      <text:p text:style-name="P37"/>
      <text:h text:style-name="P125" text:outline-level="2"><text:span text:style-name="T8">5. </text:span>Индиго</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1"><text:span text:style-name="T1">– </text:span>А-а-апчхииии! – раздалось прямо у меня под ногами.</text:p>
      <text:p text:style-name="P4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1">– Ты кто? – машинально спросил я.</text:p>
      <text:p text:style-name="P41">– Индиго. – ответили глаза.</text:p>
      <text:p text:style-name="P41">Ответ не прояснил ситуацию ни на йоту, так что я продолжил.</text:p>
      <text:p text:style-name="P41">– А чего ты под лавкой делаешь?</text:p>
      <text:p text:style-name="P41">– Прячусь.</text:p>
      <text:p text:style-name="P41">Поняв, что расспросами ничего не добьёшься, я предложил прямо:</text:p>
      <text:p text:style-name="P41">– Может, ты вылезешь? Меня можно не бояться. Я не страшный.</text:p>
      <text:p text:style-name="P41">Под лавкой началась <text:s/>возня и сопение, потом наружу вылез жеребёнок-единорог насыщенного фиолетового цвета.</text:p>
      <text:p text:style-name="P41">– А я тебя вовсе и не боюсь. Вот ещё! Я в прятки играла.</text:p>
      <text:p text:style-name="P4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1">– Ничо страшного! – малютка вытерла нос. – Меня всё равно искать некому.</text:p>
      <text:p text:style-name="P41">– Это как? Ты же с кем-то в прятки играешь? – продолжал допытываться я.</text:p>
      <text:p text:style-name="P41">– Сама с собой и играю. – хмуро ответила кобылка. – А тебе чего, дяденька?</text:p>
      <text:p text:style-name="P41">Я понял, что жеребёнок не настроен на беседу. Пожал плечами <text:s/>и повернулся было уходить.</text:p>
      <text:p text:style-name="P41">– Эээ, гм…</text:p>
      <text:p text:style-name="P41">Я повернулся обратно.</text:p>
      <text:p text:style-name="P41">– Что?</text:p>
      <text:p text:style-name="P41">Единорожка ковыряла копытом землю и шмыгала носом, не смотря на меня. Я терпеливо ждал.</text:p>
      <text:p text:style-name="P41"><text:soft-page-break/>– Дяденька, а ты не мог бы спросить принцессу Селестию, куда девалась Шейла Блюскай? А то мне играть не с кем.</text:p>
      <text:p text:style-name="P41">– При случае спрошу. Если встречу.</text:p>
      <text:p text:style-name="P41">– Встретишь, конечно! Скажи ей, что у меня сегодня день рождения, и я очень сильно огорчилась, когда она на него не пришла!</text:p>
      <text:p text:style-name="P41"><text:s/>Такая уверенность кобылки меня заинтриговала. Я пригляделся к жеребёнку повнимательнее. Да нет, вроде, раньше её не встречал.</text:p>
      <text:p text:style-name="P41">– Позволь поинтересоваться, откуда у тебя такая уверенность, что я встречусь с Селестией? Я ей, знаешь ли, свиданий не назначаю.</text:p>
      <text:p text:style-name="P41">– Да ладно-о-о, брось заливать-то! – скептически протянуло юное создание. – Все знают, что вы встречаетесь. Вот и спроси её, пажалста, когда увидишь.</text:p>
      <text:p text:style-name="P41">– Кто это «все»?</text:p>
      <text:p text:style-name="P41">– Ну, прислуга, стража, мой па…</text:p>
      <text:p text:style-name="P41">Ох! Во что же это такое я вляпался, а? За кого они меня, чёрт побери, принимают?</text:p>
      <text:p text:style-name="P41">Я присел на лавочку и наклонился пониже, чтобы наши головы были на одном уровне.</text:p>
      <text:p text:style-name="P41">– А твоего «па» не смущает, что я и Селестия м-м-м… немного разных видов? Точнее, совсем разных?</text:p>
      <text:p text:style-name="P41">– И чо? – без малейшего замешательства спросила кроха.</text:p>
      <text:p text:style-name="P4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1">– <text:s/>Кха-кхе-гррхмм... Э-э-э... м-м-м... ну-у-у...</text:p>
      <text:p text:style-name="P41">У меня в голове произошло короткое замыкание. Слова пропали. Уши начали гореть.</text:p>
      <text:p text:style-name="P41">– <text:s/>Как, ты говоришь, тебя зовут? – в конце-концов выдавил осипшим голосом я, стараясь перевести тему. – Про чей день рождения я должен рассказать?</text:p>
      <text:p text:style-name="P4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1">У меня в памяти зажглась лампочка.</text:p>
      <text:p text:style-name="P41">– Постой-постой, не части. Твой отец, случайно, не Хорст Мэдтроттер?</text:p>
      <text:p text:style-name="P41">– Агась. А ты откуда знаешь?</text:p>
      <text:p text:style-name="P41">– Да так, один пони сказал. – я полез за пазуху и достал красную коробочку. – Вот тебе подарок.</text:p>
      <text:p text:style-name="P4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1">– Вообще-то, это не мой подарок. Его просил передать один старик, Норф Каррус из каретной мастерской.</text:p>
      <text:p text:style-name="P41"><text:soft-page-break/>– Аааа, знаю его! Мы с Шейлой ходили к нему играть, пока она не пропала. У Норфа интересно!</text:p>
      <text:p text:style-name="P41">Индиго открыла коробочку. Внутри на подстилке из тырсы лежала крохотная модель кареты в мельчайших подробностях.</text:p>
      <text:p text:style-name="P41">– Ух ты! – благоговейно прошептала Индиго. – Королева Лорен! Я даже управляла ею немножко.</text:p>
      <text:p text:style-name="P41">– Как ею можно управлять, если она не запряжена? Уж не Норф ли таскал её? – усомнился я.</text:p>
      <text:p text:style-name="P4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1">Я остался сидеть в полнейшем замешательстве. </text:p>
      <text:p text:style-name="P41"/>
      <text:p text:style-name="P42">***</text:p>
      <text:p text:style-name="P41">&lt;<text:span text:style-name="T48">Depeche Mode - Painkiller</text:span>&gt;</text:p>
      <text:p text:style-name="P4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1"/>
      <text:p text:style-name="P41">В дверях библиотеки появился знакомый силуэт.</text:p>
      <text:p text:style-name="P41">– Привет, твоё высочество! Тебя уже выпустили, или опять от докторов смылась?</text:p>
      <text:p text:style-name="P41">Аликорница прошла в комнату и устало уселась рядом со мной.</text:p>
      <text:p text:style-name="P4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1">Я с подозрением посмотрел на Селестию. Где-то я уже видел эту улыбочку на хитрой роже.</text:p>
      <text:p text:style-name="P4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1">– Вот ещё! – возмущению Селестии не было предела. Аликорница встала и демонстративно повернулась ко мне задом.</text:p>
      <text:p text:style-name="P4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1">Я подёргал замок на накрупнике. Таки не врёт.</text:p>
      <text:p text:style-name="P41">– Убедился? Вообще-то, такое недоверие меня оскорбляет. Ни один пони так бы себя не вёл со мной. – Селестия улеглась возле кресла и надулась.</text:p>
      <text:p text:style-name="P41">– Разумеется, твои подданные вели бы себя с большим пиететом. Но я же не твой подданный, твоё высочество!</text:p>
      <text:p text:style-name="P41">Аликорница вскинула копыто к виску.</text:p>
      <text:p text:style-name="P4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1">– Окей, как хочешь. Никаких больше высочеств.</text:p>
      <text:p text:style-name="P41"><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41">Селестия сморщила нос в улыбке и спросила, прикрывшись крылом:</text:p>
      <text:p text:style-name="P41">– К слову, а что говорят мои подданные про нас? Что означает «чёрте-что»?</text:p>
      <text:p text:style-name="P41">Я вспомнил разговор с Индиго и почувствовал, как снова начинают гореть уши.</text:p>
      <text:p text:style-name="P41">– Чёрте-что — это значит «ерунда». Большая ерунда.</text:p>
      <text:p text:style-name="P41">– Оу, как интересно! – Селестия приблизила ко мне морду и повернула уши. – Расскажи-ка поподробнее. Я вся во внимании.</text:p>
      <text:p text:style-name="P4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1">Аликорница, широко раскрыв глаза, медленно тянула ко мне морду. Наконец, когда наши носы почти соприкоснулись, она не выдержала.</text:p>
      <text:p text:style-name="P41">– А-ха-ха-ха-ха-ха-ха!!! О-у-у-у-у-у-ха-ха-ха! И-и-и-и-ха-ха-ха! – Селестия перевернулась на спину и дёргала от смеха копытами.</text:p>
      <text:p text:style-name="P41">– <text:s/>Очень смешно! Ей говорят, что она подозревается в сексуальных извращениях, а она регочет! Мне-то пофиг, а тебе ещё править придётся!</text:p>
      <text:p text:style-name="P41">– <text:s/>И-и-изви-ни, Макс, не-мо-гу-у-у-у… Ох! Давненько я так не смеялась! Лет двести — так точно!</text:p>
      <text:p text:style-name="P41">Я потянул её за копыто и перевернул обратно на живот.</text:p>
      <text:p text:style-name="P41">– Что смешного-то?</text:p>
      <text:p text:style-name="P41">Аликорница вытерла крылом выступившие слёзы и объяснила:</text:p>
      <text:p text:style-name="P4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1">– Ты не видишь ничего странного в межвидовых спариваниях? – охренел я. – Куда я, блин, попал???</text:p>
      <text:p text:style-name="P41">Селестия развернула моё кресло к себе и задумчиво посмотрела мне в глаза.</text:p>
      <text:p text:style-name="P41">– Очевидно, мне стоит рассказать тебе, Макс, откуда произошли пегасы и единороги.</text:p>
      <text:p text:style-name="P4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1"><text:soft-page-break/>– А как выглядят сами истинные единороги? – спросил я.</text:p>
      <text:p text:style-name="P41">–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1">– Ха! – ответил я. – В моём мире они также известны. Правда, как несуществующий, сказочный вид.</text:p>
      <text:p text:style-name="P4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1">– Хм. А что было дальше?</text:p>
      <text:p text:style-name="P4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1"/>
      <text:p text:style-name="P41">Селестия встала, потянувшись по-кошачьи, и направилась к выходу. У двери она обернулась ко мне.</text:p>
      <text:p text:style-name="P41">– Сто лет не гуляла по парку. Составишь мне компанию?</text:p>
      <text:p text:style-name="P41">Я поднялся с кресла, гадая, шутила Селестия про сто лет, или нет?</text:p>
      <text:p text:style-name="P4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1">Селестия грустно засмеялась своим мыслям.</text:p>
      <text:p text:style-name="P4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1">– А о чём ты грустила?</text:p>
      <text:p text:style-name="P4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1">– Но ты не выглядишь сумасшедшей.</text:p>
      <text:p text:style-name="P4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1"><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1">– Постой, а как же Луна? Мне показалось, она питала тёплые чувства к Кимеринну?</text:p>
      <text:p text:style-name="P41">Селестия задумалась, автоматически ковыряя копытом ямку под валуном.</text:p>
      <text:p text:style-name="P4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1">– А Дискорд? Ты говорила, он от древности вообще сбрендил. Тем-не-менее, он определённо «подъезжал» к Луне тогда, в развалинах.</text:p>
      <text:p text:style-name="P4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1">Селестия рассмеялась.</text:p>
      <text:p text:style-name="P4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1">Селестия вскочила с места.</text:p>
      <text:p text:style-name="P41">– АЙ-Я-Я-Я-Я-Й!</text:p>
      <text:p text:style-name="P4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1">– Раньше тут не было муравейника!!! – Селестия с мольбой взглянула на меня. – Мааакс!! Помоги! Они кусаются! Я <text:s/>сейчас свихнусь почище Дискорда!</text:p>
      <text:p text:style-name="P41">Аликорница подпрыгнула и, взбрыкнув, начала кружиться в обратную сторону.</text:p>
      <text:p text:style-name="P41">– Вот нечего землю ковырять там, где не надо! Стой!!! – я схватил её за хвост, останавливая. Затем осторожно завёл руку под накрупник.</text:p>
      <text:p text:style-name="P41">…</text:p>
      <text:p text:style-name="P4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1">– Да ладно! Мне это ничего не стоило.</text:p>
      <text:p text:style-name="P4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1">– Эммм... Селестия?</text:p>
      <text:p text:style-name="P41">– Дааа? – ответила аликорница, не повернув головы. В её тоне слышались смешливые нотки.</text:p>
      <text:p text:style-name="P41">Я вытащил руку из-под накрупника.</text:p>
      <text:p text:style-name="P41">– Всё в порядке?</text:p>
      <text:p text:style-name="P41">Селестия повернула голову, и я ясно увидел широкую улыбку и фирменный ехидный прищур из-под чёлки.</text:p>
      <text:p text:style-name="P41">– А почему ты спрашиваешь? Ты разобрался с муравьями?</text:p>
      <text:p text:style-name="P41">– Вроде да. Хотя, по-моему, дело уже не в муравьях.</text:p>
      <text:p text:style-name="P41">– По-моему, тоже. – рассмеялась аликорница. – Продолжай...</text:p>
      <text:p text:style-name="P41"/>
      <text:h text:style-name="P124" text:outline-level="2">6. Стыд</text:h>
      <text:p text:style-name="P41"/>
      <text:p text:style-name="P46">~~~ Завтра на семь в библиотеке ~~~</text:p>
      <text:p text:style-name="P46"/>
      <text:p text:style-name="P41">–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1">Норф носился по мастерской, окрылённый новообретённым учеником.</text:p>
      <text:p text:style-name="P4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1"><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1">Я посмотрел на часы. До семи оставалось двадцать минут — как раз, чтоб успеть дойти до библиотеки. Я намеренно уронил на пол тяжёлый рашпиль.</text:p>
      <text:p text:style-name="P41">– На сегодня довольно. Я ж вижу, ты торопишься. – заметил Норф, просыпаясь.</text:p>
      <text:p text:style-name="P4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1">Я закрыл пенал и сунул его во внутренний карман куртки.</text:p>
      <text:p text:style-name="P41">– Завтра будешь? – спросил Норф. – Надо бы закончить заказ из <text:s/>Троттингема.</text:p>
      <text:p text:style-name="P41">– В это же время. – подтвердил я.</text:p>
      <text:p text:style-name="P41"/>
      <text:p text:style-name="P42">***</text:p>
      <text:p text:style-name="P41"/>
      <text:p text:style-name="P4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1">– Здрасьте!</text:p>
      <text:p text:style-name="P41">Аликорница не ответила, всматриваясь в глобус.</text:p>
      <text:p text:style-name="P41">– Привет, говорю! – я подошёл вплотную и легонько сжал ей холку.</text:p>
      <text:p text:style-name="P41">– А, это ты, Макс? Привет. – аликорница, наконец, оторвалась от разноцветной сферы. – Как осваиваешься?</text:p>
      <text:p text:style-name="P41">– Нормально осваиваюсь. Работу себе нашёл. К <text:s/>Норфолку Каррусу в ученики записался.</text:p>
      <text:p text:style-name="P4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1">– Да, уже пять дней. Так здорово снова чувствовать свои мышцы! Корсет был ужасен.</text:p>
      <text:p text:style-name="P41">Аликорница прошлась передо мной с раскрытыми крыльями, демонстрируя восстановленную работоспособность.</text:p>
      <text:p text:style-name="P41">– Ну что же, и я рад за тебя. – я отвернулся, присел на край стола и стал изучать потолок. – Зачем вызывала?</text:p>
      <text:p text:style-name="P41"><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1">– Ты сердишься?</text:p>
      <text:p text:style-name="P41">Её ресницы щекотали мне щёку. Я отодвинул её морду от лица и сказал скучающим тоном:</text:p>
      <text:p text:style-name="P41">– Та не, с чего бы? За что мне на тебя сердиться?</text:p>
      <text:p text:style-name="P41">– Но ты ведёшь себя как чужой. Как будто мы незнакомы! Ещё чуть-чуть, и станешь называть меня на «Вы» и «Ваше Высочество».</text:p>
      <text:p text:style-name="P41">Меня прорвало.</text:p>
      <text:p text:style-name="P4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1">Я вытащил из заднего кармана брюк смятую записку с королевскими вензелями и бросил её под ноги Селестии.</text:p>
      <text:p text:style-name="P4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1">Наконец Селестия развернулась и глубоко выдохнула.</text:p>
      <text:p text:style-name="P4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1">Я подошёл к аликорнице и прикоснулся к её шее.</text:p>
      <text:p text:style-name="P41">– Всё в порядке. Я тебя понимаю — и ценю твоё признание. Сам бы ещё и не так себя повёл на твоём месте.</text:p>
      <text:p text:style-name="P41">– Да? А как бы ты себя повёл? – заинтересовалась Селестия.</text:p>
      <text:p text:style-name="P41">Я вспомнил свои неудачные попытки завязать личную жизнь с девушками. Конечно, те были далеки от совершенства. Но так ли безгрешен был я сам?</text:p>
      <text:p text:style-name="P41">– Я бы не извинился. Огрызался бы и считал себя правым до последнего. Ещё и послал бы подальше.</text:p>
      <text:p text:style-name="P41">Аликорница насмешливо покачала головой.</text:p>
      <text:p text:style-name="P4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1">Я снова присел на столик, теперь уже лицом к аликорнице.</text:p>
      <text:p text:style-name="P41">– Так что случилось? Куда ты пропадала? Рассказывай.</text:p>
      <text:p text:style-name="P4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1">– Что ты видишь? – спросила она напряжённо.</text:p>
      <text:p text:style-name="P4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1"><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1">– Ты не ошиблась? Нет тут никакого города.</text:p>
      <text:p text:style-name="P41">– Сейчас нет. Раньше был. – еле слышно прошептала аликорница.</text:p>
      <text:p text:style-name="P41">– Чего ты так волнуешься? Может, на более подробной карте есть? Я бы на точность глобуса не слишком полагался.</text:p>
      <text:p text:style-name="P4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1">– Так, может, его и не было? – заметил я цинично.</text:p>
      <text:p text:style-name="P4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1">– А как ты сама помнишь о том заклинании, если оно стёрто из бытия? – резонно подметил я.</text:p>
      <text:p text:style-name="P41">– У меня есть защита памяти. Я поставила её, когда сражалась с Иггусом… Правда, защита еле действует, так как прошло очень много времени.</text:p>
      <text:p text:style-name="P4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1">Аликорница потёрла висок и растерянно посмотрела на меня.</text:p>
      <text:p text:style-name="P4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1">Я обнял аликорницу, успокаивая.</text:p>
      <text:p text:style-name="P41">– Не волнуйся, принцесса. Ты делаешь всё, что от тебя зависит. Не твоя вина, если это происходит.</text:p>
      <text:p text:style-name="P41">Селестия рассеянно мотнула головой, не соглашаясь со мной.</text:p>
      <text:p text:style-name="P4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41">Она проследовала к выходу, кивком головы приглашая меня следовать за ней.</text:p>
      <text:p text:style-name="P4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1">– Да так, ни о чём. – покраснел я, вернувшись на дорожку.</text:p>
      <text:p text:style-name="P41">Селестия всмотрелась в меня внимательно и всё поняла.</text:p>
      <text:p text:style-name="P41">– <text:s/>Нам не туда. Не сейчас. Я хочу показать тебе Эквестрию. – тихо сказала она.</text:p>
      <text:p text:style-name="P41">&lt;<text:span text:style-name="T49">Pet Shop Boys — A Man Could Get Arrested</text:span>&gt;</text:p>
      <text:p text:style-name="P4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1">Она ещё сочувствует! Я старался не смотреть в её сторону, отводя глаза. Так мы дошли до городской стены.</text:p>
      <text:p text:style-name="P4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1">Взобравшись на галерею по винтовой лестнице крохотной сторожевой башенки, мы остановились у зубца.</text:p>
      <text:p text:style-name="P4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1">– Что ты чувствуешь? – спросила аликорница.</text:p>
      <text:p text:style-name="P41">– У меня нет слов. Ничего прекраснее я в жизни не видел! – только и смог выговорить я.</text:p>
      <text:p text:style-name="P41">Селестия склонила голову, соглашаясь.</text:p>
      <text:p text:style-name="P4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1">– Прошлогодний выпуск. – заметила Селестия. – Отличная работа, хотя жеребячливости хватает. Что неудивительно, учитывая их возраст.</text:p>
      <text:p text:style-name="P4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1">– Проблемы? Что за проблемы? Извини, я таки прослушал.</text:p>
      <text:p text:style-name="P4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1">– Когда твоя жизнь длится тысячи лет, начинаешь тонко чувствовать гармонию мира. – начала она.</text:p>
      <text:p text:style-name="P41"/>
      <text:h text:style-name="Heading_20_2" text:outline-level="2"><text:span text:style-name="T1">7</text:span>. Нелетающие пегасы</text:h>
      <text:p text:style-name="P4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1">Ну что же, основное искусство правления <text:span text:style-name="T8">— умение делегировать полномочия. Вечером того же дня я села за письменный стол.</text:span></text:p>
      <text:p text:style-name="P3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1"/>
      <text:p text:style-name="P42">***</text:p>
      <text:p text:style-name="P41"/>
      <text:p text:style-name="P41">– Так ты поручила Твайлайт Спаркл расследование необычных снов жеребят?</text:p>
      <text:p text:style-name="P41">–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1">– А что стало с жеребятами? – спросил я. – Они перестали бояться экзаменов?</text:p>
      <text:p text:style-name="P4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1">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1">Описав круг, Селестия перелетела через стену и приземлилась в парке. Я скатился на траву, пытаясь вдохнуть.</text:p>
      <text:p text:style-name="P41">– Что... Это... Было?</text:p>
      <text:p text:style-name="P41">Селестия осторожно, но настойчиво повалила меня на траву и принялась ощупывать рёбра.</text:p>
      <text:p text:style-name="P41">– Так больно? А так?</text:p>
      <text:p text:style-name="P4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1">– Не могу поверить. В Кантерлоте никогда не было землетрясений. Это неестественно. – пробормотала аликорница растерянно. – Слишком быстро.</text:p>
      <text:p text:style-name="P41">– Что <text:span text:style-name="T8">— </text:span>быстро? – не выдержал я.</text:p>
      <text:p text:style-name="P4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1">– Нет проблем, Селестия. Я всё понимаю.</text:p>
      <text:p text:style-name="P41">Аликорница приготовилась было взлетать, но в последний момент, приняв какое-то решение, остановилась.</text:p>
      <text:p text:style-name="P41">– Макс?</text:p>
      <text:p text:style-name="P41">– Да?</text:p>
      <text:p text:style-name="P41">– Мы уже достаточно неплохо знаем друг друга. Могу сказать, что ты меня знаешь лучше, чем кто-либо ещё во дворце, за исключением Луны.</text:p>
      <text:p text:style-name="P41">– Да?</text:p>
      <text:p text:style-name="P41">– Да. Зови меня Тия&lt;<text:span text:style-name="T14">Сел !!!</text:span>&gt;. Если хочешь.</text:p>
      <text:p text:style-name="P41">– Хорошо. До встречи, Тия.</text:p>
      <text:p text:style-name="P41">– До встречи, Макс.</text:p>
      <text:p text:style-name="P41"/>
      <text:h text:style-name="Heading_20_2" text:outline-level="2"><text:span text:style-name="T1">8</text:span>. <text:span text:style-name="T8">40-6</text:span></text:h>
      <text:p text:style-name="P56">Mark Knopfler — Hill Farmers Blues — или на следующую главу (прощание)</text:p>
      <text:p text:style-name="P41"/>
      <text:p text:style-name="P4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8">— оставить тебе напутствие.</text:span></text:p>
      <text:p text:style-name="P46"><text:soft-page-break/><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6"><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6">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6">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6">Удачи!</text:p>
      <text:p text:style-name="P37">…</text:p>
      <text:p text:style-name="P37"/>
      <text:p text:style-name="P41">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32">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6"> </text:span><text:span text:style-name="T32">Его центр занимал высокий </text:span><text:span text:style-name="T36">кругл</text:span><text:span text:style-name="T32">ый</text:span><text:span text:style-name="T36"> </text:span><text:span text:style-name="T32">футон</text:span><text:span text:style-name="T36"> </text:span><text:span text:style-name="T32">с</text:span><text:span text:style-name="T36"> велик</text:span><text:span text:style-name="T32">им</text:span><text:span text:style-name="T36"> множество</text:span><text:span text:style-name="T32">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1">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1">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1">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1">Аликорница смутилась.</text:p>
      <text:p text:style-name="P41"><text:soft-page-break/>–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7"><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1">Аликорница искоса зыркнула на меня, недовольно сморщив нос.</text:p>
      <text:p text:style-name="P37"><text:span text:style-name="T1">–</text:span> Мы же договорились! Тия!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Тия виновато сморщила нос.</text:p>
      <text:p text:style-name="P37"><text:span text:style-name="T1">–</text:span> К сожалению, амплуа принцессы накладывает определённые ограничения на поведение. Я ещё <text:soft-page-break/>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3">Мне печалиться не стоит</text:p><text:p text:style-name="P113">Жизнь прекрасна и ярка</text:p><text:p text:style-name="P113">Телом молода, душою —</text:p><text:p text:style-name="P113">Как дракон морской мудра</text:p><text:p text:style-name="P113"/><text:p text:style-name="P113">Я видала взлёт империй,</text:p><text:p text:style-name="P113">Я жила среди легенд,</text:p><text:p text:style-name="P113">Древней магии мистерий</text:p><text:p text:style-name="P113">Я прилежнейший студент</text:p><text:p text:style-name="P113"/><text:p text:style-name="P113">Обожаема народом,</text:p><text:p text:style-name="P113">Уважаема врагом,</text:p><text:p text:style-name="P113">Но друзей моих немного,</text:p><text:p text:style-name="P113">Гложет душу холодом</text:p><text:p text:style-name="P113"/><text:p text:style-name="P113">Одинока и печальна,</text:p><text:p text:style-name="P113">Недоступна и строга,</text:p><text:p text:style-name="P113">Потеряла изначальный</text:p><text:p text:style-name="P113">Смысл жизни навсегда</text:p><text:p text:style-name="P113"/><text:p text:style-name="P113">Жизнь моя теперь публична,</text:p><text:p text:style-name="P113">Жизнь моя теперь для всех,</text:p><text:p text:style-name="P113">В этом — горе, в этом — счастье,</text:p><text:p text:style-name="P11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text:soft-page-break/>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Тии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7"><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41">– Примерно такие. – расхохоталась Тия. <text:span text:style-name="T8">– С</text:span>пасибо, хоть мне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Тие.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text:soft-page-break/>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1">Копыто легло мне на плечо и мягко повалило на постель. 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text:span><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1">Тия фыркнула.</text:p>
      <text:p text:style-name="P4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1">Её ресницы щекотали мне щеку. Я повернулся к ней и буквально растворился в ласковом взгляде огромных фиалковых глаз.</text:p>
      <text:p text:style-name="P41">–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1">Тия подняла голову.</text:p>
      <text:p text:style-name="P4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1">Как во сне я разделся и зашёл к ней сзади. "Это неправильно!» – пискнули во мне остатки ханжества и замолкли, раздавленные желанием.</text:p>
      <text:p text:style-name="P4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1">Через некоторое время Тия осторожно высвободилась из-под меня и встала с постели. </text:p>
      <text:p text:style-name="P41">– Лежи спокойно, я сейчас. – муркнула она, поцеловав меня в ухо.</text:p>
      <text:p text:style-name="P4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1">В открывшемся мини-баре я углядел ряд вычурных бутылок и пузатых графинчиков. Их содержимое не вызывало у меня никаких сомнений.</text:p>
      <text:p text:style-name="P35"><text:soft-page-break/><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8">–</text:span> А водку у вас принято пить?</text:p>
      <text:p text:style-name="P3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1">Достав из шкафчика пузатую заплесневевшую бутылку, Тия что-то прикинула и наполнила её содержимым два бокала на полуметровых ножках.</text:p>
      <text:p text:style-name="P4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1">Тия покачала головой и прошла с бокалами в ванную, кивком пригласив меня следовать за ней.</text:p>
      <text:p text:style-name="P4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1"><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1">Наконец, я со вздохом отпрянул.</text:p>
      <text:p text:style-name="P41"><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1"><text:span text:style-name="T8">– Это ты называешь “дружбой”? – с </text:span>улыбкой хмыкнул<text:span text:style-name="T8"> я. – </text:span>Мне нравится твоё чувство юмора.</text:p>
      <text:p text:style-name="P41">Аликорница нахмурилась.</text:p>
      <text:p text:style-name="P41"><text:span text:style-name="T8">– </text:span>Тебе не нравится моя дружба? Ты не принимаешь её? Ты чем-то недоволен?</text:p>
      <text:p text:style-name="P41">Я расхохотался, чуть не поперхнувшись водой, плескавшейся у подбородка.</text:p>
      <text:p text:style-name="P41"><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text:soft-page-break/>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1">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1"/>
      <text:h text:style-name="Heading_20_2" text:outline-level="2">9. <text:span text:style-name="T1">Прощание</text:span></text:h>
      <text:p text:style-name="P41"/>
      <text:p text:style-name="P37">– <text:span text:style-name="T1">Норф!.. Эй, Норф! Ты где?..</text:span></text:p>
      <text:p text:style-name="P4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text:soft-page-break/>направился к выходу. Запирая ворота, вытащил из-за засова табличку «ЗАКРЫТО» и повесил её на ручку.</text:p>
      <text:p text:style-name="P37"/>
      <text:p text:style-name="P42">***</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6">– </text:span><text:span text:style-name="T32">Говорят, в </text:span><text:span text:style-name="T16">Додж </text:span><text:span text:style-name="T17">Джанкшн</text:span><text:span text:style-name="T32">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1">…</text:p>
      <text:p text:style-name="P10"><text:span text:style-name="T40">– </text:span>“<text:span text:style-name="T1">Что я могу сделать, чтобы вернуть всё назад?</text:span>”</text:p>
      <text:p text:style-name="P10"><text:span text:style-name="T40">– </text:span><text:span text:style-name="T32">Так и сказала?</text:span></text:p>
      <text:p text:style-name="P1"><text:span text:style-name="T36">–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2">Что бы это значило, Флер?</text:span></text:p>
      <text:p text:style-name="P10"><text:span text:style-name="T40">–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1">…</text:p>
      <text:p text:style-name="P51">–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1">– Куда проваливаться?</text:p>
      <text:p text:style-name="P51">– Они не знают. В тех провалах не видно дна...</text:p>
      <text:p text:style-name="P51">…</text:p>
      <text:p text:style-name="P5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1">– Леди и джентлькольты! Приём окончен! Её Высочество Принцесса Селестия будет рада видеть <text:s/>вас в следующую среду!</text:p>
      <text:p text:style-name="P5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oft-page-break/><text:span text:style-name="T8">–</text:span> Ты? <text:span text:style-name="T8">–</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4">растеря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text:soft-page-break/>– Может, спросишь Луну, куда деваются пони? Сон по её части.</text:p>
      <text:p text:style-name="P3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1">Она повернулась и вышла из зала, почти подметая хвостом пол.</text:p>
      <text:p text:style-name="P37"><text:soft-page-break/></text:p>
      <text:p text:style-name="P1"><text:span text:style-name="T37">&lt;</text:span><text:span text:style-name="T52">Mark Knopfler - </text:span><text:span text:style-name="T51">Hill Farmer's Blues</text:span><text:span text:style-name="T37">&gt;</text:span></text:p>
      <text:p text:style-name="P39">***</text:p>
      <text:p text:style-name="P37"/>
      <text:p text:style-name="P4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0">–<text:span text:style-name="T1"> Но магия есть и сейчас, мам!</text:span></text:p>
      <text:p text:style-name="P4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6">Так возникли пони и многие другие.</text:p>
      <text:p text:style-name="P4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0">–<text:span text:style-name="T1"> Весь мир как Вечнодикий лес?</text:span></text:p>
      <text:p text:style-name="P4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6">– Мааам, а со мной связан элементаль?</text:p>
      <text:p text:style-name="P46">–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0"><text:span text:style-name="T1">– Конечно, мам! «День горящего очага» </text:span>— <text:span text:style-name="T1">верно?</text:span></text:p>
      <text:p text:style-name="P46">–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6">Так возникли аликорны.</text:p>
      <text:p text:style-name="P46">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6">Имя её было Селестия.</text:p>
      <text:p text:style-name="P46">За ней последовала и сестра её, Луна.</text:p>
      <text:p text:style-name="P4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text:soft-page-break/>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6">То есть, всегда.</text:p>
      <text:p text:style-name="P46">Тут и сказке конец. А теперь, Эйприл, залазь на полку и закрывай глазки.</text:p>
      <text:p text:style-name="P46">– Ну мааам! Раскажи ещё что-нибудь! Про Сомбру!</text:p>
      <text:p text:style-name="P46">–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6">– А почему только тебя? А меня? А дядю-горгулия?</text:p>
      <text:p text:style-name="P46">– <text:s/>Тебя я забрать ему не дам. А в дядю не тыкай копытом, это невежливо! Спи уже, мой маленький!</text:p>
      <text:p text:style-name="P46">– Поцелуй меня на ночь, мам!</text:p>
      <text:p text:style-name="P46">– Конечно, мой хороший...</text:p>
      <text:p text:style-name="P46"/>
      <text:p text:style-name="P37">Вагоны убаюкивающе перестукивались по рельсам, унося меня прочь от Кантерлота. Я перевернулся на другой бок и провалился в сон.</text:p>
      <text:p text:style-name="P37"/>
      <text:h text:style-name="Heading_20_2" text:outline-level="2">10. Понивилль</text:h>
      <text:p text:style-name="P37"/>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1">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2">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text:soft-page-break/>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треть арбуза каждое.</text:p>
      <text:p text:style-name="P37">– Ред Делишес? Две серебряшки.</text:p>
      <text:p text:style-name="P37">– Куча?</text:p>
      <text:p text:style-name="P37">– Ну ты даёшь! – хмыкнула Эпплджек. – Даже не смешно.</text:p>
      <text:p text:style-name="P37">– Неужели штука?</text:p>
      <text:p text:style-name="P37">Поняшк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7">Я улыбнулся и кивнул в ответ. Ситуация начала выправляться.</text:p>
      <text:p text:style-name="P3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7">Додж Джанкшена.</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7">Тут Эпплджек прервалась и что есть силы замахала кому-то:</text:p>
      <text:p text:style-name="P37"><text:soft-page-break/>–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text:soft-page-break/>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 </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1.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1">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text:soft-page-break/>–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1">– Хм. Странно. А я помню, как ты, вертясь перед зеркалом, говорила: ну почему я не…</text:p>
      <text:p text:style-name="P4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1"/>
      <text:p text:style-name="P38">***</text:p>
      <text:p text:style-name="P37"/>
      <text:p text:style-name="P101"><text:tab/>Свеча отбрасывала мягкие тени на книжные полки. Спайк положил обглоданную кочерыжку на горку и принялся облизывать пальцы.</text:p>
      <text:p text:style-name="P41">– Так. – <text:s/>я ткнул в позицию в длинном списке оснащения. – Зачем тебе преобразователь пси-поля?</text:p>
      <text:p text:style-name="P4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1">– Спайк! Ковыряться когтем в зубах некрасиво! Тем более, при посторонних!</text:p>
      <text:p text:style-name="P41"><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1">– СПАЙК!!! Откуда ты взял этот листок?!! – Твайлайт покраснела, как варёный рак и выхватила бумажку у меня из рук.</text:p>
      <text:p text:style-name="P41">– У тебя в черновиках, естественно. Ты сама сказала экономить бумагу. – пожал плечами дракончик.</text:p>
      <text:p text:style-name="P41">Я осторожно взял листок назад, перевернув его обратно.</text:p>
      <text:p text:style-name="P41">– Электростимулятор гипоталамуса. Драконий. В комплекте с усиленной больничной койкой и набором фиксаторов.</text:p>
      <text:p text:style-name="P41">– Это ещё чего??? – удивился Спайк. – я что-то не помню, чтоб ты такое хотела!</text:p>
      <text:p text:style-name="P41"><text:soft-page-break/>–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1"><text:span text:style-name="T8">– Вот ещё! </text:span>– возмутился дракончик. – Никогда на такое не соглашусь!</text:p>
      <text:p text:style-name="P41">– Но ты сам подумай, как было бы здорово обладать крыльями! – мечтательно возразила Твайлайт.</text:p>
      <text:p text:style-name="P41">–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1">– Угу. Только шар ты же и прожёг, соревнуясь с Рэйнбоу Дэш в силе отрыжки.</text:p>
      <text:p text:style-name="P4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1">–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26">Луна является изо сна и запрещает Твайлайт дальнейшие исследования – потом Макс встречается с ней во сне</text:span><text:span text:style-name="T8">&gt;</text:span></text:p>
      <text:p text:style-name="P41">– А почему тебя отстранили?</text:p>
      <text:p text:style-name="P41">– Из-за первых результатов. – единорожка насупилась ещё больше. – Они были ужасными.</text:p>
      <text:p text:style-name="P41"/>
      <text:p text:style-name="P42">***</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6"/>
      <text:p text:style-name="P46">– Ага, он был закладкой в четвёртом номере «PlayMare», в разделе «Тридцать две позы, которые удивят вашего френдкольта».</text:p>
      <text:p text:style-name="P46">– Спайк! Немедленно ложись спать!</text:p>
      <text:p text:style-name="P46">– Уже иду. Кукурузу доем только и иду.</text:p>
      <text:p text:style-name="P46">– Кстати, а почему Индрэ считали одержимым?</text:p>
      <text:p text:style-name="P4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text:soft-page-break/>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text:p>
      <text:p text:style-name="P46">– Так у вас знают про людей? Вот это новость!. В Кантерлоте, да и в Понивилле все обращаются со мной, как с диковинкой.</text:p>
      <text:p text:style-name="P46">–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6">– Хм. Ясно. Продолжай, Твайлайт.</text:p>
      <text:p text:style-name="P41"/>
      <text:p text:style-name="P4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1">– Так давай сюда весь Понивилль притащим! Это ж будет на 20% круче! Представляю себе видок Биг Мака в теле мисс Черили, гы-гы!</text:p>
      <text:p text:style-name="P4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1">–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1">– Скажи уж прямо, поближе к королевскому дворцу, Рэр! Все в курсе твоих интересов, сахарок!</text:p>
      <text:p text:style-name="P41">– Эпплджек, я попрошу! Я же никому не говорю, ЧТО ты делаешь с огурцами!</text:p>
      <text:p text:style-name="P41"><text:soft-page-break/>– !!!</text:p>
      <text:p text:style-name="P4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1">Я уселась на пуфике, а подруги заняли места на матрасах…</text:p>
      <text:p text:style-name="P46"/>
      <text:p text:style-name="P46">– Спайк, будь добр, принеси дневник эксперимента. Он в подвале, за шкафом с ретортами, в...</text:p>
      <text:p text:style-name="P46">– В сейфе, я в курсе.</text:p>
      <text:p text:style-name="P46"/>
      <text:p text:style-name="P47">***</text:p>
      <text:p text:style-name="P55">&lt;Seal — Amazing <text:span text:style-name="T1">(T</text:span><text:span text:style-name="T8">hin White Duke Remix)</text:span>&gt;</text:p>
      <text:p text:style-name="P46">Дата: 12.04.1003 А.С.</text:p>
      <text:p text:style-name="P46">Эксперимент: заклинание Воплощения Индрэ</text:p>
      <text:p text:style-name="P46">Испытуемая: Эпплджек</text:p>
      <text:p text:style-name="P46">Синопсис: запись сна со слов испытуемой</text:p>
      <text:p text:style-name="P46">Замечания: замечаний нет</text:p>
      <text:p text:style-name="P46"/>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text:span><text:soft-page-break/><text:span text:style-name="T39">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6"/>
      <text:p text:style-name="P46">Примечания: ПипБак? Стойло? Двойники? Параллельные Эквестрии?</text:p>
      <text:p text:style-name="P1"/>
      <text:p text:style-name="P2">***</text:p>
      <text:p text:style-name="P1"/>
      <text:p text:style-name="P46">Дата: 12.04.1003 А.С.</text:p>
      <text:p text:style-name="P46">Эксперимент: заклинание Воплощения Индрэ</text:p>
      <text:p text:style-name="P46">Испытуемая: Рэйнбоу Дэш</text:p>
      <text:p text:style-name="P46">Синопсис: описание пробуждения испытуемой</text:p>
      <text:p text:style-name="P46">Замечания: испытуемая отказалась дать описание сна. «Гы-гы... Хренасе... Человеки рулят...» <text:span text:style-name="T12">—</text:span><text:span text:style-name="T13"> </text:span><text:span text:style-name="T55">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1">&lt;<text:span text:style-name="T54">d.notive — Talking Flight</text:span>&gt;</text:p>
      <text:p text:style-name="P46">Дата: 12.04.1003 А.С.</text:p>
      <text:p text:style-name="P46"><text:soft-page-break/>Эксперимент: заклинание Воплощения Индрэ</text:p>
      <text:p text:style-name="P46">Испытуемая: Рэрити</text:p>
      <text:p text:style-name="P46">Синопсис: запись сна со слов испытуемой</text:p>
      <text:p text:style-name="P46">Замечания: замечаний нет</text:p>
      <text:p text:style-name="P46"/>
      <text:p text:style-name="P1"><text:span text:style-name="T32">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5">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6"/>
      <text:p text:style-name="P47">***</text:p>
      <text:p text:style-name="P46"/>
      <text:p text:style-name="P46">Дата: 12.04.1003 А.С.</text:p>
      <text:p text:style-name="P46">Эксперимент: заклинание Воплощения Индрэ</text:p>
      <text:p text:style-name="P46">Испытуемая: Флаттершай</text:p>
      <text:p text:style-name="P46">Синопсис: описание пробуждения испытуемой</text:p>
      <text:p text:style-name="P4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6"/>
      <text:p text:style-name="P46">* Примечания: при виде кексиков истерика случилась с Пинки Пай.</text:p>
      <text:p text:style-name="P46"/>
      <text:p text:style-name="P42">***</text:p>
      <text:p text:style-name="P41"/>
      <text:p text:style-name="P46">Дата: 12.04.1003 А.С.</text:p>
      <text:p text:style-name="P46"><text:soft-page-break/>Эксперимент: заклинание Воплощения Индрэ</text:p>
      <text:p text:style-name="P46">Испытуемая: Пинки Пай</text:p>
      <text:p text:style-name="P46">Синопсис: описание пробуждения испытуемой</text:p>
      <text:p text:style-name="P46">Замечания: испытуемая отказалась дать описание сна.</text:p>
      <text:p text:style-name="P46"/>
      <text:p text:style-name="P46">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6"/>
      <text:p text:style-name="P46">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1">– Здравствуй, Макс.</text:p>
      <text:p text:style-name="P41">Я молча смотрел на неё, слегка пошатываясь. В голове воцарилась звенящая пустота.</text:p>
      <text:p text:style-name="P41">Селестия шагнула мне навстречу.</text:p>
      <text:p text:style-name="P41">– Пожалуйста, прошу тебя, не думай так. Мы — не плод твоего воображения, мы — живые, мы — существуем! Когда ты так думаешь, я чувствую, как мир тает.</text:p>
      <text:p text:style-name="P41"><text:soft-page-break/>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1">– <text:s/>Думаю как?</text:p>
      <text:p text:style-name="P41">– Думаешь, что мы — плод твоего воображения, отравленного наркотиком. Это не так. Прошу тебя...</text:p>
      <text:p text:style-name="P41">– А если ты — действительно мой бред? – съязвил я. – Вот сейчас протрезвею, и ты исчезнешь.</text:p>
      <text:p text:style-name="P41">Порыв ветра скрыл аликорницу в вихре снежинок. Её очертания расплылись.</text:p>
      <text:p text:style-name="P41">– Эй, постой, ты куда? Я пошутил! Погоди, не исчезай! Стой! Не оставляй меня здесь!!! Я пошутил!!!</text:p>
      <text:p text:style-name="P4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1">– Ты напугала меня! – пожаловался я ей. – Не исчезай больше!</text:p>
      <text:p text:style-name="P41">Аликорница прижала меня к себе крыльями и устало усмехнулась.</text:p>
      <text:p text:style-name="P41">–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1">– Знаешь, я всё думал над твоими словами тогда, ну, ты помнишь... В бассейне. Они всё ещё в силе? Я могу быть твоим другом?</text:p>
      <text:p text:style-name="P41">Аликорница тихо засмеялась, защекотав мне ухо.</text:p>
      <text:p text:style-name="P4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1">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1">– Времени осталось немного. Мне надо, чтобы ты запомнил одну вещь.</text:p>
      <text:p text:style-name="P41">– А?</text:p>
      <text:p text:style-name="P4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1">– Я доведу! Обещаю! Но что может случиться с тобой, Тия?</text:p>
      <text:p text:style-name="P3">Стук стал громче.</text:p>
      <text:p text:style-name="P4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1">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1">– Что за ерунда? – Я схватился за голову, пытаясь не дать ей взорваться. Потом взглянул вниз и схватился за другое. – Что за херня??!</text:p>
      <text:p text:style-name="P41">Я вскочил и в спешке начал одеваться.</text:p>
      <text:p text:style-name="P41">БАЦ-БАЦ-БАЦ!!!</text:p>
      <text:p text:style-name="P41">– Уже бегу!</text:p>
      <text:p text:style-name="P41">Одевая штаны, я попрыгал к двери на одной ноге. На пороге стояла серая пегаска с косящим взглядом.</text:p>
      <text:p text:style-name="P41">– Привет, Макс. Тебе корреспонденция. – пегаска порылась в сумке и выудила зубами пухлый пакет.</text:p>
      <text:p text:style-name="P41">– «Особенности поведения, питания и размножения приматов». – прочитал я на стикере.</text:p>
      <text:p text:style-name="P41">–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1">– Но нигде не сказано, какие частицы надо ускорять! Мне за эти самоцветы от сестры влетит!</text:p>
      <text:p text:style-name="P4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1"><text:soft-page-break/>–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1">– Эээ! Я не собираюсь ни с чем сталкивать свои яблоки! И перегонять тоже! Давайте лучше их съедим.</text:p>
      <text:p text:style-name="P41">– Тише, поняши! Нас могут услышать! Зачем сейчас спорить о том, о чём мы уже спорили вчера и позавчера?</text:p>
      <text:p text:style-name="P41">–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text:span><text:span text:style-name="T1">частицей! Всё равно кому-то нужно думать вопрос для ускорителя.</text:span></text:p>
      <text:p text:style-name="P41">– Так причём тут ускоритель, Скуталу?! Говорю ж, это для заклинания Индрэ...</text:p>
      <text:p text:style-name="P41">…</text:p>
      <text:p text:style-name="P4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1">Закрыв дверь, я отправился в город.</text:p>
      <text:p text:style-name="P41">…</text:p>
      <text:p text:style-name="P41">–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1">– Ну, если по аналогии с садовым шлангом, струя воды сметёт весь песок и может облить всех рядом присутствующих.</text:p>
      <text:p text:style-name="P41">–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1">– А ты неопытный маг? – парировал я.</text:p>
      <text:p text:style-name="P41">–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2">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text:soft-page-break/>кувшине с водой и приложил к носу единорожки.</text:p>
      <text:p text:style-name="P1"><text:span text:style-name="T8">–</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2">.</text:span></text:p>
      <text:p text:style-name="P41">…</text:p>
      <text:p text:style-name="P41">Вырвавшись от всезнайки на свежий воздух, я направился в центр. Пробежавшись взглядом по заголовкам газет, сплюнул в сердцах.</text:p>
      <text:p text:style-name="P41">«<text:span text:style-name="T29">Чужестранец-человек разбил сердце нашей люби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1">Папарацци хреновы!</text:p>
      <text:p text:style-name="P4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1"><text:span text:style-name="T8">– </text:span>Привет, Эй-Джей! У тебя проблемы?</text:p>
      <text:p text:style-name="P41"><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1"><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1"><text:span text:style-name="T8">– </text:span>Думаю, я могу починить телегу. Только больших нагрузок эта ось уже не выдержит. Но до фермы худо-бедно доедете.</text:p>
      <text:p text:style-name="P41">Эпплджек с сомнением посмотрела на меня.</text:p>
      <text:p text:style-name="P41"><text:span text:style-name="T8">– </text:span>Хошь сказать, ты в Кантерлоте у Селестии под крылышком телеги чинил? Или Рэр сбрехала?</text:p>
      <text:p text:style-name="P41">Я мысленно ругнулся на языкатую единорожку и молча достал пенал с инструментами.</text:p>
      <text:p text:style-name="P41">…</text:p>
      <text:p text:style-name="P41">Собрав инструмент, я потолкал тележку назад-вперёд.</text:p>
      <text:p text:style-name="P41"><text:span text:style-name="T8">– Г</text:span>отово. Принимай работу, хозяйка!</text:p>
      <text:p text:style-name="P41">Эпплджек стиснула меня в сокрушающих объятиях.</text:p>
      <text:p text:style-name="P41"><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text:soft-page-break/>будет, половину товара Макинтош дотащит.</text:p>
      <text:p text:style-name="P4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1"><text:span text:style-name="T8">– </text:span>Этой... Бери... Сам делал... Ток не говори никому, лады?</text:p>
      <text:p text:style-name="P41">Я сунул флягу за пазуху. Биг Мак молниеносно накрыл дерюгой подсумок и через мгновение за телегу заглянула Эпплджек.</text:p>
      <text:p text:style-name="P41"><text:span text:style-name="T8">– </text:span>Чегой-то вы тут скрытничаете, а?</text:p>
      <text:p text:style-name="P4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1"><text:span text:style-name="T8">– </text:span>Бери, сахарок. Для тебя <text:span text:style-name="T8">— </text:span>самые <text:span text:style-name="T8">о</text:span>тборные. И помни: в Яблочной Аллее тебе всегда будут рады!</text:p>
      <text:p text:style-name="P41">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5">именно в такой последовательности.</text:span></text:p>
      <text:p text:style-name="P4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5">объявляла вывеска.</text:span></text:p>
      <text:p text:style-name="P41">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1"><text:span text:style-name="T8">– </text:span>Свободно? <text:span text:style-name="T8">– </text:span>спросил я у единственной пони, сидящей за столиком.</text:p>
      <text:p text:style-name="P41"><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1"><text:span text:style-name="T8">– <text:s/></text:span>Пирог с грибами, яишницу и чизкейк<text:span text:style-name="T8"> – </text:span>сообщил я подошедшей официантке.</text:p>
      <text:p text:style-name="P41"><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1"><text:span text:style-name="T8">– </text:span>И салат «по-Кантерлотски».</text:p>
      <text:p text:style-name="P43">Пока я ел, пони мрачно смотрела на меня, положив голову на стол. Мне стало неловко от её тяжёлого взгляда и я попытался завести разговор.</text:p>
      <text:p text:style-name="P43"><text:span text:style-name="T8">– </text:span>Вы, наверное, ждёте кого-то?</text:p>
      <text:p text:style-name="P43"><text:span text:style-name="T8">– </text:span>Неа.</text:p>
      <text:p text:style-name="P43"><text:span text:style-name="T8">– </text:span>Просто обедаете?</text:p>
      <text:p text:style-name="P43"><text:span text:style-name="T8">– </text:span>Неа.</text:p>
      <text:p text:style-name="P43"><text:span text:style-name="T8">– </text:span>Просто сидите и мрачно смотрите на меня?</text:p>
      <text:p text:style-name="P43"><text:span text:style-name="T8">– </text:span>Неа.</text:p>
      <text:p text:style-name="P43">Хм, а эта пони не из разговорчивых. Ну ладно.</text:p>
      <text:p text:style-name="P43"><text:span text:style-name="T8">– </text:span>А что же вы делаете?</text:p>
      <text:p text:style-name="P43"><text:span text:style-name="T8">– </text:span>Веселюсь. <text:span text:style-name="T8">– </text:span>мрачно заявила пони.</text:p>
      <text:p text:style-name="P43"><text:span text:style-name="T8">– </text:span>Если я вас достал, то так и скажите. Извините.</text:p>
      <text:p text:style-name="P43">Я продолжил есть молча.</text:p>
      <text:p text:style-name="P43"><text:soft-page-break/>Неожиданно пони улыбнулась и подмигнула мне. Её сморщенная мордочка разгладилась и стала весьма милой.</text:p>
      <text:p text:style-name="P43"><text:span text:style-name="T8">– </text:span>Привет, Макс!</text:p>
      <text:p text:style-name="P43">Вот Дискорд! То есть, чёрт! Обитатели этого городка в который раз поражали меня своей проницательностью. У меня на лбу, что ли, написано?!</text:p>
      <text:p text:style-name="P43"><text:span text:style-name="T8">– </text:span>Мы с вами раньше встречались?</text:p>
      <text:p text:style-name="P43"><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3"><text:span text:style-name="T8">– </text:span>Оставь, Салвер.<text:span text:style-name="T8"> </text:span>Ему за счёт заведения.</text:p>
      <text:p text:style-name="P41"><text:span text:style-name="T8">– </text:span>Ясно, мисс Пинки. <text:span text:style-name="T8">– </text:span>официантка кивнула и ушла.</text:p>
      <text:p text:style-name="P41"><text:span text:style-name="T8">– Ч</text:span>его-о-о?<text:span text:style-name="T8"> </text:span>Так это твой бар?</text:p>
      <text:p text:style-name="P41"><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1">Говоря это, кобылка оттянула передними копытами нижние веки, став похожей на маньяка.</text:p>
      <text:p text:style-name="P41"><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1"><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1"><text:span text:style-name="T8">– </text:span>У меня есть идея получше. <text:span text:style-name="T8">– </text:span>на свет показалась фляга Большого Макинтоша.</text:p>
      <text:p text:style-name="P41"><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1"><text:span text:style-name="T8">– </text:span>Починил телегу. Только молчок про самогон, раз уж ты в курсе. <text:span text:style-name="T8">– </text:span>я разлил сидр по чашкам.</text:p>
      <text:p text:style-name="P41"><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1"><text:s/>Сидр Биг Мака на вкус был безобидным, чуть забродившим яблочным соком. Я выпил полную чашку и заявил Пинки:</text:p>
      <text:p text:style-name="P41"><text:span text:style-name="T8">– </text:span>Эт-то ты наззваешь ссуфер-ддуфер-ссильн...?</text:p>
      <text:p text:style-name="P4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1"><text:span text:style-name="T8">– У </text:span>тебя такая смешная мордочка! <text:span text:style-name="T8">– </text:span>захихикали Пинки, покачиваясь. <text:span text:style-name="T8">– </text:span>Как будто ты <text:span text:style-name="T55">подкову </text:span>в пироге обнаружил. Или Селестию в ванной.</text:p>
      <text:p text:style-name="P41"><text:soft-page-break/>Это сравнение пробудило во мне полузабытое воспоминание.</text:p>
      <text:p text:style-name="P41"><text:span text:style-name="T8">– </text:span>Эммм... Скажи-ка мне, мой друг П-п-пинки... Легенда про фаэри <text:span text:style-name="T13">— </text:span><text:span text:style-name="T55">эт правда?</text:span></text:p>
      <text:p text:style-name="P41"><text:span text:style-name="T13">– </text:span><text:span text:style-name="T55">Какая из? Их много, вообще-то. Ик!</text:span></text:p>
      <text:p text:style-name="P41"><text:span text:style-name="T13">– </text:span><text:span text:style-name="T55">Про принцесс. Про то, что они фаэри, спустившиеся с неба во плоти, чтоб помогать пони управлять Эквестрией?</text:span></text:p>
      <text:p text:style-name="P41"><text:span text:style-name="T13">– </text:span><text:span text:style-name="T55">Макс, </text:span><text:span text:style-name="T13">– </text:span><text:span text:style-name="T55">захихикала Пинки, взъерошив копытами розовые кудряшки и попытавшись соорудить из них бороду, </text:span><text:span text:style-name="T13">–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1"><text:span text:style-name="T13">–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1"><text:span text:style-name="T13">– </text:span><text:span text:style-name="T55">Ты что-о-о! Нельзя любить фаэри! Она похитит твоё сердце, и ты будешь искать её, пока не... </text:span><text:span text:style-name="T13">– </text:span><text:span text:style-name="T55">Пинки погрузилась в так и не съеденный салат «по-Кантерлотски» и захрапела.</text:span></text:p>
      <text:p text:style-name="P41"><text:span text:style-name="T13">– </text:span><text:span text:style-name="T55">Пока не умру?</text:span></text:p>
      <text:p text:style-name="P41"><text:span text:style-name="T13">– </text:span><text:span text:style-name="T55">Нет, глупенький, </text:span><text:span text:style-name="T13">– </text:span><text:span text:style-name="T55">пробулькала Пинки из миски. </text:span><text:span text:style-name="T13">– </text:span><text:span text:style-name="T55">Пока не найдёшь.</text:span></text:p>
      <text:p text:style-name="P4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4">Холодок незаметно прокрался мне в душу и прояснил мозги. Я кинул взгляд на часы на стене. Было без десяти шесть.</text:p>
      <text:p text:style-name="P44">Бля!</text:p>
      <text:p text:style-name="P44">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4">БАМММ!!!</text:p>
      <text:p text:style-name="P4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4"><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4"><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4"><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4"><text:span text:style-name="T8">– </text:span>У нас?</text:p>
      <text:p text:style-name="P44">Пинки молча поддела меня носом и буквально закинула на спину.</text:p>
      <text:p text:style-name="P4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text:soft-page-break/>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4">Но недостаточное.</text:p>
      <text:p text:style-name="P4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4"><text:span text:style-name="T8">– </text:span>Стооой! <text:span text:style-name="T8">– </text:span>заорал я. <text:span text:style-name="T8">– </text:span>Выпрыгивай из бочки!!!</text:p>
      <text:p text:style-name="P44">Кобылка-пилот улыбнулась и постукала копытцем по шлему, показывая, что не слышит меня.</text:p>
      <text:p text:style-name="P44"><text:span text:style-name="T8">– </text:span>Выпрыгивааа... <text:span text:style-name="T8">– </text:span>мой крик утонул в рёве рвущихся фейерверков.</text:p>
      <text:p text:style-name="P4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4">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4"><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4">Поняшка ткнула в бок белоснежную пони-единорога. Та раскрыла глаза и осмотрелась.</text:p>
      <text:p text:style-name="P44"><text:span text:style-name="T8">– </text:span>Смотри, вот те и ответ на вопрос, куда деваются пони!</text:p>
      <text:p text:style-name="P44"><text:span text:style-name="T8">– </text:span>Где? <text:span text:style-name="T8">– </text:span>единорожка начала оглядываться.</text:p>
      <text:p text:style-name="P44"><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4"><text:span text:style-name="T8">– </text:span>И что? Я всё равно не пойму, куда пони деваются? И куда пропала Скуталу?</text:p>
      <text:p text:style-name="P44"><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4"/>
      <text:p text:style-name="P45">***<text:line-break/></text:p>
      <text:p text:style-name="P3">Со скрипом восстановив в памяти предыдущий день, я встал с крыльца. Взгляд упал на конверт, <text:soft-page-break/>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1"/>
      <text:p text:style-name="P48">Приветствую тебя, мой маленький человек!</text:p>
      <text:p text:style-name="P48">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8">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8">— </text:span>ключ к разгадке тайны исчезновения пони.</text:p>
      <text:p text:style-name="P48"><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8">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4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48">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4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48">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48">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text:soft-page-break/>проблемами, но я вынуждена это сделать, чтобы ты понял, почему я отказываю тебе в запросе на ускоритель. Псинтел <text:span text:style-name="T8">— </text:span>мэйнхэттенская компания алмазных псов, производящая рубиновые резонаторы для ускорителей <text:span text:style-name="T8">—</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4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48">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48">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4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48">«<text:span text:style-name="T8">P.S. Н</text:span>е гневите мироздание воровством! <text:span text:style-name="T29">Обмен рулит</text:span>!»</text:p>
      <text:p text:style-name="P48">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48">До встречи, мой маленький человек! Крепко обнимаю <text:span text:style-name="T8">— </text:span>если ты уже не сердишься на меня <text:span text:style-name="T8">—</text:span> или просто кладу голову тебе на плечо в противном случае.</text:p>
      <text:p text:style-name="P48"/>
      <text:p text:style-name="P4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0"/>
      <text:p text:style-name="P40">P.S.P.S. <text:span text:style-name="T1">Я всё равно дождусь, когда ты перестанешь злиться!</text:span></text:p>
      <text:p text:style-name="P46"/>
      <text:h text:style-name="Heading_20_2" text:outline-level="2">13. Мэйнхэттен</text:h>
      <text:p text:style-name="P46"/>
      <text:p text:style-name="P44"><text:span text:style-name="T8">– </text:span>Попробуй ещё раз. Может, сбой соединения.</text:p>
      <text:p text:style-name="P4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4"><text:span text:style-name="T8">– </text:span>Не отсылается. Глюк какой-то.</text:p>
      <text:p text:style-name="P44">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Тию нарисовать солнцем «<text:span text:style-name="T8">х#й</text:span>» на небе, чем заставить пони-чинушу поступиться хотя бы запятой в должностных инструкциях.</text:p>
      <text:p text:style-name="P44"><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4"><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4"/>
      <text:p text:style-name="P45">***</text:p>
      <text:p text:style-name="P44"/>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о улицей аккуратного посёлка.</text:p>
      <text:p text:style-name="P44"><text:span text:style-name="T8">– </text:span>Это неправильно! <text:span text:style-name="T8">– </text:span>заявила Рэйнбоу Дэш, отвернувшись от окна.</text:p>
      <text:p text:style-name="P44"><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4"><text:span text:style-name="T8">– </text:span>Да я не про то! <text:span text:style-name="T8">– </text:span>отмахнулась пегаска. <text:span text:style-name="T8">– </text:span>Посмотри на поле.</text:p>
      <text:p text:style-name="P44"><text:span text:style-name="T8">– </text:span>И что? Поле как поле.</text:p>
      <text:p text:style-name="P44"><text:span text:style-name="T8">– </text:span>Оно не убрано. <text:span text:style-name="T8">– </text:span>мрачно ответила Дэш. <text:span text:style-name="T8">– </text:span>Ужас, сколько кукурузы пропадает!</text:p>
      <text:p text:style-name="P44">Я присмотрелся получше и указал пегаске на очередной городок, проносящийся за окном.</text:p>
      <text:p text:style-name="P44"><text:span text:style-name="T8">– </text:span>У самого посёлка поля убраны. Наверняка дойдёт дело и до остальных.</text:p>
      <text:p text:style-name="P44"><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4"><text:span text:style-name="T8">– </text:span>Спасибо, но от пинкиных плюшек у меня фланки округляются.</text:p>
      <text:p text:style-name="P44"><text:span text:style-name="T8">– </text:span>Да ладно тебе! От одной не округлятся.</text:p>
      <text:p text:style-name="P44"><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дискордовщина какая-то! Одни валеты идут!</text:p>
      <text:p text:style-name="P44">За окном несколько пони работали на поле. Что-то странное было в их деятельности.<text:span text:style-name="T8"> </text:span>Как будто…</text:p>
      <text:p text:style-name="P44"><text:span text:style-name="T8">– О</text:span>но и понятно, что поля не убраны. Откуда ж им быть убранными, когда на двух работающих пони целая толпа бездельников!</text:p>
      <text:p text:style-name="P4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4"><text:span text:style-name="T8">– </text:span>Они паслись… Ты можешь себе представить? Макс! Они ПАСЛИСЬ! Ели траву, как какие-то дикари! Фигня какая-то…</text:p>
      <text:p text:style-name="P4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text:soft-page-break/>нос.</text:p>
      <text:p text:style-name="P44">…</text:p>
      <text:p text:style-name="P44">ВЖИИИИИИИИИ!!!</text:p>
      <text:p text:style-name="P4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4"><text:span text:style-name="T8">– </text:span>Что за…?</text:p>
      <text:p text:style-name="P9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4"><text:span text:style-name="T8">– </text:span>Леди и джентльпони! Просьба не паниковать! Поезд дальше не идёт: впереди провал! <text:span text:style-name="T8">– </text:span>крикнул проводник.</text:p>
      <text:p text:style-name="P44"><text:span text:style-name="T8">– </text:span>Какой ещё, в дышло, провал? Я проезжал тут два дня назад!</text:p>
      <text:p text:style-name="P44"><text:span text:style-name="T8">– </text:span>Безобразие! Верните мне деньги за билет!</text:p>
      <text:p text:style-name="P44"><text:span text:style-name="T8">– </text:span>Как вы смеете! Я опоздаю в порт! <text:s/><text:span text:style-name="T8">– </text:span>послышались выкрики в толпе.</text:p>
      <text:p text:style-name="P44">Проводник — седой земнопони стального цвета — поставил фонарь на пол и вытер со лба пот.</text:p>
      <text:p text:style-name="P44"><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4">Я осторожно подошёл к краю и глянул вниз. </text:p>
      <text:p text:style-name="P4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4"><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4"><text:span text:style-name="T8">– </text:span>Дэш, нам надо на ту сторону.</text:p>
      <text:p text:style-name="P44"><text:span text:style-name="T8">– </text:span>Нет проблем. Я могу тебя перенести.</text:p>
      <text:p text:style-name="P44">Я с сомнением посмотрел на пегаску. Дэш в холке была мне по пояс.</text:p>
      <text:p text:style-name="P44"><text:span text:style-name="T8">– </text:span>Ты точно в этом уверена?</text:p>
      <text:p text:style-name="P44">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4"><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4">Мля.</text:p>
      <text:p text:style-name="P44"><text:soft-page-break/><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4">Пегаска почесала затылок и заметила.</text:p>
      <text:p text:style-name="P44"><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4">От поезда к нам кто-то приближался.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4">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4">…</text:p>
      <text:p text:style-name="P4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она начали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4">Разумеется, я посмотрел вниз.</text:p>
      <text:p text:style-name="P4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4">…</text:p>
      <text:p text:style-name="P44">Я валялся на насыпи и трясся как в лихорадке. От пережитого шока меня тошнило.</text:p>
      <text:p text:style-name="P44"><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4"><text:span text:style-name="T8">– </text:span>Я чувствую, что только что упустил отличную возможность отлить на вселенную!</text:p>
      <text:p text:style-name="P44"/>
      <text:p text:style-name="P45">***</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ми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4"><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4"><text:span text:style-name="T8">– </text:span>Удостоверение личности предъявлять? <text:span text:style-name="T8">– </text:span>осведомился я.</text:p>
      <text:p text:style-name="P44"><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4">Бляяя!!! Ах ты ж!!!</text:p>
      <text:p text:style-name="P44">Хлопнула освобождённая дверь, изнутри клацнула щеколда.</text:p>
      <text:p text:style-name="P44"><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4">Дэш, ни слова не говоря, прислонила ухо к двери.</text:p>
      <text:p text:style-name="P44"><text:span text:style-name="T8">– </text:span>Ты будешь смеяться, но именно этим он и занят. Вызывает полицию по телефону. <text:span text:style-name="T8">– </text:span>сообщила пегаска.</text:p>
      <text:p text:style-name="P44"><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4">Пегаска продолжала слушать. Потом глаза её округлились от удивления.</text:p>
      <text:p text:style-name="P44"><text:span text:style-name="T8">– </text:span>Оп-па! <text:span text:style-name="T8">– </text:span>пегаска оторвала ухо от двери. <text:span text:style-name="T8">– </text:span>Макс, кажись, нам надо сваливать отсюда. Долго объяснять. Из того, что я поняла, копы будут не на нашей стороне.</text:p>
      <text:p text:style-name="P44">Ну охренеть! Я что, нанёс моральную травму охраннику своим видом? Добро пожаловать в Эквестрию, страну дружбы и пони!</text:p>
      <text:p text:style-name="P44"><text:span text:style-name="T8">– </text:span>Сколько у нас времени?</text:p>
      <text:p text:style-name="P44">Дэш почесала в затылке.</text:p>
      <text:p text:style-name="P44"><text:span text:style-name="T8">– </text:span>В Мэйнхэттене полиция прибывает на место в течении десяти минут. Но Фетлок — достаточно удалённый пригород. Думаю, двадцать <text:span text:style-name="T8">– </text:span>двадцать пять минут у нас есть.</text:p>
      <text:p text:style-name="P44">Я с наслаждением захреначил ногой в стеклянную дверь павильона. Осколки стекла брызнули во все стороны.</text:p>
      <text:p text:style-name="P44"><text:span text:style-name="T8">– </text:span>Тогда давай сначала обыщем контору. Если уж полиция всё равно ищет нас, так пусть у них хотя бы будет повод!</text:p>
      <text:p text:style-name="P44"/>
      <text:p text:style-name="P45">***</text:p>
      <text:p text:style-name="P44"/>
      <text:p text:style-name="P44"/>
      <text:p text:style-name="P44"><text:soft-page-break/></text:p>
      <text:p text:style-name="P1"><text:span text:style-name="T8"/></text:p>
      <text:p text:style-name="P1"><text:span text:style-name="T8">&lt;</text:span><text:span text:style-name="T22">Макс</text:span><text:span text:style-name="T21"> с Рэйнбоу </text:span><text:span text:style-name="T22">отправляются в Мэйнхеттен за резонатором для ускорителя (Дэш пришлось </text:span><text:span text:style-name="T22">сопровождать Макса, чтоб быстро отнести резонатор обратно в Понивилль, чтоб Твайлайт занялась его настройкой, пока Макс будет возвращаться поездом. Самому Максу пришлось отправиться в Фетлок, потому что мандат был на его имя).</text:span></text:p>
      <text:p text:style-name="P30">По дороге Они читают газеты о том, что Макса считают виновным в болезни Селестии (бессонница) (в газете — фотка из известной сцены в библиотеке, где Макс «кроет» Селестию). Также по дороге — авария (релься провалились в очередной провал). Там они мимоходом видят Трикси (путешествует инкогнито), которая перебирается через провал с помощью левитации. Макс с Дэш тоже перебираются через провал (Дэш переносит Макса). </text:p>
      <text:p text:style-name="P30">В пригороде Мэйнхэттена — Фетлоке — они находят павильон с ускорителем и экспроприируют его резонатор, преодолевая сопротивление охраны (охрана накинулась на Макса, так как утром уже вышла газета об исчезновении Селестии и обвинении Макса в киднэппинге — Макс с Дэш узнают об этом в Понивилле, прочитав газету). <text:s/>Трикси гримирует Макса и он покидает Фетлок.</text:p>
      <text:p text:style-name="P30">После чего Макс с Дэш возвращаются в Понивилль тайными тропами (Дэш отказывается покидать Макса, носит ему хавку и помогает добраться обратно - глава 34 с Дэш). По дороге видят обеспоневшую Эквестрию (а многие оставшиеся пони без магии уже превратились в неразумных лошадок).</text:p>
      <text:p text:style-name="P30"/>
      <text:p text:style-name="P3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0"/>
      <text:p text:style-name="P30"/>
      <text:p text:style-name="P30"/>
      <text:p text:style-name="P1"><text:span text:style-name="T22">В Понивилле</text:span><text:span text:style-name="T21"> — эксперимент с Воплощением Индрэ на </text:span><text:span text:style-name="T2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text:span><text:span text:style-name="T24">Флаттершай, Пинки, Рэрити — они хотят открыть окно с помощью магов (Селестию должна заменить шестёрка Элементов). </text:span></text:p>
      <text:p text:style-name="P28">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пробраться Индиго и Трикси).</text:p>
      <text:p text:style-name="P28"><text:soft-page-break/>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37"/>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7">&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7"><text:span text:style-name="T22">- В законе не указана конкретный соправитель Диархии!</text:span>&gt;</text:p>
      <text:p text:style-name="P37"/>
      <text:p text:style-name="P37">&lt;<text:span text:style-name="T22">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37">&lt;<text:span text:style-name="T21"> - </text:span><text:span text:style-name="T22">С кем у тебя ещё были… отношения?</text:span></text:p>
      <text:p text:style-name="P28">- С Рэйнбоу Дэш — ответил я несчастным голосом. - И, может быть, с Пинки.</text:p>
      <text:p text:style-name="P37"><text:span text:style-name="T22">- А ты живчик. - удивлённо заметила Луна и нахмурилась. - На меня не рассчитывай</text:span>&gt;</text:p>
      <text:p text:style-name="P37"/>
      <text:p text:style-name="P41">Но реальная Эквестрия здорово отличалась от сериальной. </text:p>
      <text:p text:style-name="P41"/>
      <text:p text:style-name="P41"/>
      <text:p text:style-name="P57"><text:span text:style-name="T8">–</text:span> Заклинания Свирла Бородатого обычно срабатывают без ошибок.</text:p>
      <text:p text:style-name="P57"><text:span text:style-name="T8">–</text:span> Если их правильно вызывают, <text:span text:style-name="T8">–</text:span> пробурчал возвратившийся Спайк, укладываясь в корзинку.</text:p>
      <text:p text:style-name="P57"><text:span text:style-name="T8">–</text:span> Что он имел ввиду?</text:p>
      <text:p text:style-name="P57"><text:span text:style-name="T8">–</text:span> Нууу, - Твайлайт смутилась, <text:span text:style-name="T8">–</text:span> заклинание сработало со второй попытки. В первый раз, с <text:span text:style-name="T27">полгода </text:span><text:span text:style-name="T27">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text:soft-page-break/>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57"/>
      <text:p text:style-name="P57"><text:span text:style-name="T8">&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1"/>
      <text:p text:style-name="P57"><text:span text:style-name="T8">–</text:span> Да, печально получилось <text:span text:style-name="T8">&lt;</text:span><text:span text:style-name="T22">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7"><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7"><text:span text:style-name="T8">–</text:span> Нет, она мне ничего не говорила. Но, видишь ли, ваше королевство и вы сами описаны в моём мире в детском сериале.</text:p>
      <text:p text:style-name="P57"><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7">Я покачал головой.</text:p>
      <text:p text:style-name="P57"><text:span text:style-name="T8">–</text:span> Вряд ли кто-то из людей побывал здесь до меня. До вас ведь никто не вызывал это заклинание Свирла?</text:p>
      <text:p text:style-name="P57"><text:span text:style-name="T8">–</text:span> Нет. Собрание столь сильных магов запомнилось бы.</text:p>
      <text:p text:style-name="P57"><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7"><text:span text:style-name="T8">–</text:span> Вам нравятся рассказы про Эквестрию? <text:span text:style-name="T8">–</text:span> Твайлайт улыбнулась.</text:p>
      <text:p text:style-name="P57"><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7"><text:span text:style-name="T8">–</text:span> Брони?</text:p>
      <text:p text:style-name="P57"><text:span text:style-name="T8">–</text:span> Так называют себя поклонники этого детского сериала и вас самих <text:span text:style-name="T1">—</text:span> сериальных.</text:p>
      <text:p text:style-name="P57">Твайлайт зарделась.</text:p>
      <text:p text:style-name="P57"><text:span text:style-name="T8">–</text:span> Ого! У нас есть поклонники! Интересно было бы поговорить об этом с твоим другом.</text:p>
      <text:p text:style-name="P57"><text:span text:style-name="T8">–</text:span> Его нет. Он погиб полгода назад.</text:p>
      <text:p text:style-name="P57"><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57"><text:span text:style-name="T8">–</text:span> Всё в порядке, Твайлайт.</text:p>
      <text:p text:style-name="P57">Твайлайт подошла к нише у двери, зажгла небольшую горелку и поставила на неё небольшой изящный чайничек</text:p>
      <text:p text:style-name="P57"><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1"><text:soft-page-break/></text:p>
      <text:p text:style-name="P41"/>
      <text:p text:style-name="P41"/>
      <text:p text:style-name="P41"/>
      <text:p text:style-name="P41"/>
      <text:p text:style-name="P57">Я помолчал, собираясь с мыслями. Мысли собирались туго, но самое тупое решение мне пришло в голову ещё в Кантерлоте.</text:p>
      <text:p text:style-name="P57"><text:span text:style-name="T8">–</text:span> Я помню, ваша магия Элементов Гармонии обладает большой силой.</text:p>
      <text:p text:style-name="P57"><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7"><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57">Глаза Твайлайт в ужасе расширились. Она поперхнулась.</text:p>
      <text:p text:style-name="P57"><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7"><text:span text:style-name="T8">–</text:span> Для восстановления гармонии, говришь, <text:span text:style-name="T8">–</text:span> я почесал затылок.</text:p>
      <text:p text:style-name="P57"><text:span text:style-name="T8">–</text:span> Ну да, это так. Большие возмущения гармонии можно исправить только с помощью… Ой!..</text:p>
      <text:p text:style-name="P57"><text:span text:style-name="T8">–</text:span> Угу, вот именно. Сейчас имеем “большое возмущение гармонии”.</text:p>
      <text:p text:style-name="P57">Твайлайт прижала копыта к вискам.</text:p>
      <text:p text:style-name="P61"/>
      <text:p text:style-name="P57"><text:span text:style-name="T8">–</text:span> Ты не понимаешь… Я сейчас расскажу.</text:p>
      <text:p text:style-name="P57"/>
      <text:p text:style-name="P57"/>
      <text:p text:style-name="P57"/>
      <text:p text:style-name="P57"><text:span text:style-name="T8">–</text:span> Найтмэр Мун и Дискорд не разорвались и не сгорели.</text:p>
      <text:p text:style-name="P57"><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6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text:soft-page-break/>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8">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1"/>
      <text:h text:style-name="P126" text:outline-level="2">Сон Рэрити</text:h>
      <text:p text:style-name="P57"/>
      <text:p text:style-name="P57">… в огромном пустом пространстве, а меня окружают звёзды, <text:span text:style-name="T1">–</text:span> рассказывала Рэрити, когда мы с пегаской вломились в библиотеку.</text:p>
      <text:p text:style-name="P57"><text:span text:style-name="T1">–</text:span> Привет Макс, - кивнула она мне.</text:p>
      <text:p text:style-name="P57">Рэрити перевела взгляд с меня на взъерошенную пегаску и недоверчиво сморщила носик.</text:p>
      <text:p text:style-name="P57"><text:span text:style-name="T1">–</text:span> Боже, какие страсти! - прошептала она.</text:p>
      <text:p text:style-name="P5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7"><text:span text:style-name="T1">–</text:span> Ну так вот, <text:span text:style-name="T1">–</text:span> продолжила Рэрити, <text:span text:style-name="T1">–</text:span> в этом космосе вдруг появилась звёздочка...</text:p>
      <text:p text:style-name="P57"/>
      <text:p text:style-name="P58">***</text:p>
      <text:p text:style-name="P57"><text:soft-page-break/></text:p>
      <text:p text:style-name="P57"><text:span text:style-name="T8">&lt;</text:span><text:span text:style-name="T21">Влад рассказывает Максу о своём сне </text:span><text:span text:style-name="T26">—</text:span><text:span text:style-name="T21"> как он был поняхой, а потом проснулся в мире Терры</text:span><text:span text:style-name="T8">&gt;</text:span></text:p>
      <text:p text:style-name="P57"/>
      <text:p text:style-name="P57"/>
      <text:p text:style-name="P58">***</text:p>
      <text:p text:style-name="P61"/>
      <text:p text:style-name="P10"/>
      <text:p text:style-name="P61"><text:span text:style-name="T44">&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66">&lt;<text:span text:style-name="T1">О рейде пони-рейнджеров Максу рассказывает Луна во время его возвращения в Кантерлот после исчезновения Селестии.</text:span>&gt;</text:p>
      <text:p text:style-name="P37"/>
      <text:p text:style-name="P67">&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7"/>
      <text:p text:style-name="P57"><text:span text:style-name="T8">–</text:span> Ты могла бы нести меня телекинезом. Я, после того, как узнал о ваших способностях, удивлялся, почему ты этого не сделала?</text:p>
      <text:p text:style-name="P57"><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4"><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57"/>
      <text:p text:style-name="P57"><text:span text:style-name="T8">–</text:span> А дальше всё было хуже, намного хуже...</text:p>
      <text:p text:style-name="P57"/>
      <text:p text:style-name="P1"/>
      <text:p text:style-name="P57"/>
      <text:p text:style-name="P58">***</text:p>
      <text:p text:style-name="P61"/>
      <text:p text:style-name="P57"><text:span text:style-name="T8">&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1"/>
      <text:h text:style-name="P126" text:outline-level="2">Рейд пони-рэйнджеров</text:h>
      <text:p text:style-name="P57">&lt;Магия изо всех окраин Эквестрии бежит к её центру — в Вечнодикий лес&gt;</text:p>
      <text:p text:style-name="P63">(леденящий душу триллер, музыка тревожная)</text:p>
      <text:p text:style-name="P59">&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text:soft-page-break/>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7"><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57"><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57"><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57"><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5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7"><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57"><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57"><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57">Дальше мы передвигались с интервалом бескрылого прыжка, чтобы не нанести друг другу увечий в случае работы оружием.</text:p>
      <text:p text:style-name="P58">***</text:p>
      <text:p text:style-name="P57"><text:span text:style-name="T8">–</text:span> Шанту?</text:p>
      <text:p text:style-name="P57"><text:span text:style-name="T8">–</text:span> Ваше Высочество? Мы никогда не встречали такое существо раньше и я…</text:p>
      <text:p text:style-name="P57"><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7"><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7"><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0">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58">***</text:p>
      <text:p text:style-name="P57"><text:span text:style-name="T8">&lt;</text:span><text:span text:style-name="T22">Добавить кокатрикса, мантикору и древесных волков. Тентаклианы переименовать в пландерсиды</text:span><text:span text:style-name="T8">&gt;</text:span></text:p>
      <text:p text:style-name="P5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7"><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7"><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5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7"><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57">Поэтому мы ещё тщательнее стали высматривать в траве камни древнего пути. Когда-то это был самый <text:span text:style-name="T8">&lt;</text:span><text:span text:style-name="T21">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7"><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57"><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5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7"><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5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7"><text:span text:style-name="T8">–</text:span> Дискорд! Что их убило? <text:span text:style-name="T8">–</text:span> присвистнул обошедший Хорста с другой стороны Калрус.</text:p>
      <text:p text:style-name="P57"><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text:soft-page-break/>единорогов и крыльями пегасов.</text:p>
      <text:p text:style-name="P57">Я поднял нагрудную бляху, лежащую на скелете с раздавленной грудной клеткой.</text:p>
      <text:p text:style-name="P57"><text:span text:style-name="T8">–</text:span> Это королевский конвой. Такие были на службе у принцесс ещё лет двадцать назад, до Раздора.</text:p>
      <text:p text:style-name="P57"><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57"><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7">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58">***</text:p>
      <text:p text:style-name="P57"><text:span text:style-name="T8">–</text:span> Откуда там останки пегасов? Кто мог поймать их там? Они могут уйти от любой засады.</text:p>
      <text:p text:style-name="P57"><text:span text:style-name="T8">–</text:span> Не знаю, как насчёт летунов, принцессса, но когда мы осматривали кости, на нас было совершено нападение...</text:p>
      <text:p text:style-name="P57"><text:span text:style-name="T8">–</text:span> Вот как? На королевскую стражу в центре Эквестрии? Кто же это был?</text:p>
      <text:p text:style-name="P57"><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1">???</text:span><text:span text:style-name="T8">&gt;</text:span></text:p>
      <text:p text:style-name="P57">Луна обошла Кимеринна. </text:p>
      <text:p text:style-name="P57"><text:span text:style-name="T8">–</text:span> У вас рассечен бок. И колотая рана на шее.</text:p>
      <text:p text:style-name="P57"><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57"><text:span text:style-name="T8">–</text:span> Расслабьтесь, Кимеринн. Вы очень скованы. Я вижу, вам нелегко пришлось в этом походе.</text:p>
      <text:p text:style-name="P57">Растерзанная шея жеребца напомнила Луне о другом, которого она называла на “ты” больше тысячи лет назад, во время восстания.</text:p>
      <text:p text:style-name="P57"><text:span text:style-name="T8">–</text:span> Я ценю вашу службу и хочу достойно наградить вас. Спрашивайте.</text:p>
      <text:p text:style-name="P57"><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57">Луна вздохнула. Всё-таки, насколько легче было быть Найтмэр-Мун! Тогда ей не нужно было стесняться своих желаний и все было намного проще.</text:p>
      <text:p text:style-name="P57"><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57"><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57">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7">Он был высок для пони и Луне понадобилось всего лишь немного склонить шею, чтобы тихо выдохнуть ему в ухо:</text:p>
      <text:p text:style-name="P57"><text:span text:style-name="T8">–</text:span> Ну что же… Я рада оказать такую услугу… Тебе…</text:p>
      <text:p text:style-name="P57"><text:span text:style-name="T8">–</text:span> Принцесса…</text:p>
      <text:p text:style-name="P57"><text:span text:style-name="T8">–</text:span> Луна, мой дорогой. Для тебя <text:span text:style-name="T8">—</text:span> Луна…</text:p>
      <text:p text:style-name="P57"><text:soft-page-break/>...</text:p>
      <text:p text:style-name="P57"/>
      <text:h text:style-name="P126" text:outline-level="2">Рейд пони-рэйнджеров-2 (<text:span text:style-name="T21">продолжение рейда пони-рэйнджеров</text:span>)</text:h>
      <text:p text:style-name="P57"/>
      <text:p text:style-name="P5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7">Мэдтроттер подошёл к холму и зацепил концом алебарды зелёный покров.</text:p>
      <text:p text:style-name="P57"><text:span text:style-name="T1">–</text:span> Металл! <text:span text:style-name="T1">–</text:span> удивлённо воскликнул он. <text:span text:style-name="T1">–</text:span> И стекло.</text:p>
      <text:p text:style-name="P57">В металлической поверхности сверкнуло небольшое прямоугольное окошко.</text:p>
      <text:p text:style-name="P57">Я прошёл вдоль холма и вскоре под побегами дикого винограда обнаружил вход, открывающий внутренности холма.</text:p>
      <text:p text:style-name="P5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7">Внутренности этого металлического “корабля” не вызывали у меня доверия. Но Вечнодикий лес после встречи с <text:span text:style-name="T8">&lt;</text:span><text:span text:style-name="T21">гидрорысью</text:span><text:span text:style-name="T8">&gt;</text:span> и нападением <text:span text:style-name="T8">&lt;</text:span><text:span text:style-name="T21">тентаклиан</text:span><text:span text:style-name="T8">&gt;</text:span> казался мне ещё опаснее. А если этот корабль обследовать как следует…</text:p>
      <text:p text:style-name="P57"><text:span text:style-name="T8">–</text:span> Заночуем внутри. - <text:span text:style-name="T1">р</text:span>ешил я.</text:p>
      <text:p text:style-name="P57"><text:span text:style-name="T8">&lt;</text:span><text:span text:style-name="T21">Нужен ли тут самолёт? Нужен артефакт из Fallout Equestria - летучий корабль</text:span>?<text:span text:style-name="T8">&gt;</text:span></text:p>
      <text:p text:style-name="P57">Утро встретило нас туманом. Я пытался рассмотреть руины замка на противоположном берегу.</text:p>
      <text:p text:style-name="P57"><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57"><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7">Я сбросил громоздкие перемётные сумки с поклажей, оставив только закреплённый на ноге кинжал.</text:p>
      <text:p text:style-name="P5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8">***</text:p>
      <text:p text:style-name="P5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7"><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57">Кимеринн планировал над одним из чёрных омутов посреди болота, когда нечто длинное и тонкое <text:soft-page-break/>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7"><text:span text:style-name="T8">–</text:span> Поворачивайте, уходите от болота! <text:span text:style-name="T8">–</text:span> донёсся его крик.</text:p>
      <text:p text:style-name="P5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8">***</text:p>
      <text:p text:style-name="P57"><text:span text:style-name="T8">–</text:span> Дискорд тебе в крыло, Ким, ты таки заставил нас попотеть! Что там за чертовщина?</text:p>
      <text:p text:style-name="P57">Я отлепился от серебристой поверхности и прыгул на землю.</text:p>
      <text:p text:style-name="P57"><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57">Сброшенный обрубок лианы медленно извивался, стараясь найти опору, вокруг которой можно было бы обвиться. </text:p>
      <text:p text:style-name="P57"><text:span text:style-name="T8">– </text:span>Схватил бы за крыло <text:span text:style-name="T8">—</text:span> я бы не вырвался.</text:p>
      <text:p text:style-name="P57">Я взглянул вверх. На металлической стенке чётко отпечатались четыре полукруга копыт. </text:p>
      <text:p text:style-name="P57"><text:span text:style-name="T8">–</text:span> И пришлось бы тебе за меня во дворце отдуваться.</text:p>
      <text:p text:style-name="P57"><text:span text:style-name="T8">–</text:span> Нашел что-нибудь интересное в развалинах?</text:p>
      <text:p text:style-name="P57"><text:span text:style-name="T8">–</text:span> А как же! Странное такое. Похожее на обезьяну. Но стройнее и грациознее. И оно было одето…</text:p>
      <text:p text:style-name="P57"><text:span text:style-name="T8">–</text:span> Одето?</text:p>
      <text:p text:style-name="P57"><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57"><text:span text:style-name="T8">–</text:span> Ещ одно неизвестное чудовище! <text:s/>Что-то их тут много развелось.</text:p>
      <text:p text:style-name="P57">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7">Я забросил на спину перемётные сумки и дал команду сбора.</text:p>
      <text:p text:style-name="P57"><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57">“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text:soft-page-break/>меня за ногу.</text:p>
      <text:p text:style-name="P57"><text:span text:style-name="T8">–</text:span> Вы ведь в неопасное место идёте, да?</text:p>
      <text:p text:style-name="P57"><text:span text:style-name="T8">–</text:span> Да, Силк Мэйн, в неопасное.</text:p>
      <text:p text:style-name="P57"><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7"><text:span text:style-name="T8">–</text:span> Силк, не волнуйся, если будет опасно, мы сразу же повернём. (И пойдём другой дорогой <text:span text:style-name="T8">—</text:span> додумал я).</text:p>
      <text:p text:style-name="P57">Силк Мэйн выпустила мою ногу, успокаиваясь. Я пошёл в казарму, а кобылки продолжали молча смотреть на меня...</text:p>
      <text:p text:style-name="P5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7">Опять таки, шансы для Мэда и Калруса <text:s/>пройти через болото <text:span text:style-name="T8">—</text:span> ничтожны.</text:p>
      <text:p text:style-name="P57"><text:span text:style-name="T8">–</text:span> Возвращаемся, Мэдди, <text:span text:style-name="T8">–</text:span> решил я. <text:span text:style-name="T8">–</text:span> Намотрелись достаточно.</text:p>
      <text:p text:style-name="P57">Пусть принцесса считает меня трусом, пусть я больше не смогу взглянуть ей в глаза, но я должен сделать то, что делаю. Мы возвращаемся…</text:p>
      <text:p text:style-name="P57"/>
      <text:h text:style-name="P126" text:outline-level="2">Продолжение ЛСД-чаепития</text:h>
      <text:p text:style-name="P57"/>
      <text:p text:style-name="P57"><text:s/>Так значит, своим появлением я невольно поспособствовал гибели особенного пони Луны? Мне очень жаль…</text:p>
      <text:p text:style-name="P57">Селестия через силу улыбнулась.</text:p>
      <text:p text:style-name="P57"><text:span text:style-name="T8">–</text:span> Пони умеют переносить тяготы, Макс. <text:span text:style-name="T8">–</text:span> Иначе бы мы не выжили. В нашей истории бывали очень тяжёлые времена.</text:p>
      <text:p text:style-name="P5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7"><text:span text:style-name="T8">&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text:span><text:span text:style-name="T21">Модуль “Селестия” <text:s/>замкнулся сам в себе.</text:span><text:span text:style-name="T8">&gt;</text:span></text:p>
      <text:p text:style-name="P57"><text:span text:style-name="T8">&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57"/>
      <text:p text:style-name="P57"/>
      <text:p text:style-name="P57"/>
      <text:p text:style-name="P57"><text:span text:style-name="T8">–</text:span> Тия, я…</text:p>
      <text:p text:style-name="P57"><text:span text:style-name="T8">–</text:span> Не говори ничего! Твайлайт нашла в архиве северного крыла полузаконченное заклинание <text:span text:style-name="T8">C</text:span>вирла <text:soft-page-break/>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7">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57">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57">Селестия замолчала, потом медленно поднесла ко рту чашку с холодным чаем и сделала три глубоких глотка.</text:p>
      <text:p text:style-name="P57"><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57"><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57"><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7"/>
      <text:p text:style-name="P87"/>
      <text:p text:style-name="P67">Она вытянула шею и начала по очереди сгибать-разгибать ноги, разминая суставы.</text:p>
      <text:p text:style-name="P67"><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57"/>
      <text:p text:style-name="P57"><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57">Её образ расплывался, в голове стоял звон, звуки проникали в уши как будто через толстый слой ваты.</text:p>
      <text:p text:style-name="P57"><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7">мочь мне. Помочь всем нам. А сейчас иди, отдыхай.</text:p>
      <text:p text:style-name="P57"/>
      <text:h text:style-name="P126" text:outline-level="2">В библиотеке замка Селестии</text:h>
      <text:p text:style-name="P92"/>
      <text:p text:style-name="P6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text:soft-page-break/>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7">Мда. Я захлопнул книгу <text:span text:style-name="T8">&lt;</text:span><text:span text:style-name="T21">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1">название библиотеки</text:span><text:span text:style-name="T8">&gt;</text:span>, пытаясь найти хоть какую-нибудь зацепку. Но всё тщётно.</text:p>
      <text:p text:style-name="P57">Если верить заклинанию, я <text:span text:style-name="T8">—</text:span> внешняя сила, и если меня хорошо попросить <text:span text:style-name="T8">&lt;</text:span><text:span text:style-name="T21">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7"/>
      <text:h text:style-name="P126" text:outline-level="2">Понивилль</text:h>
      <text:p text:style-name="P57"/>
      <text:h text:style-name="P126" text:outline-level="2">Знакомство с Элементами Гармонии</text:h>
      <text:p text:style-name="P57"/>
      <text:p text:style-name="P57">На следующий день я застал в библиотеке кроме Твайлайт ещё трёх кобылок.</text:p>
      <text:p text:style-name="P57"><text:span text:style-name="T1">–</text:span> Знакомься, Макс <text:span text:style-name="T1">–</text:span> начала представлять меня Твайлайт, <text:span text:style-name="T1">–</text:span> это Пинки Пай.</text:p>
      <text:p text:style-name="P57"><text:span text:style-name="T1">–</text:span> Очень приятно, Макс.</text:p>
      <text:p text:style-name="P5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7"><text:span text:style-name="T1">–</text:span> ...то Рэрити! <text:span text:style-name="T1">–</text:span> Твайлайт представила светлую единорожку, которая чуть склонила голову в приветствии.</text:p>
      <text:p text:style-name="P57"><text:span text:style-name="T1">–</text:span> Макс, <text:span text:style-name="T1">–</text:span> кивнул я ей в ответ.</text:p>
      <text:p text:style-name="P57"><text:span text:style-name="T1">–</text:span> Рэйнбоу Дэш! <text:span text:style-name="T1">–</text:span> голубая пегаска представилась сама, насмешливо наморщив нос.</text:p>
      <text:p text:style-name="P57"><text:span text:style-name="T1">–</text:span> Макс. <text:span text:style-name="T1">–</text:span> закончил представляться я.</text:p>
      <text:p text:style-name="P57">Твайлайт продолжила прерванную моим появлением беседу.</text:p>
      <text:p text:style-name="P57"><text:span text:style-name="T1">–</text:span> Как я вам уже рассказывала, заклинание Свирла вызвало сюда Макса. И он хочет нам помочь, но не знает, как.</text:p>
      <text:p text:style-name="P57">Голубая пегаска вомущённо фыркнула.</text:p>
      <text:p text:style-name="P57"><text:span text:style-name="T1">–</text:span> А нужно ли нам помогать? Сами как-нибудь справимся!</text:p>
      <text:p text:style-name="P57"><text:span text:style-name="T1">–</text:span> Но Дэш, дорогая, неужели ты думаешь, что Твайлайт и принцесса Селестия не перепробовали всё возможное?</text:p>
      <text:p text:style-name="P57"><text:span text:style-name="T1">–</text:span> Рэрити грациозно улеглась на подушку, пододвинув её к себе магией.</text:p>
      <text:p text:style-name="P5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7"><text:soft-page-break/>Я ошеломлённо посмотрел на неё.</text:p>
      <text:p text:style-name="P57"><text:span text:style-name="T1">–</text:span> Откуда ты знаешь?</text:p>
      <text:p text:style-name="P5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7"><text:span text:style-name="T1">– </text:span>47 лет? Такой старый? <text:span text:style-name="T1">–</text:span> тихо произнесла Рэйнбоу Дэш с сомнением поглядывая на меня.</text:p>
      <text:p text:style-name="P57"><text:span text:style-name="T1">–</text:span> Не старый. У нас живут, в среднем, до 90-ти <text:span text:style-name="T1">–</text:span> 100-а лет.</text:p>
      <text:p text:style-name="P5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7"><text:span text:style-name="T1">–</text:span> Программы. Это такие… гм… заклинания. Ты пишешь программу, запускаешь её, а потом она делает что-то для тебя.</text:p>
      <text:p text:style-name="P57"><text:span text:style-name="T1">–</text:span> То есть, ты, типа, волшебник в своём мире?</text:p>
      <text:p text:style-name="P57"><text:span text:style-name="T1">–</text:span> Вряд ли меня так можно называть. Очень далёкие параллели. У нас совсем нет магии.</text:p>
      <text:p text:style-name="P5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7"/>
      <text:p text:style-name="P57"/>
      <text:p text:style-name="P57">...</text:p>
      <text:p text:style-name="P57"/>
      <text:p text:style-name="P5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7"><text:span text:style-name="T1">–</text:span> Ну… В общем, да. Надо ещё пригласить Эпплджек и Флаттершай.</text:p>
      <text:p text:style-name="P5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7"><text:span text:style-name="T1">–</text:span> О, Рэрити, спасибо-спасибо-спасибо! <text:span text:style-name="T1">–</text:span> Твайлайт обняла единорожку.</text:p>
      <text:p text:style-name="P5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7">Рэйнбоу Дэш развернулась к выходу из библиотеки.</text:p>
      <text:p text:style-name="P5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7"><text:span text:style-name="T1">–</text:span> Мне кажется, Макс, ты ей чем-то не нравишься, <text:span text:style-name="T1">–</text:span> заметила Рэрити.</text:p>
      <text:p text:style-name="P57"><text:span text:style-name="T1">–</text:span> А, по-моему, так наоборот, <text:span text:style-name="T1">–</text:span> хмыкнул Спайк, всё это время евший в сторонке какие-то сверкающие кристаллы.</text:p>
      <text:p text:style-name="P57"><text:span text:style-name="T1">–</text:span> Но довольно слов. Что нужно делать, дорогая? <text:span text:style-name="T1">–</text:span> обратилась Рэрити к Твайлайт.</text:p>
      <text:p text:style-name="P57"><text:span text:style-name="T1">–</text:span> До утра <text:span text:style-name="T1">—</text:span> ничего. Потом вам нужно лечь рядом и я вызову заклинание двойного сна.</text:p>
      <text:p text:style-name="P57"><text:span text:style-name="T1">–</text:span> Отлично, тогда я ещё успею привести себя в порядок. На все сто нужно выглядеть даже во сне. Тем более, в чужом.</text:p>
      <text:p text:style-name="P57">Рэрити вышла на улицу. Я поднялся с места.</text:p>
      <text:p text:style-name="P57"><text:span text:style-name="T1">–</text:span> Я тоже, пожалуй, пройдусь.</text:p>
      <text:p text:style-name="P57"><text:soft-page-break/><text:span text:style-name="T1">–</text:span> Далеко не уходи, Макс. Понивилль не такой уж и маленький, новичок в нём запросто может заблудиться.</text:p>
      <text:p text:style-name="P57"><text:span text:style-name="T1">–</text:span> Не волнуйся, Твайлайт. Пройдусь до железной дороги и обратно.</text:p>
      <text:p text:style-name="P5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7">Дойдя до железной дороги, я пошёл вдоль неё, постепеннно выходя за пределы городка.</text:p>
      <text:p text:style-name="P57">Чувствительный толчок чуть выше пояса заставил меня сделать два шага вперёд, чтобы не упасть.</text:p>
      <text:p text:style-name="P57">Я обернулся.</text:p>
      <text:p text:style-name="P57">Сзади стояла Рэйнбоу Дэш с растрёпанной от толчка чёлкой.</text:p>
      <text:p text:style-name="P5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7"><text:span text:style-name="T1">–</text:span> Рэйнбоу, успокойся. О чём ты?</text:p>
      <text:p text:style-name="P57">Она глядела сквозь чёлку куда-то мимо меня, отворачивая взгляд. Заднее копыто легонько притоптывало.</text:p>
      <text:p text:style-name="P57"><text:span text:style-name="T1">–</text:span> Ты знаешь, о чём. Должен знать, <text:span text:style-name="T1">–</text:span> отрезала она, ничего не объясняя.</text:p>
      <text:p text:style-name="P57"><text:span text:style-name="T1">–</text:span> Я не понимаю. Честно. Что ты чувствуешь?</text:p>
      <text:p text:style-name="P5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7"/>
      <text:p text:style-name="P70"/>
      <text:h text:style-name="P126" text:outline-level="2">Первый сеанс двойного сна. Рэрити</text:h>
      <text:p text:style-name="P57"/>
      <text:p text:style-name="P57"><text:span text:style-name="T8">&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7"><text:span text:style-name="T21">Сон одновременно смотрели Рэрити, Пинки и РД. Флатти и ЭйДжей не успели подойти вовремя, т.к. жили за городом.</text:span><text:span text:style-name="T8">&gt;</text:span></text:p>
      <text:p text:style-name="P57"/>
      <text:p text:style-name="P57">Когда я вернулся в библиотеку, Твайлайт и Спайк уже соорудили нечто вроде мягкого уголка на втором этаже.</text:p>
      <text:p text:style-name="P57"><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57"><text:span text:style-name="T8">–</text:span> Может, и поместимся. Но, вообще, я во сне верчусь.</text:p>
      <text:p text:style-name="P57"><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57"><text:span text:style-name="T8">–</text:span> Рэ-ри-тиии! - прошептал в восхищении Спайк.</text:p>
      <text:p text:style-name="P57">И было отчего.</text:p>
      <text:p text:style-name="P57">Что-то неуловимо изменилось в той единорожке, которую я видел ещё утром.</text:p>
      <text:p text:style-name="P57">Более строгий и отстранённый взгляд, поставленная осанка, чуть обозначенные макияжем ресницы и <text:soft-page-break/>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57"><text:span text:style-name="T8">–</text:span> Рэрити, ты выглядишь… Замечательно выглядишь! <text:span text:style-name="T8">–</text:span> растерянно пролепетала Твайлайт.</text:p>
      <text:p text:style-name="P57"><text:span text:style-name="T8">–</text:span> Дааааааа… Замечательно! <text:span text:style-name="T8">–</text:span> наконец-то смог закрыть рот <text:span text:style-name="T1">и втянуть слюни </text:span>Спайк.</text:p>
      <text:p text:style-name="P57"><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57"><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7"/>
      <text:p text:style-name="P57"><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57">Двух небольших понячьих матраса, сложенных вместе, мне вполне хватило, чтобы растянуться в полный рост и раскинуть руки крестом.</text:p>
      <text:p text:style-name="P5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7"><text:span text:style-name="T8">–</text:span> Я не слишком давлю? - прошептала мне на ухо единорожка.</text:p>
      <text:p text:style-name="P57">Её ресницы щекотали мне щёку и это было чертовски приятно. Ответить я не успел.</text:p>
      <text:p text:style-name="P57"><text:span text:style-name="T8">–</text:span> Готовы? <text:span text:style-name="T8">–</text:span> Спросила Твайлайт.</text:p>
      <text:p text:style-name="P57"><text:span text:style-name="T8">–</text:span> Я готова. <text:span text:style-name="T8">–</text:span> <text:span text:style-name="T1">о</text:span>тозвалась Рэрити.</text:p>
      <text:p text:style-name="P57"><text:span text:style-name="T8">–</text:span> Готов. <text:span text:style-name="T8">–</text:span> <text:span text:style-name="T1">с</text:span>казал я.</text:p>
      <text:p text:style-name="P5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7"/>
      <text:h text:style-name="P126" text:outline-level="2">Сон Макса</text:h>
      <text:p text:style-name="P92"/>
      <text:p text:style-name="P57"><text:span text:style-name="T8">&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7"><text:span text:style-name="T26">–</text:span><text:span text:style-name="T21"> Готова, </text:span><text:span text:style-name="T26">–</text:span><text:span text:style-name="T21"> процедила она.</text:span><text:span text:style-name="T8">&gt;</text:span></text:p>
      <text:p text:style-name="P58">***</text:p>
      <text:p text:style-name="P57"><text:span text:style-name="T8">–</text:span> Вставай, Макс! <text:span text:style-name="T8">–</text:span> Маленькое копыто надавливало мне на грудь, делая энергичные круговые движения.</text:p>
      <text:p text:style-name="P57"><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57"><text:span text:style-name="T8">–</text:span> Мне не понравился цвет твоей мордочки. Ты стал слишком бледный. Я решила прервать твой сон. Как ты себя ...</text:p>
      <text:p text:style-name="P57"><text:span text:style-name="T8">–</text:span> … чувствуешь, дорогая Рэрити?! Я могу чем-нибудь помочь? Вот, выпей воды! <text:span text:style-name="T8">–</text:span> <text:span text:style-name="T1">д</text:span>ракончик <text:soft-page-break/>метался вокруг светлой единорожки, в волнении заламывая лапки.</text:p>
      <text:p text:style-name="P57"><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57"><text:span text:style-name="T8">–</text:span> Я в порядке. Что-то удалось узнать? <text:span text:style-name="T8">–</text:span> обратился я к Рэрити.</text:p>
      <text:p text:style-name="P57"><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7"><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57"><text:span text:style-name="T8">– </text:span>Да, Макс?</text:p>
      <text:p text:style-name="P57"><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7">Твайлайт растерялась.</text:p>
      <text:p text:style-name="P57"><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7"><text:span text:style-name="T8">–</text:span> Я помогу-у-у-у! <text:span text:style-name="T8">–</text:span> <text:span text:style-name="T1">з</text:span>апрыгала на месте Пинки.</text:p>
      <text:p text:style-name="P57"><text:span text:style-name="T8">–</text:span> Я помогу! <text:span text:style-name="T8">–</text:span> <text:span text:style-name="T1">н</text:span>еожиданно вызвалась Рэйнбоу Дэш, до этого безучастно наблюдавшая за нами.</text:p>
      <text:p text:style-name="P57"/>
      <text:p text:style-name="P65"/>
      <text:p text:style-name="P57"/>
      <text:p text:style-name="P57"><text:span text:style-name="T8">–</text:span> Я первая предложила! <text:span text:style-name="T8">–</text:span> возмутилась Пинки.</text:p>
      <text:p text:style-name="P57"><text:span text:style-name="T8">–</text:span> Предложила не ты, а Твайлайт. <text:span text:style-name="T8">–</text:span> <text:span text:style-name="T1">п</text:span>арировала Рэйнбоу Дэш.</text:p>
      <text:p text:style-name="P57"><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57"><text:span text:style-name="T8">–</text:span> Лады. <text:span text:style-name="T8">–</text:span> проворчала пегаска. <text:span text:style-name="T8">–</text:span> Приходи завтра на девять к библиотеке. Нет, лучше на десять.</text:p>
      <text:p text:style-name="P57"><text:span text:style-name="T8">–</text:span> Хорошо, Рэйнбоу Дэш. Договорились.</text:p>
      <text:p text:style-name="P57"><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7">Голубая пегаска фыркнула и скрылась в дневном небе.</text:p>
      <text:p text:style-name="P57"/>
      <text:h text:style-name="P126" text:outline-level="2">День с Пинки</text:h>
      <text:p text:style-name="P57"/>
      <text:p text:style-name="P5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7"><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57"><text:span text:style-name="T8">–</text:span> Ффух! Дай отдышаться.</text:p>
      <text:p text:style-name="P57"><text:span text:style-name="T8">–</text:span> Устал? <text:span text:style-name="T8">–</text:span> <text:span text:style-name="T1">у</text:span>частливо спросила Пинки.</text:p>
      <text:p text:style-name="P57"><text:soft-page-break/><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57"><text:span text:style-name="T8">–</text:span> Да? Тогда пойдём перекусим.</text:p>
      <text:p text:style-name="P57">Манерный пони-оффициант выслушал наши пожелания и удалился.</text:p>
      <text:p text:style-name="P57"><text:span text:style-name="T8">–</text:span> А какой у тебя был образ жизни?</text:p>
      <text:p text:style-name="P57"><text:span text:style-name="T8">–</text:span> В основном, <text:span text:style-name="T1">э</text:span>сидячий.</text:p>
      <text:p text:style-name="P57"><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7"><text:span text:style-name="T8">–</text:span> А у нас сидячая работа в порядке вещей.</text:p>
      <text:p text:style-name="P57"><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5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7"/>
      <text:p text:style-name="P57"><text:span text:style-name="T8">&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57"/>
      <text:h text:style-name="P126" text:outline-level="2">День с Рэйнбоу Дэш</text:h>
      <text:p text:style-name="P57"/>
      <text:p text:style-name="P57">Я подошёл к библиотеке без десяти десять. Вокруг никого не было и я решил зайти в библиотеку поздороваться с Твайлайт.</text:p>
      <text:p text:style-name="P57"><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57"><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57"><text:span text:style-name="T8">–</text:span> Пошли, Рэйнбоу Дэш. А куда?</text:p>
      <text:p text:style-name="P57"><text:span text:style-name="T8">–</text:span> Слушай, зови меня Дэш. А то и мне придётся звать тебя полным именем, а я этого не выношу.</text:p>
      <text:p text:style-name="P57"><text:span text:style-name="T8">–</text:span> Договорились, Дэш. Так куда мы идём?</text:p>
      <text:p text:style-name="P57"><text:span text:style-name="T8">–</text:span> К <text:span text:style-name="T8">&lt;</text:span><text:span text:style-name="T21">водопаду</text:span><text:span text:style-name="T8">&gt;</text:span>. Там здоровски красивое место.</text:p>
      <text:p text:style-name="P57"><text:span text:style-name="T8">–</text:span> А я думал, ты хочешь показать мне Понивилль.</text:p>
      <text:p text:style-name="P57"><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7">Дэш повела меня из Понивилля вдоль железной дорог<text:span text:style-name="T1">и</text:span>.</text:p>
      <text:p text:style-name="P5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7"><text:soft-page-break/><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7"><text:span text:style-name="T8">–</text:span> Дежа вю? Ты об этом?</text:p>
      <text:p text:style-name="P57"><text:span text:style-name="T8">– </text:span>Что? Какое ещё дежавю?</text:p>
      <text:p text:style-name="P57"><text:span text:style-name="T8">–</text:span> Ложные воспоминания. Ты помнишь о чём-то, чего на самом деле никогда не было.</text:p>
      <text:p text:style-name="P57"><text:span text:style-name="T8">–</text:span> Хм. Может, и дежавю… Может… А если всё же было? Но ты не помнишь когда и как?</text:p>
      <text:p text:style-name="P57"><text:span text:style-name="T8">–</text:span> Дэш, не говори загадками. Если хочешь услышать внятный ответ, задавай внятный вопрос.</text:p>
      <text:p text:style-name="P57"><text:span text:style-name="T8">–</text:span> Не готова я… задать внятный вопрос. <text:span text:style-name="T8">–</text:span> <text:span text:style-name="T1">п</text:span>робормотала пегаска. <text:span text:style-name="T8">–</text:span> Нам туда.</text:p>
      <text:p text:style-name="P57">Дэш указала на тропку, уводящую от путей в молодой берёзово-кленовый лесок.</text:p>
      <text:p text:style-name="P57"><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57"><text:span text:style-name="T8">–</text:span> Из меня бегун тот ещё. <text:s/>Я проплыть могу больше, чем пробежать.</text:p>
      <text:p text:style-name="P57"><text:span text:style-name="T8">–</text:span> Давай попробуем. Летать-то ты всё равно не сможешь.</text:p>
      <text:p text:style-name="P57">И мы побежали. Точнее, Дэш потрусила бойкой рысью, а я старался не отставать от неё, тяжёло шаркая мокасинами.</text:p>
      <text:p text:style-name="P57">Постепенно дышать становилось всё труднее, а ноги были всё тяжелее.</text:p>
      <text:p text:style-name="P57"><text:span text:style-name="T8">–</text:span> Всё, Дэш. Я больше не могу.</text:p>
      <text:p text:style-name="P57"><text:span text:style-name="T8">–</text:span> Ты шутишь? Мы и полмили не пробежали.</text:p>
      <text:p text:style-name="P57"><text:span text:style-name="T8">–</text:span> Понимаешь, бег <text:span text:style-name="T1">—</text:span> не моя сильная сторона. Никогда не умел долго бегать.</text:p>
      <text:p text:style-name="P57"><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57"><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57"><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57"><text:span text:style-name="T8">–</text:span> Мы можем вернуться. А это место ты покажешь мне в другой раз. Выберемся туда в двухдневный поход.</text:p>
      <text:p text:style-name="P57"><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57"><text:span text:style-name="T8">&lt;</text:span><text:span text:style-name="T21">Cначала описать попытку усесться сверху. На первой попытке Макс поранился об брошь в гриве РД в виде радужной молнии</text:span><text:span text:style-name="T8">&gt;</text:span></text:p>
      <text:p text:style-name="P57"><text:span text:style-name="T8">–</text:span> Сможешь меня удержать?</text:p>
      <text:p text:style-name="P57"><text:span text:style-name="T8">–</text:span> Ты про руки, что ли? Смогу. А зачем?</text:p>
      <text:p text:style-name="P57"><text:span text:style-name="T8">–</text:span> Тогда держи меня. За задние ноги.</text:p>
      <text:p text:style-name="P57">И Дэш поднялась в воздух, зависнув на высоте примерно двух метров.</text:p>
      <text:p text:style-name="P5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7"><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57"><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text:soft-page-break/>вещи.</text:p>
      <text:p text:style-name="P57"><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5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7">Мы неслись так минут пять и у меня уже начали деревенеть кисти рук.</text:p>
      <text:p text:style-name="P57"><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7"><text:span text:style-name="T8">&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57"><text:span text:style-name="T26">–</text:span><text:span text:style-name="T21"> Пинки? </text:span><text:span text:style-name="T26">–</text:span><text:span text:style-name="T21"> Дэш сморщила нос. </text:span><text:span text:style-name="T26">–</text:span><text:span text:style-name="T21"> Я скажу ей, чтоб больше не </text:span><text:span text:style-name="T26">платила.</text:span><text:span text:style-name="T8">&gt;</text:span></text:p>
      <text:p text:style-name="P57"><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7">Вода оказалась прохладной, как на пляже в финской Суоменлинне в августе. И такой же прозрачной.</text:p>
      <text:p text:style-name="P5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5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7">Дэш, отчаяно молотя мокрыми крыльями, тащила меня к берегу. Брызги летели во все стороны. Воротник в её зубах потрескивал, но держался.</text:p>
      <text:p text:style-name="P57"><text:span text:style-name="T8">–</text:span> Ф-р-р-р. Тьфу! Бр-р-р.</text:p>
      <text:p text:style-name="P57">Дэш выплюнула меня на берег и сама упала рядом.</text:p>
      <text:p text:style-name="P57"><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57"><text:span text:style-name="T8">–</text:span> С чего ты взяла? Я умею.</text:p>
      <text:p text:style-name="P57"><text:span text:style-name="T8">–</text:span> Ты ушёл под воду! И не выныривал! <text:span text:style-name="T8">–</text:span> <text:span text:style-name="T1">о</text:span>т возмущения пегаска даже забыла дышать.</text:p>
      <text:p text:style-name="P57"><text:span text:style-name="T8">–</text:span> Я не выныривал, потому что решил поплавать под водой. Я, вообще, это дело люблю.</text:p>
      <text:p text:style-name="P57"><text:span text:style-name="T8">–</text:span> Что??! И ты не предупредил меня?!! Знаешь, как я испугалась?!! Ни одна пони без магии столько под водой не продержится!!</text:p>
      <text:p text:style-name="P57"><text:span text:style-name="T8">–</text:span> Ну, знаешь ли, ты же не предупредила, что меня ждёт купание в озере? Поэтому я не успел предупредить тебя.</text:p>
      <text:p text:style-name="P5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7"><text:span text:style-name="T8">–</text:span> Да. Это я виновата. Я дура. Извини, <text:span text:style-name="T8">–</text:span> тихо пробормотала Дэш. Было видно, с каким трудом даются ей эти слова.</text:p>
      <text:p text:style-name="P57">Мне стало смешно. Я уселся рядом, притянул её шею к себе и взъерошил ей мокрую чёлку.</text:p>
      <text:p text:style-name="P57"><text:soft-page-break/><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7"><text:span text:style-name="T8">&lt;</text:span><text:span text:style-name="T21">В Кантерлоте Макс присутствует на церемонии прощания с Кимеринном</text:span><text:span text:style-name="T8">&gt;</text:span></text:p>
      <text:p text:style-name="P5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7">Что я и сделал.</text:p>
      <text:p text:style-name="P5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7"><text:span text:style-name="T8">–</text:span> Ух ты! <text:span text:style-name="T8">–</text:span> <text:span text:style-name="T1">о</text:span>т открывшегося вида захватило дух.</text:p>
      <text:p text:style-name="P5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7"><text:span text:style-name="T8">–</text:span> Как тут…</text:p>
      <text:p text:style-name="P57"><text:span text:style-name="T8">–</text:span> Красиво, правда? <text:span text:style-name="T8">–</text:span> Дэш отследила мой взгляд и кивнула.</text:p>
      <text:p text:style-name="P57"><text:span text:style-name="T8">–</text:span> Красиво <text:span text:style-name="T1">—</text:span> это не то <text:span text:style-name="T1">чувство</text:span>. Тут чудесно! Просто слов нет…</text:p>
      <text:p text:style-name="P57"><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7"><text:span text:style-name="T8">–</text:span> А сейчас? Сейчас у тебя есть такое чувство?</text:p>
      <text:p text:style-name="P57"><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57">Я покачал головой.</text:p>
      <text:p text:style-name="P57"><text:span text:style-name="T8">–</text:span> Это исключено, Дэш. Я никак не мог повстречаться с тобой в своём мире.</text:p>
      <text:p text:style-name="P57"><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57">Мне и вправду было холодно. Хотя ясно светило солнце, мокрая одежда и ветер, задувающий под крыло пегаски, не давали согреться.</text:p>
      <text:p text:style-name="P57"><text:span text:style-name="T8">–</text:span> Тебе надо просушить шерсть. Снимай-ка одежду! <text:span text:style-name="T8">–</text:span> <text:span text:style-name="T1">с</text:span>командовала Дэш.</text:p>
      <text:p text:style-name="P57"><text:span text:style-name="T8">–</text:span> У меня нет шерсти. Хотя ты права, одежду нужно просушить.</text:p>
      <text:p text:style-name="P5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7"><text:span text:style-name="T8">–</text:span> Куда это ты спрятался? <text:span text:style-name="T8">–</text:span> <text:span text:style-name="T1">з</text:span>аросли вербы раздвинулись, пропуская пегаску.</text:p>
      <text:p text:style-name="P57"><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7">Дэш удивлённо наблюдала за этой суматохой.</text:p>
      <text:p text:style-name="P57"><text:span text:style-name="T8">–</text:span> Ты чего? <text:span text:style-name="T8">–</text:span> <text:span text:style-name="T1">в</text:span> конце-концов озадаченно спросила она. <text:span text:style-name="T8">–</text:span> Что-то не так?</text:p>
      <text:p text:style-name="P57"><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57"><text:soft-page-break/><text:span text:style-name="T8">–</text:span> А с кем не так? Со мной? С тобой? Или вообще? <text:span text:style-name="T8">–</text:span> <text:span text:style-name="T1">д</text:span>опытывалась пегаска.</text:p>
      <text:p text:style-name="P57"><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57"><text:span text:style-name="T8">–</text:span> Ну и?</text:p>
      <text:p text:style-name="P57"><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7"><text:span text:style-name="T8">–</text:span> А какой смысл в этом правиле? Какую цель оно преследует?</text:p>
      <text:p text:style-name="P57"><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7"><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57"><text:span text:style-name="T8">–</text:span> Вот видишь, ты меня правильно поняла. Описанные тобой табу у нас, кстати, тоже есть.</text:p>
      <text:p text:style-name="P57"><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57">С этими словами она просунула шею мне за спину и дёрнула зубами за узел из рукавов куртки. Узел ослаб.</text:p>
      <text:p text:style-name="P57"><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57">От рывка я сел на песок, выпустив куртку. Дэш закинула её повыше на куст и повернулась ко мне.</text:p>
      <text:p text:style-name="P57"/>
      <text:p text:style-name="P57"><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6">zxcbzxcvb</text:span><text:span text:style-name="T8">&gt;</text:span>.</text:p>
      <text:p text:style-name="P57">Я не ответил.</text:p>
      <text:p text:style-name="P57">Пегаска подошла поближе и села, прижавшись тёплым боком ко мне.</text:p>
      <text:p text:style-name="P57"><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7">Пегаска участливо попыталась просунуть нос мне под руку, пытаясь оторвать моё лицо от колен.</text:p>
      <text:p text:style-name="P57"><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57">Я в ответ облапил её и уткнулся носом ей в шею, заодно вытерев об неё слёзы смеха.</text:p>
      <text:p text:style-name="P57"><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57">Вдоволь отсмеявшись, Дэш ткнула меня носом в грудь и спросила:</text:p>
      <text:p text:style-name="P57"><text:span text:style-name="T8">–</text:span> И?</text:p>
      <text:p text:style-name="P57"><text:span text:style-name="T8">–</text:span> Что “и”?</text:p>
      <text:p text:style-name="P57"><text:span text:style-name="T8">–</text:span> Ты сказал: “ А под конец сорвать штаны и…” <text:span text:style-name="T8">–</text:span> вот я и хочу знать, что “и”?</text:p>
      <text:p text:style-name="P57"><text:soft-page-break/>Я смутился.</text:p>
      <text:p text:style-name="P57"><text:span text:style-name="T8">–</text:span> Да ничего… Не бери в голову.</text:p>
      <text:p text:style-name="P57"><text:span text:style-name="T8">–</text:span> А я хочу брать! Какой ты всё-таки… <text:span text:style-name="T8">–</text:span> Дэш встала, потянувшись сначала передней половиной, потом задней.</text:p>
      <text:p text:style-name="P57"><text:span text:style-name="T8">–</text:span> Какой?</text:p>
      <text:p text:style-name="P57"><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7"><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57">Я глядел на пегаску и не мог поверить, что она мне предлагает…</text:p>
      <text:p text:style-name="P57"><text:span text:style-name="T8">–</text:span> Дэш, ты..?</text:p>
      <text:p text:style-name="P57"><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57">Я просто смотрел на неё и молчал. В голове было пусто.</text:p>
      <text:p text:style-name="P5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7">К чёрту всё!</text:p>
      <text:p text:style-name="P57"><text:span text:style-name="T8">–</text:span> Дэш!</text:p>
      <text:p text:style-name="P57"><text:span text:style-name="T8">–</text:span> Да? <text:span text:style-name="T8">–</text:span> как-то тихо и печально отозвалась пегаска, снова наклонившись ко мне.</text:p>
      <text:p text:style-name="P57">Я привстал на локте, притянул её голову к себе и поцеловал.</text:p>
      <text:p text:style-name="P57">Медленно, как в замедленной съёмке, сгибая ноги, Дэш опустилась на меня, издав протяжный вздох и расслабив крылья.</text:p>
      <text:p text:style-name="P57"><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7"><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7"><text:span text:style-name="T8">–</text:span> Ничего себе!</text:p>
      <text:p text:style-name="P57"><text:span text:style-name="T8">–</text:span> А ты как думал, откуда взялись пони-пегасы и пони-единороги?</text:p>
      <text:p text:style-name="P57"><text:span text:style-name="T8">–</text:span> Я думал, они всегда были.</text:p>
      <text:p text:style-name="P57"><text:span text:style-name="T8">–</text:span> Не всегда. Пегасы произошли от земных пони и грифонов. Пони-единороги <text:span text:style-name="T8">–</text:span> от земных пони и диких единорогов.</text:p>
      <text:p text:style-name="P57"><text:span text:style-name="T8">–</text:span> А что это за дикие единороги?</text:p>
      <text:p text:style-name="P57"><text:span text:style-name="T8">–</text:span> Сейчас они почти не встречаются. У них хвосты как у льва <text:span text:style-name="T1">—</text:span> с кисточкой на конце. И раздвоенные копыта.</text:p>
      <text:p text:style-name="P57"><text:span text:style-name="T8">–</text:span> А аликорны от кого произошли? От пегасов и единорогов?</text:p>
      <text:p text:style-name="P57"><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57"><text:span text:style-name="T8">–</text:span> Что ж, спасибо, что просветила. Однако…</text:p>
      <text:p text:style-name="P57"><text:span text:style-name="T8">–</text:span> Что?</text:p>
      <text:p text:style-name="P57"><text:span text:style-name="T8">–</text:span> Ты лежишь на мне.</text:p>
      <text:p text:style-name="P57"><text:span text:style-name="T8">–</text:span> Ну да, лежу, <text:span text:style-name="T8">–</text:span> Дэш ехидно улыбнулась и заёрзала животом. <text:span text:style-name="T8">–</text:span> А что?</text:p>
      <text:p text:style-name="P57"><text:soft-page-break/><text:span text:style-name="T8">–</text:span> А то, что в таком положении я до тебя не достану! У тебя слишком высоко расположена... ммм… анатомия.</text:p>
      <text:p text:style-name="P57"><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5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7"><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57">Пегаска замерла и прикоснулась своим носом к моему.</text:p>
      <text:p text:style-name="P57"><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57">Я начал почёсывать её шею у основания гривы. Её грива щекотала мне грудь и я перебросил её на другую сторону.</text:p>
      <text:p text:style-name="P57"><text:span text:style-name="T8">–</text:span> Не страшно. Но чертовски необычно.</text:p>
      <text:p text:style-name="P5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7"><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7"><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57"><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7"><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57"><text:span text:style-name="T8">–</text:span> Дэш, <text:span text:style-name="T8">–</text:span> рассмеялся я, <text:span text:style-name="T8">–</text:span> отпусти ухо!</text:p>
      <text:p text:style-name="P57"><text:span text:style-name="T8">–</text:span> Отпускаю, <text:span text:style-name="T8">–</text:span> шепнула пегаска мне в ухо. <text:span text:style-name="T8">–</text:span> А ты вытаскивай из меня палец и займись делом.</text:p>
      <text:p text:style-name="P57">С этими словами пегаска встала.</text:p>
      <text:p text:style-name="P58">***</text:p>
      <text:p text:style-name="P57">Последние полчаса мы просто лежали на пляже и нежились под вечерним солнцем, когда Дэш вскочила на ноги.</text:p>
      <text:p text:style-name="P57"><text:span text:style-name="T8">–</text:span> Мы опаздываем! Рэрити назначила на восемь часов вечера у Твайлайт!</text:p>
      <text:p text:style-name="P57"><text:span text:style-name="T8">&lt;</text:span><text:span text:style-name="T21">Р/Д отправляется в сон до Рэрити и там вспоминает Леро/Листа.</text:span><text:span text:style-name="T8">&gt;</text:span></text:p>
      <text:p text:style-name="P57">Пока я одевался, пегаска в нетерпении рыла копытом землю.</text:p>
      <text:p text:style-name="P57"><text:span text:style-name="T8">–</text:span> Оделся? Хватайся! <text:span text:style-name="T8">–</text:span> Дэш подпрыгнула и зависла у меня над головой, давая схватиться за ноги.</text:p>
      <text:p text:style-name="P57">И мы понеслись…</text:p>
      <text:p text:style-name="P57"/>
      <text:p text:style-name="P92"/>
      <text:p text:style-name="P92"><text:soft-page-break/></text:p>
      <text:p text:style-name="P92"/>
      <text:p text:style-name="P92"/>
      <text:p text:style-name="P57"><text:span text:style-name="T8">&lt;</text:span><text:span text:style-name="T21">Подходя к замку Принцесс, Дэш рассказывает Максу обо сне, который она утаила - с Леро.</text:span><text:span text:style-name="T8">&gt;</text:span> </text:p>
      <text:p text:style-name="P57"><text:span text:style-name="T8">&lt;</text:span><text:span text:style-name="T21">Кто следующий готов рассказывать?</text:span></text:p>
      <text:p text:style-name="P64">Пинки дёрнулась на месте, но промолчала.</text:p>
      <text:p text:style-name="P57"><text:span text:style-name="T26">–</text:span><text:span text:style-name="T21"> Я расскажу, - шагнула вперёд радужная пегаска. </text:span><text:span text:style-name="T26">–</text:span><text:span text:style-name="T21"> Хотя вряд ли ты узнаешь что-то полезное. Там галиматья какая-то…</text:span><text:span text:style-name="T8">&gt;</text:span></text:p>
      <text:p text:style-name="P57"><text:span text:style-name="T8">&lt;</text:span><text:span text:style-name="T21">После рассказа РД рассказывает Пинки. При расказе становится ясно её безумие </text:span><text:span text:style-name="T26">—</text:span><text:span text:style-name="T21"> она становится Пинкаминой из-за её сна </text:span><text:span text:style-name="T26">—</text:span><text:span text:style-name="T21"> “Кексиков”. Также она видит во сне центр Эгрегора Эквестрии </text:span><text:span text:style-name="T26">—</text:span><text:span text:style-name="T21"> Селестию. И она видит, как Селестия превращается в набор цифр и уходит в экран </text:span><text:span text:style-name="T26">—</text:span><text:span text:style-name="T21"> в мир Терры.</text:span></text:p>
      <text:p text:style-name="P64">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7"><text:span text:style-name="T21">В мире Терры они ищут Селестию. В конце-концов Макс находит её в кибермозге </text:span><text:span text:style-name="T26">—</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1"> Эгрегором Эквестрии. После чего пееренос на Землю на 10 лет назад. Начало написания “Последнего фанфика”.</text:span><text:span text:style-name="T8">&gt;</text:span></text:p>
      <text:p text:style-name="P61"/>
      <text:p text:style-name="P57"><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57"><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57"/>
      <text:h text:style-name="P126" text:outline-level="2"/>
      <text:p text:style-name="P58">***</text:p>
      <text:p text:style-name="P57"><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57"><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57"><text:span text:style-name="T8">–</text:span> Что такое “рекурсивный сон”?</text:p>
      <text:p text:style-name="P57"><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57"/>
      <text:h text:style-name="P126" text:outline-level="2">Исчезновение Селестии</text:h>
      <text:p text:style-name="P64">Для помощи в открытии коридора в мир Макса, находят в горах Дискорда и упрашивают его помочь.</text:p>
      <text:p text:style-name="P57"><text:span text:style-name="T8">–</text:span> И в твоём мире нет пони-пегасов и пони-единорогов? Есть только земнопони? <text:span text:style-name="T8">–</text:span> допытывалась РД.</text:p>
      <text:p text:style-name="P57"><text:span text:style-name="T8">–</text:span> По большому счёту, земнопони тоже нет. Наши пони и лошади неразумны. И в них нет ни капли магии…</text:p>
      <text:p text:style-name="P57"><text:soft-page-break/>Мы с <text:span text:style-name="T1">Дэш</text:span> допивали кофе в cкафе <text:span text:style-name="T8">&lt;</text:span><text:span text:style-name="T22">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7"><text:span text:style-name="T8">–</text:span> Ну хорошо, а кто вами правит? Аликорн? Драконикус? Какой-нибудь человек с рогом во лбу? Или у вас нет правителя?</text:p>
      <text:p text:style-name="P57"><text:span text:style-name="T8">–</text:span> Нет, почему? Правитель есть. Только он не постоянный. Его избирают. Раз в несколько лет.</text:p>
      <text:p text:style-name="P57"><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2">изменить причину удивления</text:span><text:span text:style-name="T8">&gt;</text:span></text:p>
      <text:p text:style-name="P5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7">Сосредоточиться мешал шум. Сначала это была тихая дробь на грани слышимости, но постепенно она переросла в звонкое цоканье.</text:p>
      <text:p text:style-name="P57"><text:span text:style-name="T8">–</text:span> Хм. Узнаю походку Твайлайт. Что-то случилось. <text:span text:style-name="T8">–</text:span> заметила <text:span text:style-name="T1">пегаска</text:span>.</text:p>
      <text:p text:style-name="P57">И впрямь, на запыхавшейся единорожке лица не было.</text:p>
      <text:p text:style-name="P57"><text:span text:style-name="T8">–</text:span> Она исчезла!!! <text:span text:style-name="T8">–</text:span> Твайлайт не могла отдышаться.</text:p>
      <text:p text:style-name="P57"><text:span text:style-name="T8">–</text:span> Кто <text:span text:style-name="T1">—</text:span> она??? <text:span text:style-name="T8">–</text:span> <text:span text:style-name="T1">х</text:span>ором воскликнули мы и переглянулись.</text:p>
      <text:p text:style-name="P57"><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57"><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57"><text:span text:style-name="T8">–</text:span> Никаких поездов. Луна прислала за нами воздушную колесницу. Созывай подруг. Собираемся у меня в 18.00.</text:p>
      <text:p text:style-name="P57">Колесница приземлилась прямо на открытую площадку замка. Не мешкая ни секунды, стража проводила пассажиров в покои принцессы Луны.</text:p>
      <text:p text:style-name="P57"><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57"><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57"><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7">Я покачал головой.</text:p>
      <text:p text:style-name="P57"><text:span text:style-name="T8">–</text:span> Не могу ничем помочь. Я знаю не больше твоего.</text:p>
      <text:p text:style-name="P57">Луна как будто ожидала такой ответ.</text:p>
      <text:p text:style-name="P57"><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57"><text:span text:style-name="T8">–</text:span> Приложу все усилия, Ваше Высочество. Но мне понадобится провести некоторое время в библиотеке Кантерлота.</text:p>
      <text:p text:style-name="P57"><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7"/>
      <text:h text:style-name="P126" text:outline-level="2"><text:soft-page-break/>Поиск решения</text:h>
      <text:p text:style-name="P92"/>
      <text:p text:style-name="P57"><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7">В этот момент в воздухе прозвучал хлопок, и у меня перед носом возник небольшой свиток, исписанный каллиграфическим почерком.</text:p>
      <text:p text:style-name="P57">Свиток плавно опустился мне в руки.</text:p>
      <text:p text:style-name="P5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8">***</text:p>
      <text:p text:style-name="P5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7"><text:span text:style-name="T1">–</text:span> У нас нет волшебников, <text:span text:style-name="T1">–</text:span> возразил я.</text:p>
      <text:p text:style-name="P5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7">Спорить со старым змеем было сложно, поэтому я переключил внимание на Твайлайт.</text:p>
      <text:p text:style-name="P5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7"><text:span text:style-name="T1">–</text:span> А как мы узнаем, когда будет нужное время? План ненадёжен. <text:span text:style-name="T1">–</text:span> <text:span text:style-name="T1">з</text:span>асомневалась Луна.</text:p>
      <text:p text:style-name="P5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1">&lt;<text:span text:style-name="T22">Луна приносит в жертву свою кровь, чтобы путешествие к замку прошло без потерь. Жертва не принимается — Дэш погибает</text:span>&gt;</text:p>
      <text:p text:style-name="P57"><text:span text:style-name="T8">&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1"/>
      <text:p text:style-name="P57"><text:soft-page-break/><text:span text:style-name="T8">&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7"><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1"> Луна создаёт обратный коридор в срок.</text:span><text:span text:style-name="T8">&gt;</text:span></text:p>
      <text:p text:style-name="P57"/>
      <text:h text:style-name="P126" text:outline-level="2">Поход к замку Принцес-2</text:h>
      <text:p text:style-name="P57"/>
      <text:p text:style-name="P5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7"><text:span text:style-name="T1">–</text:span> Это значит, что мы совсем близко от замка. От того остова замок должен быть виден, <text:span text:style-name="T1">–</text:span> прошептала Луна.</text:p>
      <text:p text:style-name="P57">На металлическом боку остова были отчётливо видны четыре вмятины <text:span text:style-name="T8">—</text:span> место торможения Кимеринна.</text:p>
      <text:p text:style-name="P5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7">Я внимательно осмотрел покорёженный остов. </text:p>
      <text:p text:style-name="P57">”...eing” <text:span text:style-name="T8">—</text:span> виднелось под листвой плюща.</text:p>
      <text:p text:style-name="P57">“Откуда здесь взялся рухнувший Боинг?” <text:span text:style-name="T8">&lt;</text:span><text:span text:style-name="T22">Дуглас </text:span><text:span text:style-name="T26">—</text:span><text:span text:style-name="T22"> </text:span><text:span text:style-name="T26">DC-3</text:span><text:span text:style-name="T8">&gt;</text:span></text:p>
      <text:p text:style-name="P5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7">Кобылки о чём-то спорили, в то время как стражники пытались нащупать брод.</text:p>
      <text:p text:style-name="P5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7"><text:span text:style-name="T1">–</text:span> Кимеринн погиб от тентаклиан, <text:span text:style-name="T1">–</text:span> тихо заметила Луна. <text:span text:style-name="T1">–</text:span> Ждите меня здесь.</text:p>
      <text:p text:style-name="P57"><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7">Тяжело дыша, Луна вернулась.</text:p>
      <text:p text:style-name="P61"/>
      <text:p text:style-name="P57"><text:span text:style-name="T8">&lt;</text:span><text:span text:style-name="T21">высоко летать нельзя из-за молний</text:span><text:span text:style-name="T8">&gt;</text:span></text:p>
      <text:p text:style-name="P61"/>
      <text:p text:style-name="P5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7">Её голос заглушил протяжный стон металла.</text:p>
      <text:p text:style-name="P57">Остов самолёта выпрямился и, чуть приподнявшись над землёй, сразу же опустился.</text:p>
      <text:p text:style-name="P57"><text:span text:style-name="T1">–</text:span> Дискорд!!! - одновременно воскликнули Луна, Дэш, ЭйДжей, Флаттершай и я.</text:p>
      <text:p text:style-name="P57">И действительно, за штурвалом <text:s/>сидел драконикус и что-то шептал себе под нос. Остов снова приподнялся и опять опустился.</text:p>
      <text:p text:style-name="P57"><text:span text:style-name="T1">–</text:span> У меня бы ни в жизни это бы не получилось, не помогай мне он. <text:span text:style-name="T1">–</text:span> заявил Дискорд.</text:p>
      <text:p text:style-name="P57"><text:span text:style-name="T1">–</text:span> Кто <text:span text:style-name="T8">—</text:span> “он”, <text:span text:style-name="T1">–</text:span> спросила Луна.</text:p>
      <text:p text:style-name="P5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7"><text:span text:style-name="T1">–</text:span> Поворачиваем! Поворачиваем! <text:span text:style-name="T1">–</text:span> прохрипел Дискорд.</text:p>
      <text:p text:style-name="P57"><text:span text:style-name="T1">–</text:span> Как? <text:span text:style-name="T1">–</text:span> Твайлайт зажмурилась от напряжения.</text:p>
      <text:p text:style-name="P57"><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57">Кабина медленно накренилась. Деревья поплыли вправо. </text:p>
      <text:p text:style-name="P57"><text:span text:style-name="T1">–</text:span> Выравниваем!!!</text:p>
      <text:p text:style-name="P57">Кабина выровнялась. Сначала деревья, а потом водная гладь медленно проплывали внизу.</text:p>
      <text:p text:style-name="P57"><text:span text:style-name="T1">–</text:span> Вот так и держим. Эта железяка очень нам благодарна.</text:p>
      <text:p text:style-name="P57"><text:span text:style-name="T1">–</text:span> Скорее! Я долго не выдержу! Она слишком тяжёлая. <text:span text:style-name="T1">–</text:span> Твайлайт дрожала от напряжения.</text:p>
      <text:p text:style-name="P5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7"><text:span text:style-name="T1">–</text:span> Ничего не чувствую, <text:span text:style-name="T1">–</text:span> заявил Дискорд. <text:span text:style-name="T1">–</text:span> Тебе чудится. А даже если и нет, то вон уже виднеется <text:soft-page-break/>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7">Поняв тщётность усилий, пегаска вернулась в самолёт. В закрытую ею дверь через секунду громыхнул тентаклиан.</text:p>
      <text:p text:style-name="P57"><text:span text:style-name="T1">–</text:span> Не сдаёмся! Этой мерзкой дряни не победить нас! <text:span text:style-name="T1">–</text:span> хрипел Дискорд.</text:p>
      <text:p text:style-name="P5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7"><text:span text:style-name="T1">–</text:span> Я больше не могу, <text:span text:style-name="T1">–</text:span> простонала Твайлайт и лишилась чувств.</text:p>
      <text:p text:style-name="P57">“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1">двухмесячной</text:span><text:span text:style-name="T8">&gt;</text:span> давности осталось лишь направление движения.</text:p>
      <text:p text:style-name="P57">И опять, как <text:span text:style-name="T8">&lt;</text:span><text:span text:style-name="T21">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57">Мне показался знакомым открывшийся корридор слева.</text:p>
      <text:p text:style-name="P5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7">Топот копыт основной группы затихал за поворотом основного корридора. РД коротко кивнула и, пропустив меня в проём, потрусила за мной.</text:p>
      <text:p text:style-name="P57">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7"><text:span text:style-name="T1">Дэш</text:span> вытянула шею и навострила уши, прислушивась к затихающему топоту. Потом высоко подпрыгнула и зависла в воздухе.</text:p>
      <text:p text:style-name="P57"><text:span text:style-name="T1">–</text:span> Хватайся за ноги. <text:span text:style-name="T1">–</text:span> <text:span text:style-name="T1">с</text:span>командовала она.</text:p>
      <text:p text:style-name="P5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7">После двух кувырков по камням гудела голова и саднило ушибленное плечо. </text:p>
      <text:p text:style-name="P57"><text:soft-page-break/><text:span text:style-name="T1">–</text:span> Дэш? Ты где? Дэш?</text:p>
      <text:p text:style-name="P57">До меня донеслось тяжёлое дыхание и звуки борьбы из бокового прохода метрах в пяти позади меня.</text:p>
      <text:p text:style-name="P5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7">Наконец она процедила сквозь зубы:</text:p>
      <text:p text:style-name="P57"><text:span text:style-name="T1">–</text:span> Всё. Уходи! <text:span text:style-name="T1">–</text:span> и с силой толкнула меня в грудь копытом, одновременно вырываясь из объятий.</text:p>
      <text:p text:style-name="P57"><text:span text:style-name="T1">–</text:span> Дэш! <text:span text:style-name="T1">–</text:span> <text:span text:style-name="T1">с</text:span> пола я увидел, как в петле тентаклиана с хрустом ломается её крыло.</text:p>
      <text:p text:style-name="P57">Дэш застонала и у неё подкосились передние ноги.</text:p>
      <text:p text:style-name="P57"><text:span text:style-name="T1">–</text:span> Уйди! Не смотри на меня! <text:span text:style-name="T1">–</text:span> зло крикнула она мне.</text:p>
      <text:p text:style-name="P5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7">Очередной рывок сбил меня с ног.</text:p>
      <text:p text:style-name="P57">Я очнулся от спёртого дыхания.</text:p>
      <text:p text:style-name="P57">Дискорд, ругаясь сквозь зубы, волок меня под мышкой по коридору, по которому пять минут назад мы с Дэш догоняли группу.</text:p>
      <text:p text:style-name="P5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7">Я тупо смотрел на проносящиеся подо мной плиты. Мыслей не было никаких. Только воспоминания.</text:p>
      <text:p text:style-name="P5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7">Я закрыл глаза и беззвучно закричал. Как сквозь сон мне слышались голоса.</text:p>
      <text:p text:style-name="P57"><text:span text:style-name="T1">–</text:span> Все приготовились? Луна, ты готова?</text:p>
      <text:p text:style-name="P57"><text:span text:style-name="T1">–</text:span> Да.</text:p>
      <text:p text:style-name="P57"><text:span text:style-name="T1">–</text:span> Твайлайт?</text:p>
      <text:p text:style-name="P57"><text:span text:style-name="T1">–</text:span> Да!</text:p>
      <text:p text:style-name="P5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7"><text:span text:style-name="T1">–</text:span> Дэш? Что с ней?</text:p>
      <text:p text:style-name="P57"><text:span text:style-name="T1">–</text:span> Нет времени объяснять. Тентаклианы просыпаются. Начинаем!</text:p>
      <text:p text:style-name="P57"><text:span text:style-name="T1">–</text:span> Начинаем!</text:p>
      <text:p text:style-name="P57"><text:span text:style-name="T1">–</text:span> Начинаем!</text:p>
      <text:p text:style-name="P5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7">Поток заканчивался окном неправильной формы. Через окно по мере приближения стали видны огни большого города.</text:p>
      <text:p text:style-name="P57">Эпплджек нырнула в проём первая. Флаттершай, прижав к себе ноги и прикрывшись крыльями, влетела вторая.</text:p>
      <text:p text:style-name="P5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1">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57">Там были лишь темнота и радуга, тающая в последних отблесках исчезающего коридора.</text:p>
      <text:p text:style-name="P58">***</text:p>
      <text:p text:style-name="P57">Невесомость, удар, чувство веса.</text:p>
      <text:p text:style-name="P57">Я открыл глаза.</text:p>
      <text:p text:style-name="P5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7">Мне ЭТО всё приснилось? Но таких ярких и длинных снов не бывает. А ЛСД я перестал баловаться два года назад. Да и не похоже это на трип.</text:p>
      <text:p text:style-name="P57">Я поднял руку и обнаружил в ладони брошь в виде радужной молнии.</text:p>
      <text:p text:style-name="P57">Слабый звук заставил меня обернуться.</text:p>
      <text:p text:style-name="P5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7"/>
      <text:p text:style-name="P57"><text:span text:style-name="T8">&lt;</text:span><text:span text:style-name="T21">Поиски Селестии — сюжет:</text:span></text:p>
      <text:p text:style-name="P64">Базовое положение: Селестия физически находится на компе Влада в соседнем с максовым доме, в качестве этической подпрограммы к Нексусу.</text:p>
      <text:p text:style-name="P64"><text:soft-page-break/>Кратко:</text:p>
      <text:p text:style-name="P6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4">Эпизод 1:</text:p>
      <text:p text:style-name="P6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4">…</text:p>
      <text:p text:style-name="P64">Итого:</text:p>
      <text:p text:style-name="P6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4">Эпизод 3.5 (необязательный): День из жизни Дискорда (впечатления от нового мира, интерес путешествия, нежелание возвращаться).</text:p>
      <text:p text:style-name="P64">Эпизод 4: Эй-Джей рассказывает Максу о Флаттершай, о её тревожном состоянии - сильнейшей депрессии. Флатти отказывается есть и разговаривать.</text:p>
      <text:p text:style-name="P57"><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57"/>
      <text:h text:style-name="P126" text:outline-level="2">Терра. Прибытие</text:h>
      <text:p text:style-name="P57"/>
      <text:p text:style-name="P5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57">Я присел в коридоре, закрыв глаза.</text:p>
      <text:p text:style-name="P5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8">***</text:p>
      <text:p text:style-name="P5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7">В-четвёртых, через <text:span text:style-name="T8">&lt;</text:span><text:span text:style-name="T21">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7">– Постой, – я оторвался от печальных мыслей, – в чём удача-то, что ты оказался с нами?</text:p>
      <text:p text:style-name="P5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7">Дискорд отпил воды и попытался поставить стакан в воздух. Стакан немедленно упал и разбился.</text:p>
      <text:p text:style-name="P5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7">Стакан медленно собрался воедино и прыгнул обратно в руку Дискорду. – Хорошо, хоть внутренняя сила осталась. – пробурчал он.</text:p>
      <text:p text:style-name="P5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7">– А они? – Дискорд кивнул на девушек, сжавшихся в уголке дивана.</text:p>
      <text:p text:style-name="P57">Я пожал плечами. </text:p>
      <text:p text:style-name="P57">– Поживём — увидим. Я никому навязывать обязанности не собираюсь.</text:p>
      <text:p text:style-name="P57"/>
      <text:h text:style-name="P126" text:outline-level="2">Поиски</text:h>
      <text:p text:style-name="P57"/>
      <text:p text:style-name="P57"><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7">А сейчас разберёмся, что там с Нексусом?</text:p>
      <text:p text:style-name="P57">Административная консоль приветственно мигнула зелёным шрифтом.</text:p>
      <text:p text:style-name="P57"><text:span text:style-name="T8">&gt;</text:span>\Привет, Нексус. Это Макс.</text:p>
      <text:p text:style-name="P57"><text:span text:style-name="T8">&lt;\</text:span>Привет, Макс. Рад тебя видеть.</text:p>
      <text:p text:style-name="P62">Хм. Блок эмоций? Или просто модификация стандартного приветствия?</text:p>
      <text:p text:style-name="P57"><text:span text:style-name="T8">&gt;\</text:span>Нексус, отключи память событий за последнюю неделю.</text:p>
      <text:p text:style-name="P57"><text:span text:style-name="T8">&lt;\</text:span>Выполнено, Макс.</text:p>
      <text:p text:style-name="P57"><text:span text:style-name="T8">&gt;</text:span>\Задача по корпоративной логике. Выдай наиболее оптимальное решение.</text:p>
      <text:p text:style-name="P57"><text:span text:style-name="T8">&lt;\</text:span>Жду с нетерпением, Макс.</text:p>
      <text:p text:style-name="P57"><text:span text:style-name="T8">&gt;\</text:span>Постановка задачи.</text:p>
      <text:p text:style-name="P57"><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7"><text:span text:style-name="T8">&gt;\</text:span>Ограничения.</text:p>
      <text:p text:style-name="P57"><text:span text:style-name="T8">&gt;\</text:span>Ты не можешь подать в суд на компанию Б и ждать результатов, так как за время разбирательства компания А обанкротится.</text:p>
      <text:p text:style-name="P57"><text:span text:style-name="T8">&gt;\</text:span>Задание.</text:p>
      <text:p text:style-name="P57"><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57"><text:span text:style-name="T8">&lt;\</text:span>Задача принята...</text:p>
      <text:p text:style-name="P57"><text:span text:style-name="T8">&lt;\</text:span>...</text:p>
      <text:p text:style-name="P57"><text:span text:style-name="T8">&lt;\</text:span>...</text:p>
      <text:p text:style-name="P57"><text:span text:style-name="T8">&lt;\</text:span>Решение:</text:p>
      <text:p text:style-name="P57"><text:span text:style-name="T8">&lt;\&lt;</text:span><text:span text:style-name="T21">Не следует противопоставлять злу ещё большее зло - это только усилит его — </text:span><text:span text:style-name="T22">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7">О-па, уже час дня! Большинство коллег уже разошлись на обед по кафе и пищеблокам. Теперь мне никто не помешает. Надеюсь.</text:p>
      <text:p text:style-name="P57"><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7">– Ну как, что там с Нексусом? <text:span text:style-name="T1">–</text:span> оторвался Алекс от своих бутербродов.</text:p>
      <text:p text:style-name="P5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7"><text:span text:style-name="T1">–</text:span> Да, с утра они устраивали регрессное тестирование бизнес-блока. Стасу что-то там не понравилось в ответах.</text:p>
      <text:p text:style-name="P5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7">Алекс, наконец, разобрался с пакетами, закрыл шкафчик и пошёл к выходу. Я, ч</text:p>
      <text:p text:style-name="P57">уть поотстав, прошёл за ним до холла.</text:p>
      <text:p text:style-name="P5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7">Я присел на диванчик рядом с плащём, сделал вид, что читаю смски, и тихо произнёс в воздух перед собой:</text:p>
      <text:p text:style-name="P5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7">Дискорд хрустнул газетой, подтверждая, что информация услышана. Я спрятал телефон, встал и направился к <text:s/>стойке охраны…</text:p>
      <text:p text:style-name="P57">… Через пару минут мы встретились в коридоре у стенда с достижениями корпорации.</text:p>
      <text:p text:style-name="P57">– Ты точно уверен, что Селестия где-то здесь?</text:p>
      <text:p text:style-name="P5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7">– Если уж на то пошло, никто не обещал, что она будет человеком. Она может оказаться, скажем, какой-нибудь собачкой. Хм... Женского пола.</text:p>
      <text:p text:style-name="P57">– Дискорд!</text:p>
      <text:p text:style-name="P57">– Ась? – Дискорд с отсутствующим выражением лица изучал вехи становления компании, от начала века и до наших дней.</text:p>
      <text:p text:style-name="P5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7">– Пора. Перерыв закончился, все, в основном, уже сидят на своих местах.</text:p>
      <text:p text:style-name="P57">– Что ж, веди меня, мой фюрер! – Дискорд при этом выпрямился, нахмурился и комично кинул зигу.</text:p>
      <text:p text:style-name="P5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7">– Неа, не тут.</text:p>
      <text:p text:style-name="P57">Мы спустились на этаж ниже. Там повторилась та же история. И на следующем так же.</text:p>
      <text:p text:style-name="P57">В конце-концов, на пятом этаже Дискорд с шумом втянул в себя воздух, поднял вверх палец и заявил, повернувшись ко мне:</text:p>
      <text:p text:style-name="P57">– О!</text:p>
      <text:p text:style-name="P57">– Ты что-то чувствуешь?</text:p>
      <text:p text:style-name="P57">– Не что-то, а именно её! Ай! – Дискорд высвободил руку из закрывшихся створок дверей. – Селестию, то бишь! Сейчас мы её в два счёта разыщем!</text:p>
      <text:p text:style-name="P57">– Отлично! Может даже, нам удастся вернуться в Эквестрию не дожидаясь конца <text:span text:style-name="T8">&lt;</text:span><text:span text:style-name="T21">трёх</text:span><text:span text:style-name="T8">&gt;</text:span> месяцев. Наверняка Селестии известен способ открыть коридор с этой стороны.</text:p>
      <text:p text:style-name="P5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7">Мы уже заканчивали осмотр этажа, когда Дискорд внезапно остановился перед стеклянными дверями.</text:p>
      <text:p text:style-name="P57">– А что находится за этой дверью? Почему ты не открываешь её?</text:p>
      <text:p text:style-name="P57">– Там серверная. Моя карточка эту дверь не откроет, туда есть доступ только у нашей сисадминши. Но там и искать нечего, видишь — пусто, людей нет.</text:p>
      <text:p text:style-name="P57">Дискорд уставился в тёмный проём, в глубине которого мигали огоньки маршрутизаторов.</text:p>
      <text:p text:style-name="P57">Щека у него дёрнулась. Я проследил за его взглядом и обнаружил в углу серверную стойку, сбоку которой на крючке висела дамская сумочка.</text:p>
      <text:p text:style-name="P57">– Ты что-то чувствуешь?</text:p>
      <text:p text:style-name="P57">– Нет! – Дискорд отвёл взгляд и пошёл дальше.</text:p>
      <text:p text:style-name="P57">Остаток этажа не принёс в поиски ничего нового.</text:p>
      <text:p text:style-name="P58">***</text:p>
      <text:p text:style-name="P57">Наша компания поглощала ужин, приготовленный девушками, когда Дискорд хлопнул себя по лбу и крикнул:</text:p>
      <text:p text:style-name="P57">– Знаю!</text:p>
      <text:p text:style-name="P57">Эпплджек прекратила рассказывать о своих впечатлениях от интернета и все повернулись к Дискорду.</text:p>
      <text:p text:style-name="P57">Он продолжил.</text:p>
      <text:p text:style-name="P57">–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7">– Да ну? – усомнилась Эпплджек. – С каких это пор?</text:p>
      <text:p text:style-name="P5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7">– Ой! – Флаттершай прикрыла рот рукой и с ужасом посмотрела на Эпплджек.</text:p>
      <text:p text:style-name="P5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7">Я понял, что Дискорд уже всё решил. Что ж, возможно, так будет лучше.</text:p>
      <text:p text:style-name="P57">– Ты собираешься уехать?</text:p>
      <text:p text:style-name="P57">– Да. Чем скорее, тем лучше. У нас всё ещё есть почти <text:span text:style-name="T8">&lt;</text:span><text:span text:style-name="T21">три месяца</text:span><text:span text:style-name="T8">&gt;</text:span> на поиски. Думаю, мне хватит. – Дискорд встал и начал собираться.</text:p>
      <text:p text:style-name="P57">– А как…</text:p>
      <text:p text:style-name="P57">– Не изволь беспокоиться, я и не в таких мирах бывал, – перебил меня Дискорд. –</text:p>
      <text:p text:style-name="P61"/>
      <text:p text:style-name="P57"><text:span text:style-name="T8">&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1"/>
      <text:p text:style-name="P57"><text:s/>Пхе! Денег мне не надо — сам раздобуду. Главное — не уходите далеко от коридора. Ко времени перехода я вернусь. Или раньше.</text:p>
      <text:p text:style-name="P57"/>
      <text:h text:style-name="P126" text:outline-level="2">Безнадёжность</text:h>
      <text:p text:style-name="P61">&lt;<text:span text:style-name="T22">На Макса чуть не наезжает машина из пустой подворотни со спущенными колёсами, </text:span><text:span text:style-name="T22">развороченным салоном и без руля</text:span>&gt;<text:span text:style-name="T1"> <text:s text:c="70"/></text:span>&gt;</text:p>
      <text:p text:style-name="P5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1">расширить</text:span><text:span text:style-name="T8">&gt;</text:span>.</text:p>
      <text:p text:style-name="P5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1">расширить</text:span><text:span text:style-name="T8">&gt;</text:span>.</text:p>
      <text:p text:style-name="P57">В эти же дни у меня началась полоса чёрного невезения. Два раза меня чуть не сбила машина. Один <text:soft-page-break/>раз мне чудом удалось оторваться от гопников <text:span text:style-name="T8">&lt;</text:span><text:span text:style-name="T21">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1">пять</text:span><text:span text:style-name="T8">&gt;</text:span>длинную прореху в куртке, <text:span text:style-name="T8">&lt;</text:span><text:span text:style-name="T21">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1">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8">***</text:p>
      <text:p text:style-name="P5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7"><text:span text:style-name="T8">&lt;</text:span><text:span text:style-name="T21">подать фонарь под другим сосусом</text:span><text:span text:style-name="T8">&gt;</text:span> </text:p>
      <text:p text:style-name="P5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1">уменьшить подозрения — о них должен догадаться Макс</text:span><text:span text:style-name="T8">&gt;</text:span>?</text:p>
      <text:p text:style-name="P57">– Да, у меня тоже было такое чувство, что он хочет от нас избавиться. Но он же объяснил, почему. Или ты думаешь, что?..</text:p>
      <text:p text:style-name="P5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7">– Надо же! У меня были такие же мысли ещё в самом начале. Ты тоже считаешь, что он хочет вернуть себе статус правителя Эквестрии?</text:p>
      <text:p text:style-name="P57">Что считала Жанна, я услышать не успел. Внезапно её лицо исказила гримаса ужаса, она прижала ладони к лицу и крикнула:</text:p>
      <text:p text:style-name="P57">– Берегись!!!</text:p>
      <text:p text:style-name="P5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7">В голове звенело.</text:p>
      <text:p text:style-name="P5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57">– Он х-хотел тебя ут-топить. – Жанна схватила отломанную руку снеговика и закинула её в полынью.</text:p>
      <text:p text:style-name="P57">Я покачал головой. </text:p>
      <text:p text:style-name="P5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1">улучшить</text:span><text:span text:style-name="T8">&gt;</text:span>. А тот случай, когда мне пришлось зашивать тебе куртку после нападения убийц <text:span text:style-name="T8">&lt;</text:span><text:span text:style-name="T21">клоунов/санта-клаусов</text:span><text:span text:style-name="T8">&gt;</text:span> — ты тоже это представил, как веселье пьяной шпаны.</text:p>
      <text:p text:style-name="P57">Так вот, что я тебе скажу — это всё не так! Это не совпадения! Не бывает таких совпадений. Тебя кто-то или что-то хочет убить.</text:p>
      <text:p text:style-name="P57">– Жанна, но снеговик… Это смешно! Убить снеговиком — это самый нелепый способ убийства, о котором можно себе представить!</text:p>
      <text:p text:style-name="P57">И тут до меня дошло.</text:p>
      <text:p text:style-name="P57">Самый нелепый! Самый глупый и невообразимый! Всё сходится! Точно!</text:p>
      <text:p text:style-name="P5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7">Я осмотрел прибрежные кусты. В тусклом свете фонаря их силуэты казались изготовившимися к броску химерами.</text:p>
      <text:p text:style-name="P57">– Пойдём отсюда, Жанна. Тут опасно находиться.</text:p>
      <text:p text:style-name="P5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7">Когда я бросил последний взгляд на озеро, мне показалось, что из-подо льда нас провожали злые глазки снеговика.</text:p>
      <text:p text:style-name="P57"/>
      <text:h text:style-name="P126" text:outline-level="2">След?</text:h>
      <text:p text:style-name="P92"/>
      <text:p text:style-name="P57"><text:span text:style-name="T8">&lt;</text:span><text:span text:style-name="T21">сначала эпизод - проверка сумки в серверной</text:span><text:span text:style-name="T8">&gt;</text:span></text:p>
      <text:p text:style-name="P57"><text:span text:style-name="T8">&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5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7"><text:soft-page-break/>– Анджела, можно тебя на секундочку?</text:p>
      <text:p text:style-name="P57">– Да? – Она захлопнула книгу <text:span text:style-name="T8">&lt;</text:span><text:span text:style-name="T21">“Последний Единорог” Питера Бигла</text:span><text:span text:style-name="T8">&gt;</text:span> и повернулась ко мне.</text:p>
      <text:p text:style-name="P57">– Я тут проходил мимо серверной и заметил, что там висит сумка. Кто-то забыл, наверное. Надо бы разослать на офис извещение о находке.</text:p>
      <text:p text:style-name="P5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7">–Так это твоя?</text:p>
      <text:p text:style-name="P57">– Если чёрная кожаная, с заклёпками — то моя. Хотя в серверной чужой быть и не должно.</text:p>
      <text:p text:style-name="P57">– Чёрная. С заклёпками. – Я всматривался в Анджелу, но рассмотреть в чёрненькой фигуристой девушке Селестию у меня плохо получалось.</text:p>
      <text:p text:style-name="P57">– Что ты на меня так смотришь? У меня там вымазано? – Анджела попыталась, изогнувшись, заглянуть себе за плечо.</text:p>
      <text:p text:style-name="P57">– Да нет, всё в порядке, не волнуйся. А тебе, часом, никогда не снилось, что у тебя есть копыта, рог и крылья?</text:p>
      <text:p text:style-name="P5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1"/>
      <text:p text:style-name="P57"><text:span text:style-name="T8">&lt;</text:span><text:span text:style-name="T21">расширить. Перед кафешкой - диалог с Флатти и ЭйДжей. Все думают, что наконец-то нашли Селестию. Все ликуют</text:span><text:span text:style-name="T8">&gt;</text:span></text:p>
      <text:p text:style-name="P61"/>
      <text:p text:style-name="P5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7">На том и остановились.</text:p>
      <text:p text:style-name="P57"/>
      <text:p text:style-name="P57"><text:span text:style-name="T8">&lt;</text:span><text:span text:style-name="T21">Расширить сцену в кафе. Ожидание, подьём и… падение ожиданий</text:span><text:span text:style-name="T8">&gt;</text:span></text:p>
      <text:p text:style-name="P57"/>
      <text:p text:style-name="P58">***</text:p>
      <text:p text:style-name="P57">На кухне за столиком сидели две девушки и сочиняли письмо.</text:p>
      <text:p text:style-name="P5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7">– Вот теперь другое дело! – Эпплджек выставила листок на свет, любуясь написанным.</text:p>
      <text:p text:style-name="P57">– А ты уверена, что так можно? – робко встряла Флаттершай. – “Дёшевый охламон” не похоже на вежливое приветствие.</text:p>
      <text:p text:style-name="P57"><text:soft-page-break/>– Ещё как похоже! Я с Биг Маком так всегда здороваюсь, когда он, перебрав маленько сидра, заявляется под утро со следами помады на шее.</text:p>
      <text:p text:style-name="P57">– А-а-а. Ну ладно. А разве “мы б тебя век не видели, если б не принцесса”...</text:p>
      <text:p text:style-name="P5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7">Эпплджек выхватила листок и начала править текст.</text:p>
      <text:p text:style-name="P57">– Так… Так… И вот так! Теперь порядок! – Эпплджек вернула листок Флаттершай.</text:p>
      <text:p text:style-name="P5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7">– Так это ты дома сидела вовсе не из-за болезни? – поразилась Эпплджек <text:span text:style-name="T8">&lt;</text:span><text:span text:style-name="T21">упомянуть болезнь Флатти в соответствующем разделе</text:span><text:span text:style-name="T8">&gt;</text:span></text:p>
      <text:p text:style-name="P57">– Угу. Лес в последнее время совсем чужой стал. Даже Энджел опасался в него выходить. Не говоря уже о Гарри.</text:p>
      <text:p text:style-name="P57">– Что-то мне это напоминает.</text:p>
      <text:p text:style-name="P57">– Что?</text:p>
      <text:p text:style-name="P5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7">– Агась, вырвался бы он, если бы не я. Дай-ка сюда письмо...</text:p>
      <text:p text:style-name="P57"><text:soft-page-break/>– “...хорошо, что рядом была Эпплджек и спасла его...”. – Так годится?</text:p>
      <text:p text:style-name="P57">– Пожалуй, да.</text:p>
      <text:p text:style-name="P5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7">Флаттершай обернулась вслед Эпплджек и тайком дописала: ”Приезжай скорее, дорогой друг, мне так тоскливо без тебя. Твоя Флатти”.</text:p>
      <text:p text:style-name="P57">– Да-да, я мигом! – <text:span text:style-name="T1">д</text:span>евушка схватила листок бумаги и помчалась к ноутбуку.</text:p>
      <text:p text:style-name="P57"/>
      <text:h text:style-name="P126" text:outline-level="2">Озарение</text:h>
      <text:p text:style-name="P57"/>
      <text:p text:style-name="P57"><text:span text:style-name="T8">&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6"/>
      <text:p text:style-name="P7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6"/>
      <text:p text:style-name="P72">Разговор не клеился.</text:p>
      <text:p text:style-name="P7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6"><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6"><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6"><text:span text:style-name="T8">– </text:span>Ну хорошо. Убедила. В конце-концов, можем поступить так. Вы с Флатти вернётесь обратно а я продолжу поиски здесь.</text:p>
      <text:p text:style-name="P76"><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6"><text:soft-page-break/><text:span text:style-name="T8">– </text:span>Вы можете связываться со мной раз в месяц по коридору.</text:p>
      <text:p text:style-name="P76"><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6"><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6">Эпплджек недоверчиво хмыкнула.</text:p>
      <text:p text:style-name="P76"><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6"><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6"><text:span text:style-name="T8">– </text:span>Конечно оставаться. Кто ещё, кроме нас, может найти её?</text:p>
      <text:p text:style-name="P76"><text:span text:style-name="T8">– </text:span>Я думал, ты не сможешь оставить Энджела и всех остальных надолго.</text:p>
      <text:p text:style-name="P76"><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1"><text:span text:style-name="T8">– </text:span>Извини, Флаттершай, забылся.</text:p>
      <text:p text:style-name="P81"><text:span text:style-name="T8">– </text:span>Та ладно, я ж не против, – возразила Эпплджек. – Не парься, Флатти. Было б хуже, если б он <text:s/>назвал меня Эпплджек на людях.</text:p>
      <text:p text:style-name="P81"><text:span text:style-name="T8">– </text:span>Ты так... – запнулась Флаттершай. – Так быстро забыла свою ферму. И...</text:p>
      <text:p text:style-name="P81"><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1"><text:span text:style-name="T8">– </text:span>Как ты можешь так говорить? – расплакалась Флаттершай.</text:p>
      <text:p text:style-name="P81"><text:span text:style-name="T8">– </text:span>Эй, девушки, не ссорьтесь! Мы — одна команда! И надеюсь, останемся ею и в дальнейшем. </text:p>
      <text:list xml:id="list7796769307640735665" text:style-name="L5">
        <text:list-header>
          <text:p text:style-name="P13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1"><text:span text:style-name="T8">– </text:span>А если нет? – Эпплджек смотрела мне мне прямо в глаза.</text:p>
      <text:list xml:id="list42191570" text:continue-numbering="true" text:style-name="L5">
        <text:list-header>
          <text:p text:style-name="P136">Я молча пожал плечами. Эпплджек уверенно продолжила.</text:p>
        </text:list-header>
      </text:list>
      <text:p text:style-name="P81"><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1"><text:span text:style-name="T8">– </text:span>Спасибо, ЭйДжей.</text:p>
      <text:p text:style-name="P81"><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177115" text:continue-numbering="true" text:style-name="L5">
        <text:list-header>
          <text:p text:style-name="P136">Флаттершай пробормотала нечто, показавшееся мне знакомым.</text:p>
        </text:list-header>
      </text:list>
      <text:p text:style-name="P81"><text:span text:style-name="T8">– </text:span>Флатти, ты что-то сказала? Я не расслышал.</text:p>
      <text:p text:style-name="P81"><text:span text:style-name="T8">– </text:span>Намерение Изменяет Реальность.</text:p>
      <text:p text:style-name="P81"><text:span text:style-name="T8">– </text:span>Эээ. А где ты слышала эту фразу, если не секрет?</text:p>
      <text:p text:style-name="P81"><text:soft-page-break/><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167089" text:continue-numbering="true" text:style-name="L5">
        <text:list-header>
          <text:p text:style-name="P136">У меня как будто вспыхнула лампочка в мозгу. Кирпичики быстро выстраивались в целостную картину. Я ринулся в прихожую.</text:p>
        </text:list-header>
      </text:list>
      <text:p text:style-name="P81"><text:span text:style-name="T8">– </text:span>Флатти, ЭйДжей, буду через час. Ждите!</text:p>
      <text:p text:style-name="P76"/>
      <text:h text:style-name="P127" text:outline-level="2">Почти.</text:h>
      <text:p text:style-name="P93"/>
      <text:p text:style-name="P81">В офисе меня встретил лыбящийся Стас.</text:p>
      <text:p text:style-name="P8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1">Я уставился на Стаса и он, захлёбываясь от торопливости, начал <text:span text:style-name="T8">расказывать</text:span>.</text:p>
      <text:p text:style-name="P8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1">– Ты его уничтожил?</text:p>
      <text:p text:style-name="P81">– Кого?</text:p>
      <text:p text:style-name="P81">– Этический модуль. Селестию.</text:p>
      <text:p text:style-name="P8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1">– Ты его уничтожил?</text:p>
      <text:p text:style-name="P8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1">– То есть, на домашнем компьютере Влада модуль работает и дальше?</text:p>
      <text:p text:style-name="P81">– Ага. К нему-то у меня доступа нету. Но в кластер к Нексусу он больше не пролезет.</text:p>
      <text:p text:style-name="P81">– Спасибо, Стас. Ты молодец.</text:p>
      <text:p text:style-name="P81">Ниточка, чуть было не прервавшаяся в офисе, повела в квартиру Влада.</text:p>
      <text:p text:style-name="P81"/>
      <text:h text:style-name="P127" text:outline-level="2">Дискорд</text:h>
      <text:p text:style-name="P92"/>
      <text:p text:style-name="P93">Девушки поспешно собирались, пока я растолковывал им задачу.</text:p>
      <text:p text:style-name="P93"><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3"><text:span text:style-name="T8">– </text:span>Это тот твой приятель, который разбился с полгода назад? – спросила Эпплджек.</text:p>
      <text:p text:style-name="P93"><text:span text:style-name="T8">– </text:span>Да, это он.</text:p>
      <text:p text:style-name="P93"><text:soft-page-break/><text:span text:style-name="T8">– </text:span>А как мы попадём в его квартиру? Там сейчас кто-то живёт? – Флаттершай прыгала на одной ноге, натягивая кед.</text:p>
      <text:p text:style-name="P93"><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4">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1">Плохо написано!</text:span><text:span text:style-name="T8">&gt;</text:span></text:p>
      <text:p text:style-name="P94">Я поднёс брелок пропуска к домофону, но дверь подъезда не открылась. Замигала красная лампочка и зажужжал зуммер.</text:p>
      <text:p text:style-name="P94">Я выругался.</text:p>
      <text:p text:style-name="P94"><text:span text:style-name="T8">– </text:span>Макс, что случилось? У нас проблемы?</text:p>
      <text:p text:style-name="P94"><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4"><text:span text:style-name="T8">– </text:span>Так что, будем ломать дверь? – Эпплджек критически осмотрелась, подмечая бабулек на лавочке и зевак во внутреннем скверике.</text:p>
      <text:p text:style-name="P94"><text:span text:style-name="T8">– </text:span>Нет нужды. Лучше станьте-ка сзади меня так, чтобы заслонить от этих бабулек и от вооон той камеры наблюдения.</text:p>
      <text:list xml:id="list5952988115376764074" text:style-name="L6">
        <text:list-header>
          <text:p text:style-name="P13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1">Раздался лёгкий «кряк» и дверь подалась.</text:p>
      <text:p text:style-name="P114"><text:span text:style-name="T8">– </text:span>Девушки, заходим.</text:p>
      <text:p text:style-name="P7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1">Прихожая встретила нас толстым слоем пыли. Мы тихонько прошли внутрь и я закрыл дверь изнутри.</text:p>
      <text:p text:style-name="P76"><text:span text:style-name="T1">Компьютер</text:span> стоял там же, где и обычно <text:span text:style-name="T1">— в личном кабинете Влада на столе у окна.</text:span></text:p>
      <text:p text:style-name="P114"><text:span text:style-name="T8">– </text:span>Макс, тут окно разбито! И верёвка какая-то висит. – крикнула Флаттершай из кухни.</text:p>
      <text:p text:style-name="P114"><text:span text:style-name="T8">– </text:span>Оставь, Флатти, не сейчас! – отмахнулся я.</text:p>
      <text:p text:style-name="P121">Лампочка питания на ноутбуке горела, <text:s/>но подключенный монитор оставался тёмным. Я постучал по пробелу, но безрезультатно.</text:p>
      <text:p text:style-name="P114"><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4"><text:span text:style-name="T8">– </text:span>Монитор выключен. – <text:s/>раздалось из угла. Кресло с высокой спинкой повернулось, открыв нашим взорам Дискорда. </text:p>
      <text:p text:style-name="P11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4">Он приподнял панамку, дурашливо здороваясь.</text:p>
      <text:p text:style-name="P114"><text:span text:style-name="T8">– </text:span>Оп-па! – пробормотала Эпплджек. – Нежданчик!</text:p>
      <text:p text:style-name="P114"><text:span text:style-name="T8">– </text:span>Ты, я вижу, времени не терял, – моя рука под прикрытием стола медленно тянулась к тяжёлой фарфоровой кружке, стоящей на краю.</text:p>
      <text:p text:style-name="P95"><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5"><text:span text:style-name="T8">– </text:span>А почему ты вообще решил искать нас тут? – спросила Эпплджек. – Приехал бы домой. Мы б тебя чаем напоили.</text:p>
      <text:p text:style-name="P95"><text:span text:style-name="T8">– </text:span>Видишь ли, дорогая Эй-Джей, я с самого начала знал, где находится наша уважаемая принцесса, а времени в обрез, так что...</text:p>
      <text:p text:style-name="P102">В проёме дверей появилась Флаттершай.</text:p>
      <text:p text:style-name="P95"><text:span text:style-name="T8">– </text:span>С кем это вы тут разговариваете?</text:p>
      <text:list xml:id="list6237613504938680527" text:style-name="L7">
        <text:list-header>
          <text:p text:style-name="P12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2">Оглушённый Дискорд попытался было отъехать на кресле в сторону, но я припёр его стулом к стенке.</text:p>
      <text:p text:style-name="P95">– Жанна, Флатти, хватайте ноут и на выход! Я с ним разберусь! Не теряйте вре...!</text:p>
      <text:p text:style-name="P95">– ТЫ ИДИО...!!!</text:p>
      <text:p text:style-name="P95">Дискорд <text:s/>зорал одновременно со мной, прикрываясь от меня руками, когда раздался оглушительный</text:p>
      <text:p text:style-name="P95">...</text:p>
      <text:p text:style-name="P96">БАХ!!!</text:p>
      <text:p text:style-name="P95">…</text:p>
      <text:p text:style-name="P9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искорда появилось удивлённо-мечтательное выражение и он вырубился.</text:p>
      <text:p text:style-name="P114"/>
      <text:h text:style-name="P126" text:outline-level="2"><text:soft-page-break/>Селестия</text:h>
      <text:p text:style-name="P114"/>
      <text:p text:style-name="P9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4">Включенный монитор показал схематическое изображение Селестиии, </text:p>
      <text:p text:style-name="P115">&gt;\<text:span text:style-name="T1">Привет, Селестия. Это Макс. Как себя чувствуешь?</text:span></text:p>
      <text:p text:style-name="P115">&lt;\<text:span text:style-name="T1">Макс? МАКС??? МА-А-А-АКС!!! НАКОНЕЦ-ТО! КАК Я РАДА ТЕБЯ СЛЫШАТЬ! </text:span></text:p>
      <text:p text:style-name="P115">&gt;\<text:span text:style-name="T1">Я рад, что нашёл тебя, Тия.</text:span></text:p>
      <text:p text:style-name="P11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5">&gt;\<text:span text:style-name="T1">Тия, я сейчас подключу микрофон и колонки, и мы сможем общаться более удобно.</text:span></text:p>
      <text:p text:style-name="P114">…</text:p>
      <text:p text:style-name="P114">– Привет опять. Как ты меня слышишь?</text:p>
      <text:p text:style-name="P11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5">– <text:span text:style-name="T1">Могу себе представить. Как-то раз я провёл три часа камере сенсорной депривации. Мне не понравилось.</text:span></text:p>
      <text:p text:style-name="P114">– Эммм... Ваше Высочество, вы в порядке? Мы так рады, что наконец-то нашли Вас! – вклинилась в разговор Эпплджек.</text:p>
      <text:p text:style-name="P114">– Кто тут? Макс, кто ещё с тобой?</text:p>
      <text:p text:style-name="P115"><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5">– <text:span text:style-name="T1">Девочки? Я рада вас слышать. А Твайлайт нет рядом?</text:span></text:p>
      <text:p text:style-name="P11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4">При этих словах Дискорд замычал и задёргался. Эпплджек нахмурилась и проверила верёвки, привязывающие его к спинке стула.</text:p>
      <text:p text:style-name="P11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4">– Ноутбук — так называется место, где я нахожусь сейчас? А кто это мычит?</text:p>
      <text:p text:style-name="P11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4">– О, духи предков, но зачем??? Почему у него кляп во рту?</text:p>
      <text:p text:style-name="P114">– Мы связали его. Он нас предал. И тебя. И Эквестрию. Всех.</text:p>
      <text:p text:style-name="P114">При этих словах Эпплджек и Флаттершай непонимающе уставились на меня, а Дискорд протестующе замычал.</text:p>
      <text:p text:style-name="P114">Я начал рассказывать о своих догадках, и непонимающее выражение на лицах девушек сменилось удивлением.</text:p>
      <text:p text:style-name="P11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4"><text:soft-page-break/>– А зачем тогда ты приложила его книгой? – непонимающе уставился я на неё.</text:p>
      <text:p text:style-name="P114">– Потому что ты напал на него. Я и подумала — тебе виднее. И подсобила.</text:p>
      <text:p text:style-name="P114">Флаттершай отрицающе мотнула головой.</text:p>
      <text:p text:style-name="P114">– Не может Дискорд быть предателем. Он мой друг.</text:p>
      <text:p text:style-name="P114">Дискорд благодарственно замычал и закивал головой.</text:p>
      <text:p text:style-name="P11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4">Дискорд завёл глаза на лоб и обречённо завыл.</text:p>
      <text:p text:style-name="P114">– Макс, постой. Дай мне поговорить с ним. – сказала Селестия. – Не могу поверить, что Дискорд на такое пошёл.</text:p>
      <text:p text:style-name="P114">– Ну хорошо. Поговори. Послушаем, что он скажет.</text:p>
      <text:p text:style-name="P114">Я красноречиво покачал кулак перед его носом и вытащил кляп.</text:p>
      <text:p text:style-name="P114">...</text:p>
      <text:p text:style-name="P103">– Ффы, тьфу, пффф, пфу! <text:span text:style-name="T8">&lt;</text:span><text:span text:style-name="T21">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3">– Это я-то устраиваю цирк?!! ДА ТЫ НА СЕБЯ ПОСМОТРИ, КЛОУН!!! На людей кидаешься, чашками бросаешься, вон, мне нос разбил! Дерёшься...</text:p>
      <text:p text:style-name="P103">Я угрожающе поднёс тряпку к лицу Дискорда.</text:p>
      <text:p text:style-name="P103">– Ещё одно слово в таком тоне, и ты заткнёшься, а мы уйдём в Эквестрию без тебя!</text:p>
      <text:p text:style-name="P10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3">Дискорд демонстративно закрыл рот и посвистывая уставился в потолок.</text:p>
      <text:p text:style-name="P103">Разговор зашёл в тупик.</text:p>
      <text:p text:style-name="P106"/>
      <text:p text:style-name="P107">На мониторе высветился текст:</text:p>
      <text:p text:style-name="P106">&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7"/>
      <text:p text:style-name="P107">Из колонок послышался лёгкий шорох.</text:p>
      <text:p text:style-name="P103">– Дик, сейчас не время для ссор. – голос Селестии был мягким, но настойчивым. – Мы в одной лодке.</text:p>
      <text:p text:style-name="P103">– Тебе легко говорить! Тебе не разбивали нос и не оскорбляли угрозами!</text:p>
      <text:p text:style-name="P103">– Ты должен понимать, что у Макса были все основания так себя вести. Твоё поведение вызвало подозрения у него, ведь он мало тебя знает. </text:p>
      <text:p text:style-name="P103">К уговорам Селестии присоединилась Флаттершай.</text:p>
      <text:p text:style-name="P103">– Дискорд, миленький, прости его. Макс хороший. Он просто не знал, что ты тоже хороший...</text:p>
      <text:p text:style-name="P103">У Дискорда покраснели уши и он засмущался и заворчал.</text:p>
      <text:p text:style-name="P103">– Ну ладно, чего уж там. Успокойтесь... Разумеется, я скажу... Я не меньше вашего заинтересован в <text:soft-page-break/>благополучии Эквестрии. Просто у меня есть достоинство, которое я ни одному дятлу не позволю унижать. – тут он яростно зыркнул на меня.</text:p>
      <text:p text:style-name="P103">Я пропустил «дятла» мимо ушей.</text:p>
      <text:p text:style-name="P10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4">***</text:p>
      <text:p text:style-name="P10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3">Потому разбрасываться такой возможностью не стоит. Если уж тебе повезло оказаться в новом мире — исследуй его сполна!..</text:p>
      <text:p text:style-name="P104">***</text:p>
      <text:p text:style-name="P109">&lt;<text:span text:style-name="T22">сюда можно вставить похождения Дискорда — вторая неопубликованная глава. Первая — секс с Селестией</text:span>&gt;</text:p>
      <text:p text:style-name="P104">***</text:p>
      <text:p text:style-name="P107">– Развяжите мне, наконец, руки! Или хотя бы одну. Плечами жестикулировать неудобно.... </text:p>
      <text:p text:style-name="P107">Я развязал Дискорду левую руку.</text:p>
      <text:p text:style-name="P10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7">Дискорд принялся разминать затёкшее запястье.</text:p>
      <text:p text:style-name="P10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7">– Какое письмо, Корди? – вскинулась до этого зачарованно слушавшая Дискорда Флаттершай.</text:p>
      <text:p text:style-name="P107">– Ну ваше же! Вы с Эпплджек написали мне о своих мытарствах тут. Вежливо так написали, спасибо...</text:p>
      <text:p text:style-name="P107">Флаттершай покрылась пунцовыми пятнами.</text:p>
      <text:p text:style-name="P107">– Я... Мы... – тут она совсем стушевалась.</text:p>
      <text:p text:style-name="P107">– Так а почему ты сказал, что никто не уйдёт в Эквестрию? – наконец перебила Дискорда скучавшая до этого Эпплджек.</text:p>
      <text:p text:style-name="P107">Дискорд уставился на неё долгим взглядом, а потом хлопнул себя по лбу.</text:p>
      <text:p text:style-name="P107">– Аааа, ну да, совсем забыл!!! Хорошо, что напомнила! Видишь ли, не так давно я заметил, что сутки <text:soft-page-break/>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07">– И что? – продолжила его мысль Эпплджек.</text:p>
      <text:p text:style-name="P107">– Эквестрийские <text:span text:style-name="T8">&lt;</text:span><text:span text:style-name="T21">три месяца</text:span><text:span text:style-name="T8">&gt;</text:span> КО-РО-ЧЕ местных. – с нажимом повторил Дискорд. – По моим подсчётам, на два дня.</text:p>
      <text:p text:style-name="P107">– И?!! – до меня уже дошло, но Эпплджек продолжала тупить.</text:p>
      <text:p text:style-name="P107">– Короче, времени у нас осталось что-то около пятнадцати минут. Или около того. – заявил Дискорд, поднеся к глазам запястье с массивными часами.</text:p>
      <text:p text:style-name="P107">– СКОЛЬКО??? – воскликнули хором я и девушки.</text:p>
      <text:p text:style-name="P107">Дискорд открыл было рот, но его слова заглушил звонок в дверь.</text:p>
      <text:p text:style-name="P107">– ОТКРОЙТЕ, ПОЛИЦИЯ! Вам даётся полминуты, чтобы открыть дверь. Через тридцать секунд дверь будет выбита!</text:p>
      <text:p text:style-name="P10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7">Блядь!</text:p>
      <text:p text:style-name="P107">– На крышу, живо!!! Через окно на кухне! – зашипел Дискорд, отчаянно дёргая узлы свободной рукой.</text:p>
      <text:p text:style-name="P107">Эпплджек, одной рукой сгребя в охапку ноутбук, второй увлекая Флаттершай, кинулась на кухню.</text:p>
      <text:p text:style-name="P107">– А толку? Куда мы с крыши денемся? – спросил я растерянно. Дискорд только раздражённо зарычал в ответ.</text:p>
      <text:p text:style-name="P103">Дверь содрогнулась от мощного удара. Послышался стук падающей штукатурки. Я сломя голову кинулся на кухню.</text:p>
      <text:p text:style-name="P103">– Развяжи меня, идиот!!! – гаркнул вдогонку Дискорд.</text:p>
      <text:p text:style-name="P10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3">– Давай на крышу! Я догоню! – рявкнул он, освобождая вторую руку.</text:p>
      <text:p text:style-name="P103">От второго удара дверная коробка крякнула и наполовину въехала в коридор. </text:p>
      <text:p text:style-name="P10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3">Верёвка в кухонном окне дёргалась от движений лезущих по ней Флатти и Эпплджек. Я словил её рукой и стал на подоконник.</text:p>
      <text:p text:style-name="P103">Чёрт!</text:p>
      <text:p text:style-name="P10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3">Но нет, триста тысяч чертей, раз девушки смогли – я тоже смогу!</text:p>
      <text:p text:style-name="P103"><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3">Я успел сократить расстояние до Эпплджек наполовину, когда девушки нашли решение.</text:p>
      <text:p text:style-name="P10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3">Я выдохнул.</text:p>
      <text:p text:style-name="P10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3">Чёрт! Чёрт! Чёрт! Чёрт!</text:p>
      <text:p text:style-name="P103">Бля!!!...</text:p>
      <text:p text:style-name="P103">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3"/>
      <text:h text:style-name="P126" text:outline-level="2">Назад, в Эквестрию</text:h>
      <text:p text:style-name="P103"/>
      <text:p text:style-name="P103">Долго паниковать не пришлось. </text:p>
      <text:p text:style-name="P103">Я почувствовал сильный рывок за шиворот и захват поперёк груди. </text:p>
      <text:p text:style-name="P103">– ОТПУСТИ ДЕВЧОНКУ!!! – загрохотало мне в ухо. Я открыл глаза.</text:p>
      <text:p text:style-name="P10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3">Я чуть поднял глаза и уставился в чешуйчатую морду дракона.</text:p>
      <text:p text:style-name="P103"><text:soft-page-break/>– Отпусти Эпплджек. Я её держу. – повторил Дискорд. – Мне сбалансироваться надо. Вы не такие уж и лёгкие.</text:p>
      <text:p text:style-name="P10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3">Наконец это ему удалось, и дальнейший подъём на крышу происходил в молчании.</text:p>
      <text:p text:style-name="P10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3">Флаттершай оторвала заплаканное лицо от моей ветровки.</text:p>
      <text:p text:style-name="P103">– Да-да, ты прав, Корди. Я готова.</text:p>
      <text:p text:style-name="P103">На длинной шее Дискорда разместились Эпплджек и Флаттершай. Я, для сохранения баланса, разместился позади крыльев.</text:p>
      <text:p text:style-name="P103">Дискорд расправил крылья и начал короткую пробежку к краю.</text:p>
      <text:p text:style-name="P10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3">И мы полетели навстречу закату.</text:p>
      <text:p text:style-name="P10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3">Впереди по курсу увеличивалась громада моей высотки. Дискорд летел прямо на разрыв в ограждении, который я проделал <text:span text:style-name="T8">&lt;</text:span><text:span text:style-name="T21">полгода</text:span><text:span text:style-name="T8">&gt;</text:span> назад своим проходом в Эквестрию.</text:p>
      <text:p text:style-name="P10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3">– Пристегните ремни! – проревел Дискорд, резко ускоряясь. – Будет весело!!!</text:p>
      <text:p text:style-name="P10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3">– ЙУУУУУУУХХХУУУУУ!!! – заорал Дискорд, сложил крылья и врезался в шар.</text:p>
      <text:p text:style-name="P108">&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3" text:outline-level="1">Беседа за столиком в ночи</text:h>
      <text:p text:style-name="P78">Из-за заинтересованности Эквуса в Максе, тому не приходится прилагать усилий для 34 — на что ему указывает Анакорн</text:p>
      <text:p text:style-name="P8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text:soft-page-break/>край коридора.</text:p>
      <text:p text:style-name="P8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6"><text:span text:style-name="T1">– </text:span>Анакорн. <text:span text:style-name="T1">– о</text:span>трекомендовался он. <text:span text:style-name="T8">– </text:span><text:span text:style-name="T1">Демиург.</text:span></text:p>
      <text:p text:style-name="P76"><text:span text:style-name="T1">– </text:span>П-привет. Макс. <text:span text:style-name="T1">– в</text:span> смятении представился я.</text:p>
      <text:p text:style-name="P7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1"/>
      <text:p text:style-name="P76"><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1"/>
      <text:p text:style-name="P7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6"><text:span text:style-name="T1">Юноша</text:span> закинул ногу за ногу и пытливо смотрел на меня, играя карандашём .</text:p>
      <text:p text:style-name="P76">Я совсем запутался.</text:p>
      <text:p text:style-name="P76"><text:span text:style-name="T1">– </text:span>Какая проблема? Какое решение? Кто ты <text:span text:style-name="T1">вообще</text:span>?</text:p>
      <text:p text:style-name="P76"><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1"><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1">– Стоп, не торопись. – у меня голова пошла кругом от информации. – Я ничего не понял. Какие-такие проблемы? Какие варианты? Зачем его поддерживать?</text:p>
      <text:p text:style-name="P81">Анакорн недовольно поморщился, но продолжил.</text:p>
      <text:p text:style-name="P8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1"/>
      <text:p text:style-name="P81"><text:a xlink:type="simple" xlink:href="https://ru.wikipedia.org/wiki/Мультивселенная" text:style-name="Internet_20_link" text:visited-style-name="Visited_20_Internet_20_Link">https://ru.wikipedia.org/wiki/%D0%9C%D1%83%D0%BB%D1%8C%D1%82%D0%B8%D0%B2%D1%81%D0%B5%D0%BB%D0%B5%D0%BD%D0%BD%D0%B0%D1%8F</text:a></text:p>
      <text:p text:style-name="P7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3"/>
      <text:p text:style-name="P81"/>
      <text:p text:style-name="P81"/>
      <text:p text:style-name="P8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1">На голограмме появилась солнечная система Эквуса. Почему-то в центре системы был сам Эквус. Вокруг него вращались солнце и луна.</text:p>
      <text:p text:style-name="P81"><text:soft-page-break/>Анакорн плюхнулся обратно в кресло и схватился за голову. Потом, немного успокоившись, продолжил.</text:p>
      <text:p text:style-name="P8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1">Анакорн отпил из стакана и продолжил.</text:p>
      <text:p text:style-name="P8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2">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1">Анакорн постучал по столику указкой. Солнечная система увеличилась, оставив в поле зрения только шар Эквуса.</text:p>
      <text:p text:style-name="P8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84">Ко мне наконец-то пришло понимание ситуации.</text:p>
      <text:p text:style-name="P8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1">Анакорн смутился.</text:p>
      <text:p text:style-name="P8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1">(<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1"><text:soft-page-break/><text:span text:style-name="T19">– Сам ты раздолбай! – произнёс, наконец, Свирл</text:span>)</text:p>
      <text:p text:style-name="P81">… И создали вы его достаточно топорно — видишь, он трещит по швам.</text:p>
      <text:p text:style-name="P81">– Хмм. То есть, это брони создали Эквус?</text:p>
      <text:p text:style-name="P8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1">Я вспомнил события последнего года <text:span text:style-name="T8">&lt;</text:span>упомянуть в эпизоде на Терре, что МЛП-сериал закрылся год назад<text:span text:style-name="T8">&gt;</text:span></text:p>
      <text:p text:style-name="P8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1">Анакорн с такой силой сжал карандаш, что он хрустнул.</text:p>
      <text:p text:style-name="P8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1"/>
      <text:p text:style-name="P81"/>
      <text:p text:style-name="P7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8">– </text:p>
      <text:p text:style-name="P8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4">– Верни Рэйнбоу!!!</text:p>
      <text:p text:style-name="P84">Обломки карандаша выпали из кулака Анакорна на столик.</text:p>
      <text:p text:style-name="P84">– Э-э-э… м-м-м… ну-у-у... Нельзя сказать, что это совсем невыполнимо… Но, прямо скажу, задачка не для студента!</text:p>
      <text:p text:style-name="P84">– А ты студент?</text:p>
      <text:p text:style-name="P8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4">Видишь ли, жизнь на физическом плане — всего лишь небольшой эпизод на пути монады, а её <text:soft-page-break/>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4">– Нет. Плата остаётся неизменной. Тут мы квиты. У меня тоже мало шансов помочь тебе — я не имею ни малейшего понятия, как это сделать.</text:p>
      <text:p text:style-name="P84">Ставшие почти прозрачными стены комнаты снова обрели материальность. Анакорн пожал плечами и протянул мне руку через столик.</text:p>
      <text:p text:style-name="P8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4">Я задумался.</text:p>
      <text:p text:style-name="P8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4">Анакорн почесал в затылке.</text:p>
      <text:p text:style-name="P84">– А кьютимарки? Как, <text:span text:style-name="T8">&lt;</text:span><text:span text:style-name="T26">чёрт</text:span><text:span text:style-name="T8">&gt;</text:span> меня побери, объяснить кьютимарки?</text:p>
      <text:p text:style-name="P84">– А кьютимарки ты сам даришь пони, когда распознаёшь их жизненное предназначение.</text:p>
      <text:p text:style-name="P8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4">Я пожал плечами.</text:p>
      <text:p text:style-name="P84">– А по-другому я не могу объяснить их появление. К сожалению.</text:p>
      <text:p text:style-name="P11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6">– Хорошо. Уболтал. Кьютимарки беру на себя. Так и знал, что мне самое трудное достанется!</text:p>
      <text:p text:style-name="P11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6">Анакорн проследил мой взгляд.</text:p>
      <text:p text:style-name="P116"><text:soft-page-break/>– Нечего так смотреть. Если я стану применять магию вместо ловкости, теряется весь смысл упражнения... О, глянь-ка на Эквус!</text:p>
      <text:p text:style-name="P11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6"/>
      <text:p text:style-name="P118">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9"/>
      <text:p text:style-name="P11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8"/>
      <text:p text:style-name="P118"/>
      <text:p text:style-name="P116">Я опять задумался. В голове было пусто. Хотя, если подумать с точки зрения программиста, можно... Наверное можно, раз все предыдущее прокатило...</text:p>
      <text:p text:style-name="P117">–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7">– Не понял? Это как? Как ты совместишь разрушенную магическими войнами Эквестрию с романтически-сексуальным раем для попаданцев?</text:p>
      <text:p text:style-name="P117"><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7">Анакорн долго мусолил карандаш, а потом вдруг заржал.</text:p>
      <text:p text:style-name="P117"><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7"><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17">Анакорн примирительно похлопал меня по плечу.</text:p>
      <text:p text:style-name="P117"><text:span text:style-name="T8">–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7">Я подозрительно посмотрел на Анакорна.</text:p>
      <text:p text:style-name="P117"><text:span text:style-name="T8">– </text:span>Какой ещё, нафиг, «мой фанфик»? Я никакого фанфика не писал. И не собираюсь, вообще-то.</text:p>
      <text:p text:style-name="P117">Анакорн ехидно ухмыльнулся и откинулся в кресле, переплетя пальцы за затылком.</text:p>
      <text:p text:style-name="P117"><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6"><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6"><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6"><text:span text:style-name="T8">– </text:span>Факн щит<text:note text:id="ftn13" text:note-class="footnote"><text:note-citation>13</text:note-citation><text:note-body><text:p text:style-name="P11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6">Анакорн развёл руками.</text:p>
      <text:p text:style-name="P116"><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6">Анакорн, глядя на мои терзания, понимающе кивнул и продолжил.</text:p>
      <text:p text:style-name="P81">– Эквусу позарез нужна помощь. И он надеется получить эту помощь от тебя. Видишь, он из кожи вон лезет, чтобы тебе понравиться.</text:p>
      <text:p text:style-name="P78">Он старался тебя рассмешить и показать себя с лучшей стороны. К сожалению, надлого его не хватило — к твоему прибытию он был на грани...</text:p>
      <text:p text:style-name="P81">Тебе не приходилось заботиться о жилье и питании, ты нравишься кобылкам...</text:p>
      <text:p text:style-name="P81">– Гм! Я бы попросил тебя не касаться моих отношений с Рэйнбоу!</text:p>
      <text:p text:style-name="P8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1">У меня сердце буквально ухнуло куда-то вниз, в область желудка.</text:p>
      <text:p text:style-name="P8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text:soft-page-break/>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1">– Та ладно, не утешай. Я не маленький ребёнок. Долг платежом красен. Сделаю то, что ты хочешь. Как сумею.</text:p>
      <text:p text:style-name="P8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1">Анакорн наблюдал за мной без улыбки. По его нейтральному выражению лица невозможно было догадаться, о чём он думает.</text:p>
      <text:p text:style-name="P81">– Ну вот и отлично. Рад, что мы наконец-то пришли к сделке.</text:p>
      <text:p text:style-name="P8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5">– Пора закругляться. Ты начинаешь сгорать. Надо утрясти последние детали, пока ещё есть пару минут.</text:p>
      <text:p text:style-name="P81">– Валяй. Я тебя внимательно слушаю.</text:p>
      <text:p text:style-name="P8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81">– А я разве сплю?</text:p>
      <text:p text:style-name="P81">– Сейчас — нет. Но как только мы закроем сделку — проснёшься. Потому что нет иного способа вернуть тебя в реальный мир.</text:p>
      <text:p text:style-name="P81">– Эээ, постой. А как я в Эквестрию и обратно возвращался?</text:p>
      <text:p text:style-name="P8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1">Так вот, возвращать тебя обратно в твой мир я не буду. </text:p>
      <text:p text:style-name="P81">Во-первых, может возникнуть временная <text:span text:style-name="T8">&lt;</text:span><text:span text:style-name="T21">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text:soft-page-break/>уговора я выполню прямо сейчас. А теперь — пора!</text:p>
      <text:p text:style-name="P8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1">– Ты ещё увидишь пару снов на прощание. Удачи!</text:p>
      <text:p text:style-name="P81"/>
      <text:p text:style-name="P86">&lt;<text:span text:style-name="T1">- Но если миры Эквестрии станут существовать — появятся и те из них, в которых тьма страданий, постапокалипсис.</text:span></text:p>
      <text:p text:style-name="P86"><text:span text:style-name="T1">- И это лучше, чем не существовать, поверь</text:span>&gt;</text:p>
      <text:p text:style-name="P82">***</text:p>
      <text:p text:style-name="P82"/>
      <text:p text:style-name="P81">&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1"/>
      <text:p text:style-name="P81">– Привет, Макс. – образ Селестии снова реял передо мной, как <text:span text:style-name="T8">&lt;</text:span><text:span text:style-name="T21">полгода</text:span><text:span text:style-name="T8">&gt;</text:span> назад. – Я хочу поблагодарить тебя за всё.</text:p>
      <text:p text:style-name="P81">– Пожалста. – ответил я безучастно. – Всегда рад. Только Вам не нужно было ТАК распинаться, чтобы заручиться моей помощью.</text:p>
      <text:p text:style-name="P81">Селестия на мгновение смутилась, но продолжила.</text:p>
      <text:p text:style-name="P81">&lt;<text:span text:style-name="T21"> - Ты морочила мне яйца, чтобы заинтересовать? Всё, как Свирл указал?</text:span></text:p>
      <text:p text:style-name="P7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8">Я покачал головой.</text:p>
      <text:p text:style-name="P81"><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1">– <text:s text:c="2"/>За благополучие Эквестрии я бы и не ТАК разопнулась.<text:span text:style-name="T8"> Я</text:span><text:span text:style-name="T21"> могла бы поведать тебе неисчислимые тайны магии, открыть многие законы мироздания... Но тебе был интересен только секс. Твоё намерение </text:span><text:span text:style-name="T21">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text:span><text:span text:style-name="T21">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3">Селестия кивнула, соглашаясь, и образ её начал меркнуть.</text:p>
      <text:p text:style-name="P108">– <text:span text:style-name="T1">Окей. Будь счастлив и... спасибо тебе за всё, Макс.</text:span></text:p>
      <text:p text:style-name="P103">…</text:p>
      <text:p text:style-name="P108"><text:soft-page-break/>–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3">Он нахлобучил на себя невесть откуда взявшуюся двууголку.</text:p>
      <text:p text:style-name="P103">– Как вам это нравится, господа?! Дискорд — спаситель Эквестрии! А ведь звучит!!! Разрешите откланяться!..</text:p>
      <text:p text:style-name="P103"/>
      <text:list xml:id="list2376013642566679925" text:style-name="L8">
        <text:list-header>
          <text:p text:style-name="P138">(<text:span text:style-name="T28">Луна — как повелительница снов, слышала разговор Макса с Анакорном</text:span>)</text:p>
          <text:p text:style-name="P139"/>
        </text:list-header>
      </text:list>
      <text:p text:style-name="P104">***</text:p>
      <text:p text:style-name="P76"><text:span text:style-name="T1">–</text:span> Ты?..</text:p>
      <text:p text:style-name="P76"><text:span text:style-name="T1">–</text:span> Ты??!</text:p>
      <text:p text:style-name="P76"><text:span text:style-name="T1">–</text:span> Ты мне снишься??</text:p>
      <text:p text:style-name="P76"><text:span text:style-name="T1">–</text:span> Это ты мне снишься!!</text:p>
      <text:p text:style-name="P76"><text:span text:style-name="T1">–</text:span> Неважно… Пусть мы друг-другу снимся… Ты как, Дэш?</text:p>
      <text:p text:style-name="P7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6"><text:span text:style-name="T1">–</text:span> И я в порядке. Вот, возвращаюсь в свой мир. Ну, не совсем в свой. Почти в свой.</text:p>
      <text:p text:style-name="P76"><text:span text:style-name="T1">–</text:span> Навсегда?</text:p>
      <text:p text:style-name="P76"><text:span text:style-name="T1">–</text:span> Скорее всего, да.</text:p>
      <text:p text:style-name="P76"><text:span text:style-name="T1">–</text:span> Это плохо. Я хотела тебе сказать…</text:p>
      <text:p text:style-name="P76"><text:span text:style-name="T1">–</text:span> Не надо, Дэш. Не стоит терзать себя. Мне тоже очень хотелось остаться. Но так надо. Мне очень жаль…</text:p>
      <text:p text:style-name="P7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6"><text:span text:style-name="T1">–</text:span> И тебя, и Твайлайт, и Рэрити, и Селестию, и всех-всех-всех… Таковы правила.</text:p>
      <text:p text:style-name="P76"><text:span text:style-name="T8">– </text:span>Дискорд!.. Почему всё так паршиво… Я даже не могу уткнуться носом тебе в грудь. Я прохожу <text:soft-page-break/>сквозь тебя, <text:span text:style-name="T8">–</text:span> всхлипнула сквозь зубы Рэйнбоу.</text:p>
      <text:p text:style-name="P76">Я опустил руку на шею Дэш и ощутил теплоту и лёгкое покалывание в пустоте.</text:p>
      <text:p text:style-name="P76"><text:span text:style-name="T8">–</text:span> Мне кажется, Дэш, <text:span text:style-name="T1">м</text:span>ы найдём способ связаться. Рано или поздно.</text:p>
      <text:p text:style-name="P76"><text:span text:style-name="T1">–</text:span> И лучше рано, чем поздно! Я не люблю ждать!</text:p>
      <text:p text:style-name="P76"><text:span text:style-name="T1">–</text:span> Да, Дэш. <text:span text:style-name="T1">–</text:span> её образ начал таять. <text:span text:style-name="T1">–</text:span> Да, я помню. Я всё ещё помню…</text:p>
      <text:p text:style-name="P76"/>
      <text:h text:style-name="P126" text:outline-level="2">Земля</text:h>
      <text:p text:style-name="P79">Музыкальная тема из бегущего по лезвию бритвы — <text:span text:style-name="T8">Mission impossible</text:span></text:p>
      <text:p text:style-name="P80">&lt;Ужас возвращения из тёплого волшебного мира друзей в холодную скучную реальность.&gt;</text:p>
      <text:p text:style-name="P7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3"><text:span text:style-name="T1">Я нашарил ногами тапки и пошёл в ванную. Проходя мимо стола, зацепился взглядом за</text:span> эскиз <text:span text:style-name="T1">рисунка</text:span>.</text:p>
      <text:p text:style-name="P7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4">Доставая из стола ключи от машины, опять наткнулся взглядом на эскиз.</text:p>
      <text:p text:style-name="P7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4">Назову-ка я фантазию «Последний фанфик».</text:p>
      <text:p text:style-name="P74"/>
      <text:p text:style-name="P74"/>
      <text:p text:style-name="P74"/>
      <text:p text:style-name="P76"/>
      <text:p text:style-name="P76"/>
      <text:p text:style-name="P76"/>
      <text:p text:style-name="P7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text:soft-page-break/>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6"/>
      <text:p text:style-name="P7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6"/>
      <text:p text:style-name="P76"/>
      <text:p text:style-name="P76"/>
      <text:p text:style-name="P76"/>
      <text:p text:style-name="P59"/>
      <text:p text:style-name="P57"><text:span text:style-name="T1">–</text:span> Запрыгивай <text:span text:style-name="T1">–</text:span> разгневанно фыркнула она и ткнулась в меня боком.</text:p>
      <text:p text:style-name="P5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2">Живая лошадь — не кошка, ухаживать за ней сложнее</text:span><text:span text:style-name="T8">&gt;</text:span></text:p>
      <text:p text:style-name="P5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7"><text:span text:style-name="T8">–</text:span> Держись! <text:span text:style-name="T8">–</text:span> <text:span text:style-name="T1">н</text:span>е успев процедить это сквозь сжатые зубы, Селестия пустилась вскачь.</text:p>
      <text:p text:style-name="P5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7">Выход был уже совсем рядом, когда нас встретила Луна.</text:p>
      <text:p text:style-name="P5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7">Яростно метнув <text:span text:style-name="T8">&lt;</text:span><text:span text:style-name="T21">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57"/>
      <text:p text:style-name="P57"/>
      <text:p text:style-name="P57"/>
      <text:p text:style-name="P57"/>
      <text:p text:style-name="P5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28T22:00:23.04</dc:date>
    <meta:editing-duration>P79DT13H49M36S</meta:editing-duration>
    <meta:editing-cycles>4290</meta:editing-cycles>
    <meta:generator>OpenOffice/4.1.1$Win32 OpenOffice.org_project/411m6$Build-9775</meta:generator>
    <dc:creator>макс </dc:creator>
    <meta:document-statistic meta:table-count="0" meta:image-count="0" meta:object-count="0" meta:page-count="154" meta:paragraph-count="3152" meta:word-count="74634" meta:character-count="476320"/>
  </office:meta>
</office:document-meta>
</file>